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style:font-face style:name="rem" svg:font-family="rem, 'Google Sans Text', 'Google Sans', sans-serif"/>
  </office:font-face-decls>
  <office:automatic-styles>
    <style:style style:name="P1" style:family="paragraph" style:parent-style-name="Standard">
      <style:paragraph-properties fo:margin-left="0cm" fo:margin-right="0cm" fo:line-height="150%" fo:text-indent="0cm" style:auto-text-indent="false"/>
      <style:text-properties fo:font-variant="normal" fo:text-transform="none" fo:color="#000000" loext:opacity="100%" fo:letter-spacing="normal" style:font-name-complex="rem" style:font-size-complex="10.5pt" style:font-style-complex="normal" style:font-weight-complex="normal" loext:padding="0cm" loext:border="none"/>
    </style:style>
    <style:style style:name="P2" style:family="paragraph" style:parent-style-name="Standard">
      <style:paragraph-properties fo:margin-left="0cm" fo:margin-right="0cm" fo:line-height="150%" fo:text-indent="0cm" style:auto-text-indent="false"/>
      <style:text-properties fo:font-variant="normal" fo:text-transform="none" fo:color="#000000" loext:opacity="100%" fo:letter-spacing="normal" loext:padding="0cm" loext:border="none"/>
    </style:style>
    <style:style style:name="P3" style:family="paragraph" style:parent-style-name="Standard">
      <style:paragraph-properties fo:margin-left="0cm" fo:margin-right="0cm" fo:line-height="150%" fo:text-indent="0cm" style:auto-text-indent="false"/>
      <style:text-properties fo:font-variant="normal" fo:text-transform="none" fo:color="#000000" loext:opacity="100%" style:font-name="rem" fo:font-size="10.5pt" fo:letter-spacing="normal" fo:font-style="normal" fo:font-weight="normal" loext:padding="0cm" loext:border="none"/>
    </style:style>
    <style:style style:name="P4" style:family="paragraph" style:parent-style-name="Standard">
      <style:paragraph-properties fo:margin-left="0cm" fo:margin-right="0cm" fo:text-indent="0cm" style:auto-text-indent="false"/>
      <style:text-properties fo:color="#000000" loext:opacity="100%"/>
    </style:style>
    <style:style style:name="P5" style:family="paragraph" style:parent-style-name="Standard">
      <style:paragraph-properties fo:margin-left="0cm" fo:margin-right="0cm" fo:line-height="150%" fo:text-indent="0cm" style:auto-text-indent="false"/>
      <style:text-properties fo:color="#000000" loext:opacity="100%" style:font-name-complex="rem" style:font-size-complex="10.5pt" style:font-style-complex="normal" style:font-weight-complex="normal"/>
    </style:style>
    <style:style style:name="T1" style:family="text">
      <style:text-properties style:font-name="rem" fo:font-size="10.5pt" fo:font-style="normal" fo:font-weight="normal"/>
    </style:style>
    <style:style style:name="T2" style:family="text">
      <style:text-properties style:font-name-complex="rem" style:font-size-complex="10.5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אנחנו מסורתית מתחילים בסבב הלא סבב של כולם<text:span text:style-name="T1">. </text:span>אנחנו ככל שהסדנה תתקדם יהיה יותר עומק ויותר דברים לשתף<text:span text:style-name="T1">, </text:span>אבל כן<text:span text:style-name="T1">, </text:span>רגע לשמוע<text:span text:style-name="T1">. </text:span>שניים<text:span text:style-name="T1">, </text:span>שלושה<text:span text:style-name="T1">, </text:span>ארבעה<text:span text:style-name="T1">, </text:span>חמישה אנשים<text:span text:style-name="T1">, </text:span>מה שלומכם<text:span text:style-name="T1">? </text:span>ואתי אגיד גם תכף משהו על האזור האישי שלכם ומה שמתוכנן לנו היום<text:span text:style-name="T1">, </text:span>אה<text:span text:style-name="T1">, </text:span>איזשהיא הרצאה שלי על מבוא למנהיגות הדעתית<text:span text:style-name="T1">, </text:span>שזה חצי מה שעשיתי אצלכם<text:span text:style-name="T1">, </text:span>ואחר כך נתחיל לעבוד עם דבר<text:span text:style-name="T1">. </text:span>דבר שאנחנו קורים לו שאלות כוח ונעבוד עם שאלת כוח אחת שנקראת <text:span text:style-name="T1">freedom </text:span>וזה יפתח אצלנו דיון על עבודה עם רצונות ואנחנו מאמינים שהשיחה הזו על רצונות תיקח לנו כשני מפגשים לפחות וזה משהו שילווה אותנו לאורך כל הדרך אבל זה מה שאנחנו מתכננים לעשות א לעשות היום שוב הנסד <text:span text:style-name="T1">dat</text:span>ט הרבה מאוד פעמים התכנון מול ביצוע שלנו מאוד מאוד שונה אתמול היה לנו מפגש אחרון פרונטלי של הקורס אונליין של קשים שמתי ארבעה רשי פרקים אם הם שרדו <text:span text:style-name="T1">15 </text:span>שניות אל תכרו לי אתה בסדר והיה שיעור מאוד מאוד מאוד מעניין זה חלק מהפריבילגיה שלנו אז אבי רוצה רגע להגיד משהו על האזור האישי</text:p>
      <text:p text:style-name="P1">א כמה שנקרא מעטפת דיגיטלית לקורס יש לכל כל אחד מכם בהלכי מהדר הודעה בשת הסמור להיות שם של האזור האישי שבעצם א זה מין אזור אישי כמו שזה א שאליו כל הקלטה של שיעור עולה וכרגע זה מה שיש שם רק החלקות של השיעורים בהמשך איפה</text:p>
      <text:p text:style-name="P1">ריק</text:p>
      <text:p text:style-name="P1">לא היה שום אפילו גם את השיעור הקודם</text:p>
      <text:p text:style-name="P1">את זה צריך לבדוק</text:p>
      <text:p text:style-name="P1">אה</text:p>
      <text:p text:style-name="P2"><text:span text:style-name="T2">ובהמשך גם תעלה לשם יעלו לשם החומרים עצמם ככ צים וכבצי עבודה שיהיה ניתן להוריד ולעבוד עליהם</text:span><text:span text:style-name="T1">. </text:span><text:span text:style-name="T2">אה ממש כאילו החומר שילוה כי זה באמת תלוי בדרך שבה הדברים התקדמו</text:span><text:span text:style-name="T1">. </text:span><text:span text:style-name="T2">זאת אומרת אמרת קודם שהתכנון מול מיצוע א לא תמיד בלי</text:span></text:p>
      <text:p text:style-name="P1">בקצב שאתה</text:p>
      <text:p text:style-name="P2"><text:span text:style-name="T2">ברגע שנבין כאילו זה מתקדם אנחיל לשבת שם לפי השיעור</text:span><text:span text:style-name="T1">. </text:span><text:span text:style-name="T2">זה בגדול</text:span></text:p>
      <text:p text:style-name="P2"><text:span text:style-name="T2">נכון</text:span><text:span text:style-name="T1">.</text:span></text:p>
      <text:p text:style-name="P1">אז אם למישהו יש בעיה האזור האישי שיתנה אליי במקרה אני גם תלמיד אבל אני זה שמטפל את הירוע שם אז א</text:p>
      <text:p text:style-name="P2"><text:span text:style-name="T2">בסדר אבי בקבוצה</text:span><text:span text:style-name="T1">.</text:span></text:p>
      <text:p text:style-name="P2"><text:span text:style-name="T2">אתם בקבוצה</text:span><text:span text:style-name="T1">, </text:span><text:span text:style-name="T2">נכון</text:span><text:span text:style-name="T1">?</text:span></text:p>
      <text:p text:style-name="P2"><text:span text:style-name="T2">כן</text:span><text:span text:style-name="T1">.</text:span></text:p>
      <text:p text:style-name="P2"><text:span text:style-name="T2">יאללה</text:span><text:span text:style-name="T1">, </text:span><text:span text:style-name="T2">מחשבות סת פעם קודמת</text:span><text:span text:style-name="T1">. </text:span><text:span text:style-name="T2">אה</text:span><text:span text:style-name="T1">,</text:span></text:p>
      <text:p text:style-name="P2"><text:span text:style-name="T2">איפה הקרבוליות</text:span><text:span text:style-name="T1">?</text:span></text:p>
      <text:p text:style-name="P2"><text:span text:style-name="T2">הנה</text:span><text:span text:style-name="T1">.</text:span></text:p>
      <text:p text:style-name="P2"><text:span text:style-name="T2">יאללה</text:span><text:span text:style-name="T1">,</text:span></text:p>
      <text:p text:style-name="P2"><text:span text:style-name="T2">זה יש נראה לי שמה</text:span><text:span text:style-name="T1">.</text:span></text:p>
      <text:p text:style-name="P2"><text:span text:style-name="T2">כן</text:span><text:span text:style-name="T1">. </text:span><text:span text:style-name="T2">לפחות נציג מכל פאה</text:span><text:span text:style-name="T1">. </text:span><text:span text:style-name="T2">יודעת מה קורה</text:span><text:span text:style-name="T1">. </text:span><text:span text:style-name="T2">כן</text:span><text:span text:style-name="T1">. </text:span><text:span text:style-name="T2">הפאה המערבית</text:span><text:span text:style-name="T1">. </text:span><text:span text:style-name="T2">בערך שלומכם מחשבות המפקש הקודם המתבגרים שחוזרים</text:span></text:p>
      <text:p text:style-name="P2"><text:span text:style-name="T2">אנחנו רגע זהו אנחנו רגע נגיד שהמטרה של הסבב הזה תמיד זה שקצת שניים שלושה אנשים מספרים או משהו מהמפגש הקודם או משהו שהיה השבוע שהחומר הדהד בהם מה שלומם רגע באופן כללי ולפעמים אם אנחנו בוחרים אנחנו עושים מזה כבר איזה אתם תראו עם הזמן הסבב נהיה מאוד מאוד משמעותי שם אנחנו לפעמים מדגימים משהו על העבודה ועלכ לא תמיד זה לפעמים זה סתם רגע מה שלומכם לפעמים אנחנו עושים איזה כניסה אז מי שהיה רוצה ואני כן חשוב לי להגיד למרות שאנחנו לא מתחייבים כמו באימפקט שאנחנו מעבירים בן אדם ברמה האישית כמו שאמרנו מנקודה א</text:span><text:span text:style-name="T1">' </text:span><text:span text:style-name="T2">לנקודה ב</text:span><text:span text:style-name="T1">' </text:span><text:span text:style-name="T2">אבל מי שישים את עצמו ברגעים מסוימים יקבל עבודה </text:span><text:soft-page-break/><text:span text:style-name="T2">אישית לפעמים בסדר שוב אני אומרת אין הבטחה תמיד אבל ככל שתשימו את עצמכם נוכל גם ללמוד ואתם גם תקבלו אז א</text:span></text:p>
      <text:p text:style-name="P2"><text:span text:style-name="T2">יאללה אתה של נסיעה שבהם שעה הייתי מרגישת זום שניצאת איתה ממנה מאוד מתוסקת א יש לי ילד בן </text:span><text:span text:style-name="T1">14 </text:span><text:span text:style-name="T2">שהוא מאתגר אותי הורית הוא לא מה שהיה לא מה שהיה שניים הקודמים א אבל הוא ממש מינימי אז אני כאילו מאוד מאוד מזכיר לי אותי בגילות אבל אני רוצה לזור דיבור ו</text:span></text:p>
      <text:p text:style-name="P2"><text:span text:style-name="T2">ומה הוא מינימי במה שלו א הוא ילד עם אינטליגנציה בסוף הוא כחת מתפר מדהים אותי רמת העומק שהוא מגיע לשחות הוא ילד בן </text:span><text:span text:style-name="T1">14 </text:span><text:span text:style-name="T2">גם בן גם בן </text:span><text:span text:style-name="T1">14 </text:span><text:span text:style-name="T2">ועדיין אנחנו היינו לקחנו אותו חמישה ימים ביפן אני והוא לבד כל אמרו לי אבל מה דברי איתו בנסיעה כאילו מה מה כאילו מה אחי חמישה ימים היה כל יש לו הרבה עניינים בספר איתה לנו פגישה דורית מה יועצת עכשיו מהלת ולים האלה ו נורא מצלמת שאני לא רואים מה ש א הוא הוא ילד כל כך מיוחד הוא כל כך פריזמטי הוא מנהיג הוא איך יכול להיות שהם לא מצליחים לראות אותו שהם מתפלים לברית קטנים זאת פשוט אני מביסרת על זה</text:span></text:p>
      <text:p text:style-name="P1">אמא</text:p>
      <text:p text:style-name="P1">ממש</text:p>
      <text:p text:style-name="P1">ואני מגיעה מהמערכת ואני בדרך כלל תופסת את הצד של המערכת אבל פעם אני</text:p>
      <text:p text:style-name="P1">אז מה שמתסכלים את צריכה לזכך זה הם לא אני אומר זה הם זה מערכת מה מתכל בפנים</text:p>
      <text:p text:style-name="P1">זה משהו בי כאילו זה מה שהוא נותן להם לראות שהוא לא חוסף אצלהם</text:p>
      <text:p text:style-name="P1">אז איך הם יראו אם הוא לא חוסף</text:p>
      <text:p text:style-name="P1">שנייה רגע להביס את השריון שלו שפו</text:p>
      <text:p text:style-name="P1">ובמה הוא מקפיץ אותך במה הוא מפעיל אותך רגשית</text:p>
      <text:p text:style-name="P1">זה שהוא לא גם כבר קונפורמיסט זה שכל הזמן פורעים לי ומתקשרים אליי</text:p>
      <text:p text:style-name="P2"><text:span text:style-name="T2">אז את אז ברורה הסתירה הפנימית אז רק נניח את הסתירה הפנימית</text:span><text:span text:style-name="T1">. </text:span><text:span text:style-name="T2">מה הסתירה הפנימית</text:span><text:span text:style-name="T1">? </text:span><text:span text:style-name="T2">איך אתם לא רואים שהוא פרח אך השיר שקורל אה</text:span></text:p>
      <text:p text:style-name="P2"><text:span text:style-name="T2">זן אדיר</text:span><text:span text:style-name="T1">.</text:span></text:p>
      <text:p text:style-name="P2"><text:span text:style-name="T2">איך אתם לא רואים שהוא זן אדיר ועושים לו את האוצד שני למה אתה חייב להיות כזה זן נדיר ואתה לא יכול להיות קצת יותר קונפורמיסט</text:span><text:span text:style-name="T1">? </text:span><text:span text:style-name="T2">רק מראה את הסתירה הפנימית</text:span><text:span text:style-name="T1">. </text:span><text:span text:style-name="T2">מה את רוצה שהוא יהיה</text:span><text:span text:style-name="T1">?</text:span></text:p>
      <text:p text:style-name="P1">מה קורה כשהוא נדיר מולך</text:p>
      <text:p text:style-name="P2"><text:span text:style-name="T2">ובאיזה מקום הוא מפעיל אותך קיומיני עם אז זו השאלה הכי מעניינת בתוך השיחה הזו מה באיזה מאפיין או התנהגות יש לילד הזה זה משהו שאנחנו בצורה מאוד מאוד מסודרת איזה מאפיין יש שם בעולם החיצון שמצליח להפעיל אותך בעולם הפנימי שלך</text:span><text:span text:style-name="T1">. </text:span><text:span text:style-name="T2">זו שאלת המבחן</text:span><text:span text:style-name="T1">. </text:span><text:span text:style-name="T2">בסדר</text:span><text:span text:style-name="T1">? </text:span><text:span text:style-name="T2">תרשמי אותה</text:span><text:span text:style-name="T1">. </text:span><text:span text:style-name="T2">מה הם אותם פרמטרים שמפעילים אותך</text:span><text:span text:style-name="T1">? </text:span><text:span text:style-name="T2">אנחנו נלמד את זה בצורה ממש ממש מסודרת</text:span><text:span text:style-name="T1">. </text:span><text:span text:style-name="T2">עוד</text:span></text:p>
      <text:p text:style-name="P2"><text:span text:style-name="T2">מורה</text:span><text:span text:style-name="T1">.</text:span></text:p>
      <text:p text:style-name="P2"><text:span text:style-name="T2">כן</text:span><text:span text:style-name="T1">.</text:span></text:p>
      <text:p text:style-name="P2"><text:span text:style-name="T2">קודם</text:span><text:span text:style-name="T1">. </text:span><text:span text:style-name="T2">אבל שנייה לפני שנכנסתי פה הייתי יודע שמ רגע שמח</text:span></text:p>
      <text:p text:style-name="P2"><text:span text:style-name="T2">בטמה של א דברים שקראו לפני הסדנה</text:span><text:span text:style-name="T1">.</text:span></text:p>
      <text:p text:style-name="P1">שנייה רגע שהנחתי את ת א לפני שבועיים בנתה אליי מפני שאני מכירה שהיא רוצה לעשות איזה אירוע ויש לה ויזן עליי שאני אבוא לתקלט שם כאילו כבר התחלתי לתקלט כזה בשנה האחרונה וממש באה לה אותי וזה ואפה ואז יאללה מגניב כאילו זה גם פעם ראשונה שהיא עושה דבר כזה היא לא מהתחום בכלל אמרתי יאללה חברי כאילו היא אומרת לי כמה את רוצה אמרתי לה אחות אני איתך כאילו בואי נראה כמה אנשים יגיעו מה שזה מה שתרגישי בזאת אני זה הכיף שלי כאילו אני באמת יהנה מאירוע כזה ואז היא לא פרסמה בכלל את האירוע כמעט ולא כלום <text:soft-page-break/>ואני שריינתי להיות כאיל ערב ואני בטלתי עבודה ומרגיש כזה שזה לא קורה ואנחנו שלושה ימים לפני האירוע ופתאום היא כותבת לי אה העליתי אותך עכשיו בסטורי אני אשמח אם תפרסמי את זה גם אז פרסמתי ואז היא כותבת לי מה למה כתבת ככה למה זה מה שכתבת להיום מה זה אני באה אני זה האמת האמת שלא כל כך התחברתי למה שכתבת וזהבן אותי כאילו אני מרגישה שהיא מזלזלת וגם שלחתי לה הודעה אתמול אמרתי לה תגידי האירוע קורה כאילו אני לא רואה שאת זה וז היא אמרה לי כן כן קורה אני מחר אפרסם וזה מעצבן אותי כאילו אחרי שהיא משליכה עליי את זה שהיא לא מביאה אנשים אולי וזה וכאילו עכשיו אני צריכה לרשום את המילים כאילו שזה בכלל לא אירוע שלי</text:p>
      <text:p text:style-name="P1">השאלה המתבקשת</text:p>
      <text:p text:style-name="P1">למה זה</text:p>
      <text:p text:style-name="P2"><text:span text:style-name="T2">אבל זו שאלה כללית נכון למה הדבר הספציפי הזה</text:span><text:span text:style-name="T1">? </text:span><text:span text:style-name="T2">אבל ש כאילו מה אכפת לך שהיא לא התחברה למה שכתבת</text:span><text:span text:style-name="T1">?</text:span></text:p>
      <text:p text:style-name="P1">אה כי מרגיש שהיא שמה עליי כאילו את הצביעיה של את התפקיד שלהביא אנשים שזה לא התפקיד שלי ו</text:p>
      <text:p text:style-name="P1">וכשמישהו שם עלייך תפקיד שהוא לא התפקיד שלך</text:p>
      <text:p text:style-name="P2"><text:span text:style-name="T2">אתם מבינים את הכמעט ועל יד ואת הבדיוק שמישהו שם עלייך את התפקיד שלו התפקיד שלך</text:span><text:span text:style-name="T1">?</text:span></text:p>
      <text:p text:style-name="P1">אני נפגשת עם זה לאחרונה הרבה</text:p>
      <text:p text:style-name="P1">לא לא הרבה מילים כן</text:p>
      <text:p text:style-name="P1">עשית שאמר שמצאנו נפט אז תני את הנפט</text:p>
      <text:p text:style-name="P1">אז</text:p>
      <text:p text:style-name="P1">לא מת</text:p>
      <text:p text:style-name="P1">כבד עליי מה הח והמקום הזה שבו את לוקחת או שמפילים עלייך אחריות שלא שלך איפה החוויה הזו מנגנת על השמ והשמ הזו על מה יושבת חווית ה לא חוויה האשמ</text:p>
      <text:p text:style-name="P1">האשמ קפיצה</text:p>
      <text:p text:style-name="P1">האשמ קפיצה</text:p>
      <text:p text:style-name="P1">מה זאת אומרת שה קפיצה לה</text:p>
      <text:p text:style-name="P2"><text:span text:style-name="T2">החוויה הזו שבה מישהו מאשים אותי אחרי שהוא שם עליי אחריות שלו שלי המשפט הזה זה תשימו לב המשפט הזה אני אלמד נלמד את זה עוד הרבה הרבה מאוד זמן יש משפטים שהם קשורים למה שהבן אדם לסיפור שהבן אדם אמר תקשיבו רגע למה אני אומר אבל הם גם עומדים בפני עצ מם מה זה אומר שהם עומדים בפני עצמם</text:span><text:span text:style-name="T1">? </text:span><text:span text:style-name="T2">תתאגו בזה רגע</text:span><text:span text:style-name="T1">. </text:span><text:span text:style-name="T2">בתוך הסיפור הבנו איך זה קשור</text:span><text:span text:style-name="T1">, </text:span><text:span text:style-name="T2">נכון</text:span><text:span text:style-name="T1">?</text:span></text:p>
      <text:p text:style-name="P2"><text:span text:style-name="T2">אז אתם תראו בהמשך הדרך</text:span><text:span text:style-name="T1">, </text:span><text:span text:style-name="T2">אנחנו מדברים עוד הרבה הרבה שיעורים שישנם משפטים שבן אדם אומר שהם פעם אחת</text:span><text:span text:style-name="T1">, </text:span><text:span text:style-name="T2">תכתבו את זה כי זה יחזור אלינו עוד הרבה הרבה זמן</text:span><text:span text:style-name="T1">, </text:span><text:span text:style-name="T2">שפעם אחת הם קשורים לזמן ומקום</text:span><text:span text:style-name="T1">,</text:span></text:p>
      <text:p text:style-name="P2"><text:span text:style-name="T2">לסיטואציה</text:span><text:span text:style-name="T1">. </text:span><text:span text:style-name="T2">כן</text:span><text:span text:style-name="T1">. </text:span><text:span text:style-name="T2">ופעם אחת הם תקפים בתודעה גם בלי קשר לזמן ומקום</text:span><text:span text:style-name="T1">. </text:span><text:span text:style-name="T2">מישהו הבין את המשפט הזה</text:span><text:span text:style-name="T1">? </text:span><text:span text:style-name="T2">מה זה אומר</text:span><text:span text:style-name="T1">? </text:span><text:span text:style-name="T2">דר ספציפי או שהם שאפשר א אותם</text:span><text:span text:style-name="T1">? </text:span><text:span text:style-name="T2">היה מטיב</text:span><text:span text:style-name="T1">.</text:span></text:p>
      <text:p text:style-name="P2"><text:span text:style-name="T2">כן</text:span><text:span text:style-name="T1">. </text:span><text:span text:style-name="T2">מטיב כאילו משפט שהתודעה אומרת </text:span><text:span text:style-name="T1">any </text:span><text:span text:style-name="T2">והיא מדביקה את זה כל פעם לסיטואציה אחרת</text:span><text:span text:style-name="T1">. </text:span><text:span text:style-name="T2">ואתם תדעו לזהות את הדבר הזה</text:span><text:span text:style-name="T1">. </text:span><text:span text:style-name="T2">מתי יש לזה צביל מאוד מסוים</text:span><text:span text:style-name="T1">? </text:span><text:span text:style-name="T2">אני מרגיש שאנחנו קצת נסחפים</text:span><text:span text:style-name="T1">. </text:span><text:span text:style-name="T2">אז אני יוצר לך הדבר הזה</text:span><text:span text:style-name="T1">.</text:span></text:p>
      <text:p text:style-name="P2"><text:span text:style-name="T2">בסדר</text:span><text:span text:style-name="T1">?</text:span></text:p>
      <text:p text:style-name="P2"><text:span text:style-name="T2">למרות שבדיוק באתי להגיד לך שתספר על הטוב</text:span><text:span text:style-name="T1">, </text:span><text:span text:style-name="T2">על הסיפור הזה עם הטוב אה עם הטובה</text:span><text:span text:style-name="T1">, </text:span><text:span text:style-name="T2">עם הטוב</text:span><text:span text:style-name="T1">.</text:span></text:p>
      <text:p text:style-name="P2"><text:span text:style-name="T2">כן</text:span><text:span text:style-name="T1">, </text:span><text:span text:style-name="T2">יותר משנה</text:span><text:span text:style-name="T1">. </text:span><text:span text:style-name="T2">אז יש לנו</text:span></text:p>
      <text:p text:style-name="P2"><text:span text:style-name="T2">אתם תראו בהמשך שמה שיהיה מאוד מאוד מעניין אותנו זה לשמוע הצהרות של המיינד שהם הצרות קולקטיביות</text:span><text:span text:style-name="T1">, </text:span><text:span text:style-name="T2">הצרות כלליות שהם חווית מיינד כללית</text:span><text:span text:style-name="T1">. </text:span><text:span text:style-name="T2">אוקיי</text:span><text:span text:style-name="T1">?</text:span></text:p>
      <text:p text:style-name="P1"><text:soft-page-break/>כאילו את דעה מודיעה הנה זה אני זה ה</text:p>
      <text:p text:style-name="P2"><text:span text:style-name="T2">ההבלכה של התודה משפט ש שאם הייתי סוחטת את התודה המשפט הזה היה יוצא אני לא יכולה לשתמעבירים עליי אחריות שהיא לא שלי ואחר כך עוד באים בטענות אני את המשפט הזה יכול למצוא בחיים שלה ב</text:span><text:span text:style-name="T1">-150 </text:span><text:span text:style-name="T2">אל מקומות כן או לא כן או לא איך ידעתי כי יש לזה צליל מסוים ואת הצליל הזה אני ארוצה שאתם תלמדו לזהות בהמשך כי באותה מידה אפשר להגיד כן זה באמת אירוע מאוד מעצבן ולהגיד זה רק קירוע אז איך ניסחנו את זה</text:span><text:span text:style-name="T1">? </text:span><text:span text:style-name="T2">תקריאו את זה</text:span><text:span text:style-name="T1">. </text:span><text:span text:style-name="T2">לא ש שהם לא</text:span></text:p>
      <text:p text:style-name="P2"><text:span text:style-name="T2">לא זה מתחיל בזה שזה קשור לזמן ולמקום בתוך סיפור</text:span><text:span text:style-name="T1">. </text:span><text:span text:style-name="T2">זאת אומרת זה מחובר לסיפור</text:span><text:span text:style-name="T1">, </text:span><text:span text:style-name="T2">לזמן ולמקום אבל משהו בנו שומע שהמשפט הזה הוא גם מתרחב לכלל המציאות בפנימיות</text:span><text:span text:style-name="T1">. </text:span><text:span text:style-name="T2">כלומר הוא תקף גם ללא קשר לזמן ומקום</text:span><text:span text:style-name="T1">. </text:span><text:span text:style-name="T2">זו כבר אמירה כוללנית של המינד</text:span><text:span text:style-name="T1">, </text:span><text:span text:style-name="T2">הקסיום התודעתית</text:span><text:span text:style-name="T1">. </text:span><text:span text:style-name="T2">כי המשפט הזה שאת אמרת</text:span><text:span text:style-name="T1">, </text:span><text:span text:style-name="T2">בוא נגיד אותו</text:span><text:span text:style-name="T1">, </text:span><text:span text:style-name="T2">מי מרגיש אותו בתוך החיים שלו הרבה מאוד פעמים שמעמיסים עליו אחריות שלו לא ואחר כך באים אליו בטענות וזה משהו ש חוזר לו בחיים ומפעיל</text:span><text:span text:style-name="T1">. </text:span><text:span text:style-name="T2">מי מרגיש את זה</text:span><text:span text:style-name="T1">? </text:span><text:span text:style-name="T2">אחד אנשים</text:span><text:span text:style-name="T1">. </text:span><text:span text:style-name="T2">אבל פה חבי הרחבה</text:span><text:span text:style-name="T1">. </text:span><text:span text:style-name="T2">בסדר</text:span><text:span text:style-name="T1">? </text:span><text:span text:style-name="T2">אז עכשיו שאלה מעניינת תהיה איפה הדבר הזה נולד אבל אנחנו לא נעשה את זה עכשיו</text:span><text:span text:style-name="T1">. </text:span><text:span text:style-name="T2">מה עוד מאוד מאוד מעניין היה בסיפור שלה</text:span><text:span text:style-name="T1">? </text:span><text:span text:style-name="T2">מה הטענה שלה כלפי העולם</text:span><text:span text:style-name="T1">? </text:span><text:span text:style-name="T2">לא</text:span></text:p>
      <text:p text:style-name="P1">לא נותן לערך</text:p>
      <text:p text:style-name="P2"><text:span text:style-name="T2">שהוא מזלזל</text:span><text:span text:style-name="T1">, </text:span><text:span text:style-name="T2">שהוא לא מעריך</text:span><text:span text:style-name="T1">, </text:span><text:span text:style-name="T2">שהוא לוקח משאחריות ואחר כך ב סיפורה</text:span></text:p>
      <text:p text:style-name="P1">שלא רוצה כסף והיא זורמת</text:p>
      <text:p text:style-name="P1">זה הכל בסדר ואני איתך ומה שבא לך ואחר כך היא בשוק טוטלי</text:p>
      <text:p text:style-name="P1">שהעולם עושה מה שבא לו אז אנחנו נלמד פה גם כן את החוק העלים הזה שאומר שמערכת אמרנו את זה כבר מניח כן שמערכת היחסים אמרנו את זה כבר עוד לא</text:p>
      <text:p text:style-name="P1">אבל בוא נתחיל במערכת היחסים שיש לי מהעולם</text:p>
      <text:p text:style-name="P2"><text:span text:style-name="T2">הן ההשתקפות מוחלטת למערכת היחסים שיש לי עם עצמי</text:span><text:span text:style-name="T1">. </text:span><text:span text:style-name="T2">ברח לי השם שלך רחלי</text:span><text:span text:style-name="T1">?</text:span></text:p>
      <text:p text:style-name="P1">יכול להיות</text:p>
      <text:p text:style-name="P1">אוזה ממש הרגיש לי כזה וואי זה משהו שבא לי ובא לי לפרגן וכזה פה בא לי לעשות איזה פתאום זה תפס על ותעיתי עם עצמי גם אחרי שלא לקחתי כסף ת הייתי מצות במקום הזה הייתי צריכה לשים איזה משהו בסיסי רגע כזה שזה יהיה מסודר מאוגן</text:p>
      <text:p text:style-name="P1">אבל העניין זה לא הכסף העניין זה המקומות בחיים יכול להיות שבדרך כלל כן גובה כסף אבל המקומות בחיים שבו אני א כמו מאפשרת משהו או מאפשרת שישימו עליי משהו או מתייחסת למה שאני עושה באיזה הקטנה או מובן מאליו ואז העולם גם עושה את זה לא דווקא קשור לכסף יכול להיות באזורים אחרים</text:p>
      <text:p text:style-name="P1">טוב בוא נשמע עוד בן אדם או שניים כן עכשיו שאני צניי</text:p>
      <text:p text:style-name="P1">שאלה לא רח שאלה לא</text:p>
      <text:p text:style-name="P1">נפט כן</text:p>
      <text:p text:style-name="P1">אה ואז פתאום אני מגלה שהדברים יותר מורכבים ואז אני מרגישה שכל האו יורד עםסים</text:p>
      <text:p text:style-name="P1">א חבל שלי מ יצאתי מכאן ניסיתי למשוך את זה אבל אז כזה פגשתי את החיים לילדים עניינים ואז פתאום</text:p>
      <text:p text:style-name="P1">פחות פחות לפגוש את הילדים פחות</text:p>
      <text:p text:style-name="P1">פחות לפגוש את החיים</text:p>
      <text:p text:style-name="P1">פחות זה גם טקס שחוזר אצלך שאת עפה</text:p>
      <text:p text:style-name="P1">אז את מה את יכולה להגיד על הצורך שמעורר את זה</text:p>
      <text:p text:style-name="P1">אצה אמת נקלטת שגם משהו שיש לי</text:p>
      <text:p text:style-name="P1">דברת על זה כאן מצא אתק עם הטיוק הזה</text:p>
      <text:p text:style-name="P1"><text:soft-page-break/>באמת מוחלט או ישועה או מושיע</text:p>
      <text:p text:style-name="P1">אמת שתושיע</text:p>
      <text:p text:style-name="P1">אה יש לי מעט מאוד דברים שאני מרגישה שהם בחיים ש שהם לא שהם ח קים בסלע שלא יכולים שאני לא יכולה לזוז בהם וביקר חברות שעברתי פניות שמו לי להגיד אוקיי זה אמת כי אני חוויתי את זה בעצמי לא חוויתי את זה בעצמי</text:p>
      <text:p text:style-name="P1">אבל בפגישה איזה סוג של אמת היה פה נתנו קצת את המחשות של הקשבה מה על מה נטלט כל כך חזק מה חשבת ש</text:p>
      <text:p text:style-name="P1">גשתי שם משהו חדש</text:p>
      <text:p text:style-name="P2"><text:span text:style-name="T2">נו ואחר כך מה יצאת לעולם מגילית</text:span><text:span text:style-name="T1">. </text:span><text:span text:style-name="T2">אה</text:span></text:p>
      <text:p text:style-name="P2"><text:span text:style-name="T2">אז מה ש אז מה קורה לך</text:span><text:span text:style-name="T1">?</text:span></text:p>
      <text:p text:style-name="P2"><text:span text:style-name="T2">מה מוריד את הרוח מהמפרסם</text:span><text:span text:style-name="T1">?</text:span></text:p>
      <text:p text:style-name="P1">בין אה בין זה שאני</text:p>
      <text:p text:style-name="P2"><text:span text:style-name="T2">מה מרים את הראש</text:span><text:span text:style-name="T1">?</text:span></text:p>
      <text:p text:style-name="P2"><text:span text:style-name="T2">מה מרים את הראש</text:span><text:span text:style-name="T1">?</text:span></text:p>
      <text:p text:style-name="P2"><text:span text:style-name="T2">כן</text:span><text:span text:style-name="T1">.</text:span></text:p>
      <text:p text:style-name="P2"><text:span text:style-name="T2">כשזה לא מה שחשבתי שזה מה קורה</text:span><text:span text:style-name="T1">? </text:span><text:span text:style-name="T2">מה מרים את הראש</text:span><text:span text:style-name="T1">?</text:span></text:p>
      <text:p text:style-name="P2"><text:span text:style-name="T2">א בעיקר תחושת כישלון</text:span><text:span text:style-name="T1">.</text:span></text:p>
      <text:p text:style-name="P2"><text:span text:style-name="T2">יופי</text:span><text:span text:style-name="T1">. </text:span><text:span text:style-name="T2">ומה המשפט בתוך תחושת הכישלון</text:span><text:span text:style-name="T1">? </text:span><text:span text:style-name="T2">והמשפט הזה שייך למי במקור למי</text:span><text:span text:style-name="T1">?</text:span></text:p>
      <text:p text:style-name="P1">א לילדה</text:p>
      <text:p text:style-name="P2"><text:span text:style-name="T2">של מי הקול הזה</text:span><text:span text:style-name="T1">?</text:span></text:p>
      <text:p text:style-name="P2"><text:span text:style-name="T2">במקור במקור של מי</text:span><text:span text:style-name="T1">? </text:span><text:span text:style-name="T2">מאיפה נולדה נולד המשפט הזה של הילדה</text:span><text:span text:style-name="T1">?</text:span></text:p>
      <text:p text:style-name="P2"><text:span text:style-name="T2">איפה</text:span><text:span text:style-name="T1">? </text:span><text:span text:style-name="T2">מאיך זה נדבק אלייך המשפט</text:span><text:span text:style-name="T1">? </text:span><text:span text:style-name="T2">זה לא עוסם עבודת עומק שאלה פשוטה פרתי דירה ביג מגיל </text:span><text:span text:style-name="T1">12 </text:span><text:span text:style-name="T2">מחולון להרצליה</text:span></text:p>
      <text:p text:style-name="P1">זה היה שושן ש</text:p>
      <text:p text:style-name="P1">שמגילית</text:p>
      <text:p text:style-name="P1">אה היה לי סבב חברתי</text:p>
      <text:p text:style-name="P1">גיליתי ש תראו הרבה פעמים אתם תראו את הבן אדם הולך לרוחב בסדר זה גם משהו שאתם תלמדו לשים אליו לב אחד הדברים שאני עושה כל פעם שאני מרגיש שבן הולך לרוחב אני לא נותן לו להשחיט את הזמן על זה אוקיי עברת לבית ספר וגילית ש</text:p>
      <text:p text:style-name="P2"><text:span text:style-name="T2">שאין הצדקה לקיום שלי</text:span><text:span text:style-name="T1">.</text:span></text:p>
      <text:p text:style-name="P2"><text:span text:style-name="T2">גיליתי ש ילד לא מוציא משפט של אין הצדקה לקיום שלי</text:span><text:span text:style-name="T1">. </text:span><text:span text:style-name="T2">תקשיב</text:span><text:span text:style-name="T1">, </text:span><text:span text:style-name="T2">חשבתי על זה אין הצדקה לקיום שלי</text:span><text:span text:style-name="T1">. </text:span><text:span text:style-name="T2">מה קרה לילדה במקום הזה</text:span><text:span text:style-name="T1">? </text:span><text:span text:style-name="T2">מה קרה במעבר מחולון להרצליה</text:span><text:span text:style-name="T1">? </text:span><text:span text:style-name="T2">נשמתה לי הקרקע</text:span></text:p>
      <text:p text:style-name="P1">זה מה איזה קרקע נשמתה קול</text:p>
      <text:p text:style-name="P1">בהרצלית פתאום לא התחברתי חול גדול חול רחב כזה</text:p>
      <text:p text:style-name="P1">לא מצאת את עצמך אבל איך זה קשור לשיחה שלנו</text:p>
      <text:p text:style-name="P1">אה אני חושב ששם הרגשתי בפעם הראשונה את החוויה שכאילו שאני לא שווה שאין כאילו</text:p>
      <text:p text:style-name="P2"><text:span text:style-name="T2">איך את לא שווה כי מה עם מה פגשת מה למה שאני עושה</text:span><text:span text:style-name="T1">? </text:span><text:span text:style-name="T2">כי זה טיפה בים או כי הים החדש שפגשתי הוא ברמה אחרת מהים הקודם</text:span><text:span text:style-name="T1">, </text:span><text:span text:style-name="T2">מהבריכה הקודמת שהייתי בה</text:span><text:span text:style-name="T1">?</text:span></text:p>
      <text:p text:style-name="P2"><text:span text:style-name="T2">זה היה שילוב כזה</text:span><text:span text:style-name="T1">. </text:span><text:span text:style-name="T2">זה שילוב</text:span></text:p>
      <text:p text:style-name="P2"><text:soft-page-break/><text:span text:style-name="T2">מה קורה</text:span><text:span text:style-name="T1">?</text:span></text:p>
      <text:p text:style-name="P1">אז כן היה שם נגיד אה כאלה שחשבתי שאני לא חכמה כ כמו אבל כן גם היה כאלה שכאילו הרגשתי מבלק בתוכם</text:p>
      <text:p text:style-name="P1">אז מה למדנו מהשכפה הזו על מתודולוגיה איך המסדנה מאתגרת הולכת להיות מה מה בסך</text:p>
      <text:p text:style-name="P1">מה בסך הכל עשינו בשני המקרים האלה בפשטות בלי ללמוד תיאוריה בלי כלום את</text:p>
      <text:p text:style-name="P1">הפיסה הגדולה מעיינת ירקת אותה לא הייתי חכמה כמו אז מה מה גילינו אז קושי שמופיע היום קושי שמופיע היום מופשט ענייני קשור לאירוע כן בשני המקרים זה מה שעשינו נכון עצבנה אותי כי סתם טריגר יצאתי מפה והתבאסתי והנחת העבודה שלנו מה היא</text:p>
      <text:p text:style-name="P1">תמיד שזה תגיד ממס כאילו</text:p>
      <text:p text:style-name="P2"><text:span text:style-name="T2">הראנו בפשטות בלי שנכנסנו עד עד הקצה אבל האמת אנחנו לא מאוד רחוקים שכל אירוע טריגרי שמתרחש בהוה זות משפט של </text:span><text:span text:style-name="T1">y </text:span><text:span text:style-name="T2">חשבתי שזה וזה הייתה לי נפילה מה אנחנו ארבע דקות אנחנו מדברים חמש דקות אנחנו מגיעים למעבר מחולון להרצליה</text:span></text:p>
      <text:p text:style-name="P1">מרחם מוחלטת</text:p>
      <text:p text:style-name="P2"><text:span text:style-name="T2">לאוקיינוס שבה הקיום שלי לא משמעותי חבר</text:span><text:span text:style-name="T1">'</text:span><text:span text:style-name="T2">ה זה חמש דקות של עבודה אנחנו כבר בפנימיות בעומק בטראומה במערכת יחסים פנימית שאני לא שווה כי כי זה לא משמעותי</text:span><text:span text:style-name="T1">. </text:span><text:span text:style-name="T2">אה הייתי פה</text:span><text:span text:style-name="T1">, </text:span><text:span text:style-name="T2">יצאתי מפה לעולם מהרחם הקטן</text:span><text:span text:style-name="T1">, </text:span><text:span text:style-name="T2">לעולם הגדול</text:span><text:span text:style-name="T1">. </text:span><text:span text:style-name="T2">אני עוד פעם לא שווה שום דבר בעולם האמיתי</text:span><text:span text:style-name="T1">. </text:span><text:span text:style-name="T2">זה אחד לאחד אותה חוויה</text:span><text:span text:style-name="T1">.</text:span></text:p>
      <text:p text:style-name="P2"><text:span text:style-name="T2">אתם מבינים</text:span><text:span text:style-name="T1">? </text:span><text:span text:style-name="T2">לא צריכים עכשיו מיליון שנה לחקור את הדבר הזה</text:span><text:span text:style-name="T1">. </text:span><text:span text:style-name="T2">בסדר</text:span><text:span text:style-name="T1">? </text:span><text:span text:style-name="T2">רק לראות איך כל דבר הוא פתח לעבודה שלנו</text:span><text:span text:style-name="T1">. </text:span><text:span text:style-name="T2">יאללה</text:span><text:span text:style-name="T1">,</text:span></text:p>
      <text:p text:style-name="P2"><text:span text:style-name="T2">מגניב</text:span><text:span text:style-name="T1">. </text:span><text:span text:style-name="T2">נתחיל ללמד</text:span><text:span text:style-name="T1">.</text:span></text:p>
      <text:p text:style-name="P2"><text:span text:style-name="T2">בוא תפני לי</text:span><text:span text:style-name="T1">. </text:span><text:span text:style-name="T2">אנחנו מלמדים עכשיו מבוא למנהיגות תודעתית</text:span><text:span text:style-name="T1">. </text:span><text:span text:style-name="T2">זה ממש שיעור מבוא בסיסי א לא לי פה סמי כאילו יאללה</text:span></text:p>
      <text:p text:style-name="P1">כן</text:p>
      <text:p text:style-name="P1">מהר מדי החיתוך הזה עוד לא לפעמים גשובה התשובות הם כן את ה דרם הזה של ה של המילים בשביל לפתור איזשהו נרטים שהוא קוהרנטי כלומר זה נכון שבמבחן התוצאה והסבלנות והמשאבים שלך וגם הפוקוס אז זה כאילו כאילו</text:p>
      <text:p text:style-name="P2"><text:span text:style-name="T2">התשובות הם כן אני בשום פנים ואופן לא הדגמתי עכשיו איך עושים תהליך רגשי נפשי שמתקל מבחוץ ונכנס פנימה בשום פנים ואופן לא ככה עושים את זה בן אדם לא יכול לעבוד עם זה לא בקצב גם אין לזה ערך רק הראיתי כמה תמיד יש קשר בין הבחוץ לבין מפלים גם כשהערות הם כאילו הערות סתמיות על החיים כל דבר בעבורנו הוא דלק והראיתי גם כמה מהר אפשר להגיע לשמה גם אם לא עשינו את העבודה עד הסוף האם להגיע מהר זה בעל ערך למיכאלה לא האם בהכרח למיכאלה יש את היכולת להגיע לקצב הזה לא האם לכם יכולת לעשות בקצב הזה לא לא זה לא אבל אנחנו כן מאוד מאוד חדים פה בזה שכל פעם ש קורה משהו בחוץ שמערער את השקט שלי</text:span><text:span text:style-name="T1">, </text:span><text:span text:style-name="T2">הוא מחובר עמוק לאיזה כוח עתיק שפועל בי</text:span><text:span text:style-name="T1">. </text:span><text:span text:style-name="T2">גם אם זה שטות</text:span><text:span text:style-name="T1">, </text:span><text:span text:style-name="T2">זאת שטות</text:span><text:span text:style-name="T1">, </text:span><text:span text:style-name="T2">זאת שטות</text:span><text:span text:style-name="T1">. </text:span><text:span text:style-name="T2">לא עכשיו העולם קרס</text:span><text:span text:style-name="T1">. </text:span><text:span text:style-name="T2">יצאתי מפה</text:span><text:span text:style-name="T1">, </text:span><text:span text:style-name="T2">הייתי באורות הגעתי זה חינתים התנגשתי</text:span><text:span text:style-name="T1">. </text:span><text:span text:style-name="T2">חמש דקות אחרי זה זה אנחנו ברכם אל מול האוקינוס של חולון והרצליה</text:span><text:span text:style-name="T1">.</text:span></text:p>
      <text:p text:style-name="P2"><text:span text:style-name="T2">בסדר</text:span><text:span text:style-name="T1">, </text:span><text:span text:style-name="T2">חשוב לי גם להגיד משהו</text:span><text:span text:style-name="T1">. </text:span><text:span text:style-name="T2">קודם כל אני שמחה שת התכוונתי לחזור עכשיו בדיוק אה א להגיד את זה וגם להגיד משהו זה שאנחנו רגע מדגימים בו משהו וכאילו מראים כמה הוא פשוט אין כוונה שאתם מיד תהיו הייתם מסוגלים לראות את זה או לענות על זה או להגיד את זה בסדר זה לוקח באמת אני אומרת לכם שנים שוב לי לא היה קורס אבל לכם זה יקח פחות מי שזה לקח לי זה לוקח הרבה זמן לחדד את ההקשבה ולדעת בדיוק איזה שאלה עכשיו לשאול שתביא אותי בארבע שאלות לאן ואז גם מה לעשות עם זה באופן אחראי כן אנחנו לא משאירים את זה ככה פתוח והולכים יופי עכשיו א אוקיי אז רגע ששאל טל שאל שאלות זה כי אנחנו רוצים על ההתחלה כמו לקייל </text:span><text:soft-page-break/><text:span text:style-name="T2">קצת את ההקשבה</text:span><text:span text:style-name="T1">. </text:span><text:span text:style-name="T2">בסדר</text:span><text:span text:style-name="T1">? </text:span><text:span text:style-name="T2">אבל אל תלו אף אחד לא ביק שאתם צריכים לדעת לעשות את זה כרגע או ל אוקיי טוב</text:span></text:p>
      <text:p text:style-name="P1">יאללה</text:p>
      <text:p text:style-name="P1">הייתי צריכה לעשות ההרגעה לאומית רגע</text:p>
      <text:p text:style-name="P2"><text:span text:style-name="T2">זמן טוב להגיד שהיום נתנו גונג בחמישה לחמש ובחמש התחלנו לעבוד לסמן רגע שאנחנו רוצים לעמוד בזמנים כל מי שיחר היום בבקשה לדאוג שזה לא יקרה יותר המודל הזה שאנחנו הולכים לדבר עליו התפתח או נולד א אני חושב שבערך ב</text:span><text:span text:style-name="T1">99 </text:span><text:span text:style-name="T2">א אני הייתי מדריך אזרח כבר מדריך צעיר ב בבית ספר לפיקוד ומנהיגות של חיל האוויר בגבעת רם בירושלים אני לא יודע כמה הם יודעים יש להם בית ספר כזה בתוך האוניברסיטה שבו בזמנו אני מניח שגם היום כל קציני חיל האוויר מהדרגות הנמוכות ביותר עד הגבוהות ביותר היו מגיעים לשבועיים או לשבוע של סדנות של התפתחות אישית ופיקוד ומנהיגות וכל הדברים האלה והסדנאות האלה היו במשך שנים סדנאות מאוד מאוד מוצלחות המרצים הכי טובים בארץ תלמידים ברמה הגבוהה ביותר מפקדים בחירים וגם החומרים היו חומרים מאוד מאוד מתקדמים ובהתאם לשילוש הקדוש הזה של תלמידים הורים וחומר גם השובים היו תמיד משובים מאוד מאוד מוצלחים באיזשהו שלב הגיע מפקד חדש לבית ספר וניסה לבדוק מה הקשר בין רמת צביעות הרצון של אנשים מהקורסים לשינוי שהם אשכרה עשו ביחידות ששלחו אותם ואפלה ופלה</text:span><text:span text:style-name="T1">. </text:span><text:span text:style-name="T2">רוב המפקדים דיווח שהסדנות אכן היו מדהימות</text:span><text:span text:style-name="T1">, </text:span><text:span text:style-name="T2">אבל אחרי שבוע או שבועיים בעבודה החיים האמיתיים א שתפו</text:span><text:span text:style-name="T1">, </text:span><text:span text:style-name="T2">ההרגלים העתיקים הרימו את הראש ומהר מאוד מה שהיה הוא שיהיה ובעצם הידע נשתף</text:span><text:span text:style-name="T1">. </text:span><text:span text:style-name="T2">ואותו מפקד בית ספר שאל את עצמו מה הטעם ישקיע כל כך הרבה משאבים של החיל אם אין שינוי אמיתי שמתרחש בפועל</text:span><text:span text:style-name="T1">. </text:span><text:span text:style-name="T2">אני חושב שהחוויה הזאתי שאנ אנחנו מנסים להשתנות כל החיים ולא מצליחים היא חוויה שאנחנו מכירים</text:span><text:span text:style-name="T1">. </text:span><text:span text:style-name="T2">אנחנו יודעים מה צריך לקרות בחיים שלנו כדי שנהיה יותר בכושר</text:span><text:span text:style-name="T1">. </text:span><text:span text:style-name="T2">ובכל זאת אנחנו לא מצליחים לקום ולהתאמן כל יום</text:span><text:span text:style-name="T1">. </text:span><text:span text:style-name="T2">אנחנו יודעים מה צריך כדי לייצר קשר יותר טוב עם הילד שלנו ובכל זאת אנחנו מתפוצצים עליו</text:span><text:span text:style-name="T1">. </text:span><text:span text:style-name="T2">א כל הזמן אנחנו יודעים מה צריך לעשות כדי לרזות</text:span><text:span text:style-name="T1">. </text:span><text:span text:style-name="T2">בסוף זה לא פעולה מורכבת</text:span><text:span text:style-name="T1">. </text:span><text:span text:style-name="T2">ועדיין יש בנו כל מיני כוחות שפועלים בנו שלא מאפשרים לנו לממש את עצמנו</text:span><text:span text:style-name="T1">. </text:span><text:span text:style-name="T2">בסבב הזה שהוא עשה בין כל המרצים שהיו שמה</text:span><text:span text:style-name="T1">. </text:span><text:span text:style-name="T2">א אני כבר הייתי בן </text:span><text:span text:style-name="T1">29 </text:span><text:span text:style-name="T2">משהו כזה הצגתי תפיסה לא ממש ידעתי למה אני מדבר אבל הייתי בחיתולים של הדבר הזה אמרתי לו תראה לכל אחד מאיתנו נדמה לי שזה המונח שטבעתי אז יש בתוך המינד שלו איזשהיא מערכת הפעלה מנטלית איזשהו חיוט תודעתי הייתי אז בעולמות של אבי פסנה והבודאיזם הייתי כאילו עמוק בתוך הדבר הזה הבנתי מה זה עולם של התניות איך המדיטציה מפרקת את ההתניות או לפחות מנסה ואמרתי לו אם האנשים לא יכירו את מערכות ההפעלה המנטליות האלה שלהם</text:span><text:span text:style-name="T1">, </text:span><text:span text:style-name="T2">את החיווט הזה של התודעה</text:span><text:span text:style-name="T1">, </text:span><text:span text:style-name="T2">שאני הבנתי שהוא מתרחש בגילים מאוד מאוד מאוד מאוד צעירים</text:span><text:span text:style-name="T1">, </text:span><text:span text:style-name="T2">הסיכוי שאנשים יצליחו לשנות את עצמם</text:span><text:span text:style-name="T1">, </text:span><text:span text:style-name="T2">להנהיג את עצמם לדרך חדשה ובוודאי להנהיג אחרים הוא נמוך מאוד</text:span><text:span text:style-name="T1">. </text:span><text:span text:style-name="T2">והתפתחה השיטה</text:span><text:span text:style-name="T1">. </text:span><text:span text:style-name="T2">היה שיעור של שעה ושעתיים ושלוש וארבע וחמש ויום ויומיים ובסוף נהיה הייתה סדנה קראו לה מנוף לסעל</text:span><text:span text:style-name="T1">. </text:span><text:span text:style-name="T2">מנהיגות</text:span><text:span text:style-name="T1">, </text:span><text:span text:style-name="T2">פיקוד ועוד משהו</text:span><text:span text:style-name="T1">. </text:span><text:span text:style-name="T2">א היה בה הרבה שטח והמודל הזה התחיל לצמוח ולהתפתח פה</text:span><text:span text:style-name="T1">. </text:span><text:span text:style-name="T2">התפתחה שיטה שקראנו לה מנהיגות תודעתית</text:span><text:span text:style-name="T1">. </text:span><text:span text:style-name="T2">להגיד לכם את האמת</text:span><text:span text:style-name="T1">, </text:span><text:span text:style-name="T2">אני כבר לא מת על השם הזה מזמן</text:span><text:span text:style-name="T1">, </text:span><text:span text:style-name="T2">אבל הוא נתקע</text:span><text:span text:style-name="T1">.</text:span></text:p>
      <text:p text:style-name="P2"><text:span text:style-name="T2">איך היית</text:span><text:span text:style-name="T1">?</text:span></text:p>
      <text:p text:style-name="P2"><text:span text:style-name="T2">אנחנו פתוחים להצאות</text:span><text:span text:style-name="T1">.</text:span></text:p>
      <text:p text:style-name="P2"><text:span text:style-name="T2">לא יודע</text:span><text:span text:style-name="T1">. </text:span><text:span text:style-name="T2">הוא זורק אותי צבאי קצת וזה פחות כבר נוח לי</text:span><text:span text:style-name="T1">. </text:span><text:span text:style-name="T2">בכל מקרה כדי שהרעיון יהיה ברור</text:span><text:span text:style-name="T1">, </text:span><text:span text:style-name="T2">אנחנו בשום פנים זה ברור</text:span><text:span text:style-name="T1">. </text:span><text:span text:style-name="T2">לא הולכים לדבר על מנהיגות במובן של אחריי והובלה וכריזמה</text:span><text:span text:style-name="T1">. </text:span><text:span text:style-name="T2">אנחנו הולכים לדבר על מנהיגות במובן הכי בסיסי שבו אני טל מסוגל להנהיג את חיי</text:span><text:span text:style-name="T1">, </text:span><text:span text:style-name="T2">לחיות את החיים שהייתי רוצה לחיות</text:span><text:span text:style-name="T1">. </text:span><text:span text:style-name="T2">אוקיי</text:span><text:span text:style-name="T1">? </text:span><text:span text:style-name="T2">והסיבה שאני לא מצליח לחיות את החיים זה בעיקר בגלל כמובן אותן כוחות קדומים שפועלים בי</text:span><text:span text:style-name="T1">. </text:span><text:span text:style-name="T2">המטפורה הכי רזה שאני מסוגל לתת פה </text:span><text:soft-page-break/><text:span text:style-name="T2">היא לחשוב על המינד שלנו כי על מערכת הפעלה של מח שב שלי למשל נוסדה ב</text:span><text:span text:style-name="T1">7</text:span><text:span text:style-name="T2">ז א תחשבו שיש לכם מערכת הפעלה כזו של דוס של שנות ה</text:span><text:span text:style-name="T1">8 </text:span><text:span text:style-name="T2">או ה</text:span><text:span text:style-name="T1">90 </text:span><text:span text:style-name="T2">עם הירוקים האלה וש</text:span><text:span text:style-name="T1">c </text:span><text:span text:style-name="T2">גדול מזה כן כל אלה מכירים לד</text:span></text:p>
      <text:p text:style-name="P2"><text:span text:style-name="T2">ועכשיו אני מנסה להלביש עליפליקציה מודרנית של יודע מה של ניהול זמן או של איזה אקסל ברור לכם שבמפגש בין האפליקציה המודרנית שלי בין הרצון הנוכחי שלי לקשר יותר טוב עם הבת שלי לבין מערכת ההפעלה בהתנגשות הזו מי תמיד מנצח</text:span><text:span text:style-name="T1">? </text:span><text:span text:style-name="T2">תמיד מערכות ההפעלה מנצחות ואנשים מתנגשים במציאות</text:span><text:span text:style-name="T1">, </text:span><text:span text:style-name="T2">מנסים לשנות את המציאות</text:span><text:span text:style-name="T1">, </text:span><text:span text:style-name="T2">כועסים על הילדה</text:span><text:span text:style-name="T1">, </text:span><text:span text:style-name="T2">מנסים ללמוד עוד אפליקציות</text:span><text:span text:style-name="T1">, </text:span><text:span text:style-name="T2">אבל בעצם הבאג הוא במערכת הפעלה</text:span><text:span text:style-name="T1">. </text:span><text:span text:style-name="T2">מה המערכת הפעלה לא מסוגלת לעשות באופן כללי</text:span><text:span text:style-name="T1">?</text:span></text:p>
      <text:p text:style-name="P2"><text:span text:style-name="T2">לשנות את עצמה</text:span><text:span text:style-name="T1">. </text:span><text:span text:style-name="T2">היא לא מסוגלת לשנות את עצמה</text:span><text:span text:style-name="T1">. </text:span><text:span text:style-name="T2">היא אפילו לא יודעת שהיא מערכת הפעלה</text:span><text:span text:style-name="T1">. </text:span><text:span text:style-name="T2">אין לה </text:span><text:span text:style-name="T1">awareness </text:span><text:span text:style-name="T2">לזה שהיא מערכת הפעלה</text:span><text:span text:style-name="T1">. </text:span><text:span text:style-name="T2">ואחד האתגרים הכי גדולים שלכם יהיה לזהות את מערכת ההפעלה של מי שיושב מולכם</text:span><text:span text:style-name="T1">. </text:span><text:span text:style-name="T2">אחר כך אנחנו קוראים לזה לבסס את הצופה</text:span><text:span text:style-name="T1">. </text:span><text:span text:style-name="T2">כלומר לאפשר או להגיע למצב שאדם מסוגל לראות את מערכת ההפעלה שלו</text:span><text:span text:style-name="T1">. </text:span><text:span text:style-name="T2">זה אתגר מאוד גדול</text:span><text:span text:style-name="T1">. </text:span><text:span text:style-name="T2">ואחר כך לנסות לאפשר לצופה לעשות מה</text:span><text:span text:style-name="T1">? </text:span><text:span text:style-name="T2">לשנות את מחת ההפעלה שלו</text:span><text:span text:style-name="T1">. </text:span><text:span text:style-name="T2">שלושה אתגרים מאוד מאוד גדולים</text:span><text:span text:style-name="T1">. </text:span><text:span text:style-name="T2">לא כולם מצליחים לעשות את זה</text:span><text:span text:style-name="T1">. </text:span><text:span text:style-name="T2">יש אנשים משמחת הפעלה שלהם כל כך עמוקה</text:span><text:span text:style-name="T1">, </text:span><text:span text:style-name="T2">כל כך מאוימת</text:span><text:span text:style-name="T1">, </text:span><text:span text:style-name="T2">שלא ניתן להפריד אותה בינם לבין מערכת ההפעלה שלהם</text:span><text:span text:style-name="T1">. </text:span><text:span text:style-name="T2">אוקיי</text:span><text:span text:style-name="T1">? </text:span><text:span text:style-name="T2">היה לנו תלמיד כזה שבוע בשבוע שעבר</text:span><text:span text:style-name="T1">.</text:span></text:p>
      <text:p text:style-name="P1">זה כאילו נשמע ש</text:p>
      <text:p text:style-name="P2"><text:span text:style-name="T2">אני לא הייתי בסנת וכאילו אני אומרת אני לא עשיתי בעצמי את הדבר הזה</text:span><text:span text:style-name="T1">. </text:span><text:span text:style-name="T2">איך אני אצליח לעשות את זה על מישהו אחר</text:span><text:span text:style-name="T1">? </text:span><text:span text:style-name="T2">אולי אני צריכה עכשיו לצאת מהכיתה ולהתקשר עם הבוקר לאדר ולהגיד לה תקשיבי אני צריכה בוא נעשה שנייה איזשהו יסט ואני אלך לעבור בעצמי</text:span><text:span text:style-name="T1">, </text:span><text:span text:style-name="T2">אני אעבור את השינוי ואני אשנה לעצמי את מערכת הפלה</text:span><text:span text:style-name="T1">, </text:span><text:span text:style-name="T2">אני אראה איך זה מרגיש</text:span><text:span text:style-name="T1">. </text:span><text:span text:style-name="T2">אוקיי</text:span><text:span text:style-name="T1">? </text:span><text:span text:style-name="T2">ואז אולי אני אומר לבוא ולקחת את הקורס הזה</text:span><text:span text:style-name="T1">.</text:span></text:p>
      <text:p text:style-name="P2"><text:span text:style-name="T2">יופי</text:span><text:span text:style-name="T1">. </text:span><text:span text:style-name="T2">עכשיו רק להגיד שתמיד כשתלמיד שואל אותכם שאלה</text:span></text:p>
      <text:p text:style-name="P1">בדיוק</text:p>
      <text:p text:style-name="P2"><text:span text:style-name="T2">ותמיד שמטופל שואל אותכם שאלה</text:span><text:span text:style-name="T1">, </text:span><text:span text:style-name="T2">אתם תמיד תמיד תמיד מניחים שיש שתי שכבות לשאלה</text:span><text:span text:style-name="T1">. </text:span><text:span text:style-name="T2">תכתבו את המשפט הזה</text:span><text:span text:style-name="T1">. </text:span><text:span text:style-name="T2">אחת</text:span><text:span text:style-name="T1">, </text:span><text:span text:style-name="T2">המימד של השאלה הקונקרטית</text:span><text:span text:style-name="T1">. </text:span><text:span text:style-name="T2">מה הבן אדם שאל ואיזה תשובה הוא צריך על השאלה הקונקרטית שזה כמה זה </text:span><text:span text:style-name="T1">1 </text:span><text:span text:style-name="T2">ש כלומר מה יכול להיות תשובה קונקרטית פה אה אפשר לעשות את הקורס אי אפשר לעשות את הקורס לא משנה זה תשובה קונקרטית ותמיד אתם שומעים במקביל את התודעה השואלת חבר</text:span><text:span text:style-name="T1">'</text:span><text:span text:style-name="T2">ה זה האילוף שאני הולך להלף אכם זה ברור לשם אני שגע אותכם שגע אתכם הדבר הזה מה התודעה אומרת לנו למשל יכול אני לא יודע נגיד מה עוד איך</text:span></text:p>
      <text:p text:style-name="P1">מסמי</text:p>
      <text:p text:style-name="P1">מסמי מה עוד אני מפחדת יש לי ספקות בנוגע ליכולות שלי פה זה לא רובד מאוד מאוד סמוי אבל הנטייה שלכם תמיד תהיה מה כן אבל ההרגל שלכם יהיה מה</text:p>
      <text:p text:style-name="P1">מכל</text:p>
      <text:p text:style-name="P1">להרגיע אותה</text:p>
      <text:p text:style-name="P1">להרגיע או לענות על התוכן</text:p>
      <text:p text:style-name="P2"><text:span text:style-name="T2">או לענות על התוכן או להרגיע אותה עשיתם את זה סגרתם את הדלת </text:span><text:span text:style-name="T1">99 </text:span><text:span text:style-name="T2">מ</text:span><text:span text:style-name="T1">-100 </text:span><text:span text:style-name="T2">אנשים זה מה שהם יעשו על השאלה</text:span><text:span text:style-name="T1">. </text:span><text:span text:style-name="T2">אוקיי</text:span><text:span text:style-name="T1">. </text:span><text:span text:style-name="T2">מה צריך לשאול אותך חגית ברובד הפנימי יותר</text:span><text:span text:style-name="T1">? </text:span><text:span text:style-name="T2">אה</text:span><text:span text:style-name="T1">, </text:span><text:span text:style-name="T2">לא</text:span><text:span text:style-name="T1">, </text:span><text:span text:style-name="T2">אני שואל אותך מה עלה פה בתוך השאלה</text:span><text:span text:style-name="T1">? </text:span><text:span text:style-name="T2">אז בואי תנסחי</text:span><text:span text:style-name="T1">.</text:span></text:p>
      <text:p text:style-name="P2"><text:span text:style-name="T2">א יש פה באמת א שאלה לגבי א כמה אני מאמינה ביכולות שלי</text:span><text:span text:style-name="T1">, </text:span><text:span text:style-name="T2">כמה אני מאמינה אה בחדות שלי כדי להבין מה נאמר כאן עם החומר הזה אם יש משהו ש האם זה חייב לעבור דרכי</text:span></text:p>
      <text:p text:style-name="P1"><text:soft-page-break/>זה שטלת ספק יופי אז אני אספתי את כל המילים והגדתי אותם למטלת ספק מה השאלה הבאה במה את מטילת ספק מה זה אומר אתם מבינים שאנחנו כבר בעבודה שוב פעם אני מראה לכם בחוץ תק טק אנחנו בעבודה לא ממשיך כרגעז בסדר עניינית כן אנחנו חושבים שעדיף לעשות סדנת אימפקט עכשיו אחר כך מחר כך לא משנה עדיין בסדנה הזו אפשר לעבור גם בלי יהיה סיכוי להורה שנראה לך את מערכת ההפעלה חומר שזה טוב אםפקט נעבור פה</text:p>
      <text:p text:style-name="P1">בסדר אבל כן אשמח אם אתם תמצאו את הזמן לעשות אימפקט</text:p>
      <text:p text:style-name="P1">אוקיי</text:p>
      <text:p text:style-name="P1">מעל פין כן אז בעד בוא נציא פה די</text:p>
      <text:p text:style-name="P1">יש</text:p>
      <text:p text:style-name="P1">מזמן או לקחת אותי לאט</text:p>
      <text:p text:style-name="P1">שיהיה לנו זמן לנשום א לא יודע</text:p>
      <text:p text:style-name="P1">אני אשכר</text:p>
      <text:p text:style-name="P1">מזמן לא לקחת אותי להרן</text:p>
      <text:p text:style-name="P1">אני השוגר דדי שלי ולא לגמרי ברור</text:p>
      <text:p text:style-name="P2"><text:span text:style-name="T2">שאנחנו מנסים להמחיש מהי הפעולה הבסיסית שהמטודולוגיה שלנו מנסה לעשות בעולם שאנחנו מסתכלים על מטפלים ומאמנים ומורים כמוני בסוף אנשים כמוני כמוכם רוצים א להטיב עם אנשים שמקיפים אותנו</text:span><text:span text:style-name="T1">. </text:span><text:span text:style-name="T2">אנחנו רוצים שהם יחיו בהרמוניה יותר גדולה</text:span><text:span text:style-name="T1">, </text:span><text:span text:style-name="T2">במימוש יותר גדולה</text:span><text:span text:style-name="T1">, </text:span><text:span text:style-name="T2">אפילו רחמנא ליצלן קצת יותר באושר</text:span><text:span text:style-name="T1">. </text:span><text:span text:style-name="T2">שאני ניסיתי להגדיר את המודל הרזה ביותר לאושר</text:span><text:span text:style-name="T1">, </text:span><text:span text:style-name="T2">וזה גם כלי עבודה שישטם</text:span><text:span text:style-name="T1">, </text:span><text:span text:style-name="T2">ציירתי את המשולש הזה שלעולם לא נפגש</text:span><text:span text:style-name="T1">, </text:span><text:span text:style-name="T2">את הקווים הלא מטבילים עלינו ופה כתבתי רצון</text:span></text:p>
      <text:p text:style-name="P2"><text:span text:style-name="T2">חופשי</text:span><text:span text:style-name="T1">. </text:span><text:span text:style-name="T2">כזה כיף שאנשים כבר מכירים את המון אחר</text:span><text:span text:style-name="T1">. </text:span><text:span text:style-name="T2">פה כתבתי</text:span></text:p>
      <text:p text:style-name="P2"><text:span text:style-name="T2">היום מתקשר לאיזה מישהו בן </text:span><text:span text:style-name="T1">60 </text:span><text:span text:style-name="T2">נותן מיפוי של עצמו עם כל הס פה של אימפקט מהתחלה וד בן אדם כאילו</text:span></text:p>
      <text:p text:style-name="P1">זה כאילו הוא מטפל בעצמו פתר את עצמו ואני כך צריך שעביר את הכרטיס אשראי ב עשית עבודה מאוד יפה אתה</text:p>
      <text:p text:style-name="P1">אי</text:p>
      <text:p text:style-name="P2"><text:span text:style-name="T2">אנחנו אומרים דבר מאוד פשוט אנחנו אומרים ככל שבן אדם קם בבוקר והפער בין הרצון החופשי שלו למציאות שלו גדול יותר הרי שהבן אדם הזה מאושר פחות וככל שהפער הדלטא הזו בין הרצון החופשי לבין המציאות הוא פער קטן יותר</text:span><text:span text:style-name="T1">. </text:span><text:span text:style-name="T2">הבן אדם הזה מאושר יותר</text:span><text:span text:style-name="T1">. </text:span><text:span text:style-name="T2">יש לנו גם איזה אידאה פלטונית</text:span><text:span text:style-name="T1">, </text:span><text:span text:style-name="T2">איזשהיא נקודת מפגש אידאית שבו יש בן אדם דמיוני שקם בבוקר</text:span><text:span text:style-name="T1">, </text:span><text:span text:style-name="T2">אולי כל בוקר</text:span><text:span text:style-name="T1">, </text:span><text:span text:style-name="T2">והוא חי בהלימה מוחלטת עם הרצון שלו והבן אדם הזה בבליס</text:span><text:span text:style-name="T1">. </text:span><text:span text:style-name="T2">הוא קם בכל רגע שלו</text:span><text:span text:style-name="T1">. </text:span><text:span text:style-name="T2">אה</text:span><text:span text:style-name="T1">, </text:span><text:span text:style-name="T2">הוא מממש את המהות הטבעית שלו</text:span><text:span text:style-name="T1">. </text:span><text:span text:style-name="T2">אוקיי</text:span><text:span text:style-name="T1">? </text:span><text:span text:style-name="T2">המשימה הצנועה שלנו היא או לפחות המודל שלנו</text:span><text:span text:style-name="T1">. </text:span><text:span text:style-name="T2">המטרה היא כמובן לצמצם את הפער</text:span><text:span text:style-name="T1">. </text:span><text:span text:style-name="T2">זה ברור</text:span><text:span text:style-name="T1">, </text:span><text:span text:style-name="T2">נכון</text:span><text:span text:style-name="T1">? </text:span><text:span text:style-name="T2">ויש לנו מודל שחושב שמבין למה יש פער כזה ומה צריך לעשות כדי לצמצם אותו</text:span><text:span text:style-name="T1">. </text:span><text:span text:style-name="T2">אוקיי</text:span><text:span text:style-name="T1">? </text:span><text:span text:style-name="T2">את באה מיכאלה ואומרת</text:span><text:span text:style-name="T1">, </text:span><text:span text:style-name="T2">יש לי פער</text:span><text:span text:style-name="T1">, </text:span><text:span text:style-name="T2">יש לי ניצוצות של תקווה ואז אני נופלת לחווית ילדות שגורמת לי עוד פעם להרגיש נטולת שבים אל מול המציאות</text:span><text:span text:style-name="T1">. </text:span><text:span text:style-name="T2">אוי</text:span><text:span text:style-name="T1">, </text:span><text:span text:style-name="T2">זה שכפול של </text:span><text:span text:style-name="T1">30 </text:span><text:span text:style-name="T2">שנה</text:span><text:span text:style-name="T1">. </text:span><text:span text:style-name="T2">כל הזמן הפער הזה מתנגן על חווית ילדות פתח תיק חולון הרצליה</text:span><text:span text:style-name="T1">. </text:span><text:span text:style-name="T2">לא בזבוז של חיים</text:span><text:span text:style-name="T1">. </text:span><text:span text:style-name="T2">אוקיי</text:span><text:span text:style-name="T1">? </text:span><text:span text:style-name="T2">אז יש פה פער</text:span><text:span text:style-name="T1">. </text:span><text:span text:style-name="T2">אנחנו אומרים הפער הזה מתוך התודעה</text:span><text:span text:style-name="T1">, </text:span><text:span text:style-name="T2">לא מתוך המציאות</text:span><text:span text:style-name="T1">. </text:span><text:span text:style-name="T2">מפה נולד גם השם של הפודקאסט</text:span><text:span text:style-name="T1">. </text:span><text:span text:style-name="T2">סליחה</text:span><text:span text:style-name="T1">, </text:span><text:span text:style-name="T2">זה לא מה שהזמנתי</text:span><text:span text:style-name="T1">. </text:span><text:span text:style-name="T2">לשאל משהו</text:span><text:span text:style-name="T1">?</text:span></text:p>
      <text:p text:style-name="P2"><text:span text:style-name="T2">חבר</text:span><text:span text:style-name="T1">'</text:span><text:span text:style-name="T2">ה</text:span><text:span text:style-name="T1">, </text:span><text:span text:style-name="T2">אל תשאלו אם אפשר לשאול</text:span><text:span text:style-name="T1">, </text:span><text:span text:style-name="T2">בשביל זה בא אתם</text:span><text:span text:style-name="T1">. </text:span><text:span text:style-name="T2">ספר את הרעיון שאושר נובע מהתקדמות ומהגשמה עצמי שיש איזשהו אידיאל בסוף שהוא מותר</text:span></text:p>
      <text:p text:style-name="P1">למה זה סותר</text:p>
      <text:p text:style-name="P1">כי אתה אומר האושר נמצא בנקודה שבז מתחבר</text:p>
      <text:p text:style-name="P1"><text:soft-page-break/>לא הבנתי</text:p>
      <text:p text:style-name="P1">אמרתי שככל שהפער מצטמצם האדם אי יותר למה זה סותר את המימוש ואת היעוד הסופית שבסוף יש חיבור בני זה אידה אידה ש</text:p>
      <text:p text:style-name="P2"><text:span text:style-name="T2">אידה אידה זה אומר א אני בהערה אבל עד אז יש לנו </text:span><text:span text:style-name="T1">50 </text:span><text:span text:style-name="T2">מיליארד צעדים לעשות שמקרבים אותנו לייעוד</text:span><text:span text:style-name="T1">, </text:span><text:span text:style-name="T2">למימוש</text:span><text:span text:style-name="T1">, </text:span><text:span text:style-name="T2">לתשוקה</text:span><text:span text:style-name="T1">, </text:span><text:span text:style-name="T2">זה הרעיון שיש נקודה בסוף סותרת</text:span></text:p>
      <text:p text:style-name="P1">כי כי נגיד אם אני א פועל עבור לייצר שלמות סגעתי לשלמות אני לא מותר</text:p>
      <text:p text:style-name="P1">לא יודע מאיפה הקשה הלוגז הזו הגיע</text:p>
      <text:p text:style-name="P1">מה מטריד אותך בזה</text:p>
      <text:p text:style-name="P1">שיכול להיות מצב שבו בן אדם הגיע לסוף</text:p>
      <text:p text:style-name="P1">נוצ ואז מה המהות</text:p>
      <text:p text:style-name="P1">איך הגעת על המסקנה שהוא יגיע לנקודת משקש בין הרצון למציאות והוא לא יהיה מאושר אז הסתירה היא בהנחה שלך</text:p>
      <text:p text:style-name="P1">הנחה שהאושר נובע מתוך ההתקדמות</text:p>
      <text:p text:style-name="P1">מאיפה ההנחה הזו שהאושר נובע מההתקדמות למה יש אושר בהתקדמות בוא נגיד שאתה צודק למה יש אושר בהתקדמות מאושר מעצם ההתקדמות</text:p>
      <text:p text:style-name="P1">לא מעצם ההתקדמות מעצם צמצום הפר בין הרצוי למצוי</text:p>
      <text:p text:style-name="P1">אז אם צמצמת את פר</text:p>
      <text:p text:style-name="P2"><text:span text:style-name="T2">אם אני עובד ועובד ועובד בהתפתחות הפער לא מצטמצם</text:span><text:span text:style-name="T1">. </text:span><text:span text:style-name="T2">יש אושר</text:span><text:span text:style-name="T1">, </text:span><text:span text:style-name="T2">יש תסכול</text:span><text:span text:style-name="T1">. </text:span><text:span text:style-name="T2">הצמתי את הפער</text:span><text:span text:style-name="T1">.</text:span></text:p>
      <text:p text:style-name="P2"><text:span text:style-name="T2">יש לך סתירה פנימית במה שאתה שם על השולחן</text:span><text:span text:style-name="T1">?</text:span></text:p>
      <text:p text:style-name="P2"><text:span text:style-name="T2">אני אעשה כבר הגעתי לראש משהו מטריד אותו פה בתודעה שלו</text:span><text:span text:style-name="T1">.</text:span></text:p>
      <text:p text:style-name="P1">רעיון שיש לך של הכל נעציגיות שחולם היו אפשרי מוד כן לא זה דיאקט לו את זה נראה לי</text:p>
      <text:p text:style-name="P1">אבל זה לא מה שהוא אמר</text:p>
      <text:p text:style-name="P1">זה מה שהטריד אותו אבל</text:p>
      <text:p text:style-name="P1">אני חושב שאתה ניח שהפגש הזה מביאה איזשהיא עצירה זה לא חייב להיות צירה</text:p>
      <text:p text:style-name="P1">כן מגיע לך למצב שכאילו אין אין א משמעות להתקדם משם לשאול</text:p>
      <text:p text:style-name="P1">אתה אומר בן אדם שישה עם עצמו</text:p>
      <text:p text:style-name="P1">הבנתי</text:p>
      <text:p text:style-name="P2"><text:span text:style-name="T2">אתה אומר בן אדם ששלה עם עצמו ב</text:span><text:span text:style-name="T1">100% </text:span><text:span text:style-name="T2">לא יכול להיות מאושר כי הוא לא רוצה להתקדם ש ברין לו לאן להתקדם</text:span></text:p>
      <text:p text:style-name="P1">אבל למה הוא צריך ואתה חושב וההנחה שלך שגיעה שההתקדמות היא ה היא האושר</text:p>
      <text:p text:style-name="P1">אז על פי המגל מה האושר צמצום הפר</text:p>
      <text:p text:style-name="P2"><text:span text:style-name="T2">כן כי לא ככל שאני חי יותר אתה תעשה את זה פשוט זה ברור לך שאם אתה רוצה לישון </text:span><text:span text:style-name="T1">10 </text:span><text:span text:style-name="T2">שעות ואתה ישן שלוש שעות אתה ממורמר וזה יחזיק מעמד וכשתשן ארבע תהיה פחות ממורמר בשמונה פחות ממורמר וב תגיד אני שמח בכמה שאני ישן ואתה שלם בנקודה הזאתי אנחנו מציגים משהו מאוד מאוד אבל אתה מכיר את זה מהחיים שלך שכשאתה לא בהתקדמות יש לך אינוחות ברור אז אני רגע אומרת רק תראו בסדר מה שאנחנו רוצים להראות לכם קודם כל כשמישהו שואל אתכם שאלה ואם אחרי פעם או פעמיים אתם אומרים לעצמכם מה אוקיי אז ברור שיש פה כבר אם משהו לכם לא ברור בסדר יכול להיות שגם לא הבנתי אבל כאילו אתם מרגישים שתודה יש לה איזה הנחת עבודה והגיון פנימי שאנחנו לא מצליכים להבין אותו אז פעם מסקרן אותנו מה קורה בהגיון הפנימי הזה דבר שני שהוא סימן שלי לכם שאם אני עונה פעמיים על התוכן וההגיון שעניתי ברור וזה לא מתקבל שם</text:span><text:span text:style-name="T1">, </text:span><text:span text:style-name="T2">זה לא </text:span><text:soft-page-break/><text:span text:style-name="T2">מרגיע אז יש משהו אחר</text:span><text:span text:style-name="T1">, </text:span><text:span text:style-name="T2">בסדר</text:span><text:span text:style-name="T1">, </text:span><text:span text:style-name="T2">משהו אחר קורה שם כבר מבינים שכאילו המודל הזה לקח לו רגע את רעיון ההתקדמות בסדר עכשיו הוא כאילו אומר רגע כשאני לא בהתקדמות אני בינוחות כבר אז מה אתה אומר בסדר משהו טריד</text:span></text:p>
      <text:p text:style-name="P1">בסדר עכשיו היינו יכולים להיכנס בדלת הזאת בסדר אבל זה סימנתי לכם מתי כדאי לפתוח שם את הדלת ולא לענות על התוכן בלי קשר בסדר</text:p>
      <text:p text:style-name="P1">לקחנו את התודעה שאנחנו לא הולכים לעשות להסביר לכם מה זה תודעה כי אין לנו מושג אבל הרעיון הכללי שסך כל המחשבות ההרגלים ההתנויות שלי כל מה שיש לי בקלסה וחילקנו את זה לשלושה ממדים וקרחנו בין שלושת הממדים הללו לשלוש רמות של מנהיגות כשאנחנו מדברים על מנהיגות אנחנו מדברים על שלוש רמות של חופש חופש של מה</text:p>
      <text:p text:style-name="P1">מעולה</text:p>
      <text:p text:style-name="P1">של לחיות</text:p>
      <text:p text:style-name="P2"><text:span text:style-name="T2">הלי של השיטה</text:span><text:span text:style-name="T1">. </text:span><text:span text:style-name="T2">בעלת החופש הנמוך ביותר נקראת תודעה ראקטיבית</text:span><text:span text:style-name="T1">. I am reacting to reality. </text:span><text:span text:style-name="T2">כשאני נמצא בתודעה </text:span><text:span text:style-name="T1">react</text:span><text:span text:style-name="T2">טיבית ואנחנו נלמד את זה בצורה מסודרת</text:span><text:span text:style-name="T1">, </text:span><text:span text:style-name="T2">אני רק נותן פה נגיעות וגם הפודקאסט מאוד השאיר אתכם הדבר הזה</text:span><text:span text:style-name="T1">. </text:span><text:span text:style-name="T2">ועדיין בתודעה ראקטיבית זה המצב הזה שמה שקובע</text:span><text:span text:style-name="T1">, </text:span><text:span text:style-name="T2">איך אני מרגיש זה מה אני חושב ש אחרים חושבים עליי בתודעה ראקטיבית המצב הזה שבו יש לי שלושה ילדים שאני מאוד מאוד אוהב ומוכן להקריב אתך בעבור כל אחד מהם ועדיין אחד מהם מצליח להוציא אותי מדעתי באופן קבוע שבא לי להוריד לו פצצה לכור אותו לצוני הראשון ברחוב בתודעה רואקטיבית יש לי ילד שמתחצף אליי ואני מתפוצץ עליו ואני אומר לו מי אתה חושב שאתה ש מדבר אליי ככה אני לא איזה אחד החברים שלך ות תודה רקטיבית</text:span><text:span text:style-name="T1">. </text:span><text:span text:style-name="T2">מי שהיא לוקחת אותי כמובן מאליה ונשרפים לי כל הפיוזים</text:span><text:span text:style-name="T1">. </text:span><text:span text:style-name="T2">בסדר</text:span><text:span text:style-name="T1">? </text:span><text:span text:style-name="T2">בתודעה רואקטיבית</text:span><text:span text:style-name="T1">. </text:span><text:span text:style-name="T2">דבר המעניין</text:span><text:span text:style-name="T1">, </text:span><text:span text:style-name="T2">אנחנו נדבר על זה הרבה</text:span><text:span text:style-name="T1">, </text:span><text:span text:style-name="T2">אבל מה שהייתי רוצה שאתם תקפסלו</text:span><text:span text:style-name="T1">, </text:span><text:span text:style-name="T2">התנהגויות שלי בוחרות אותי</text:span><text:span text:style-name="T1">. </text:span><text:span text:style-name="T2">לא אני קובע מה אני מרגיש</text:span><text:span text:style-name="T1">, </text:span><text:span text:style-name="T2">לא אני קובע איך אני מתנהג</text:span><text:span text:style-name="T1">. </text:span><text:span text:style-name="T2">תודה רקטיבית</text:span><text:span text:style-name="T1">. </text:span><text:span text:style-name="T2">הגבר יגיד לאשתו</text:span><text:span text:style-name="T1">, </text:span><text:span text:style-name="T2">החיים שלי הם גיהנום בגללך עד שאת לא תשתני החיים שלי ימשיכו להיות גיהנום</text:span></text:p>
      <text:p text:style-name="P2"><text:span text:style-name="T2">אני מדבר על זה שהבן שלי יונתן הקטן החמוד יכול להגיד לחברים שתסתכלו שלי הוא מייסד בית ספר למנהיגות הודעתית באמגבת הרטובה על הרצפה תראו אותו גמור גמרתי אותו</text:span><text:span text:style-name="T1">. </text:span><text:span text:style-name="T2">כלומר</text:span><text:span text:style-name="T1">, </text:span><text:span text:style-name="T2">הוא יודע</text:span><text:span text:style-name="T1">, </text:span><text:span text:style-name="T2">הוא הבעל הבית של החבויות הרגשיות שלי</text:span><text:span text:style-name="T1">. </text:span><text:span text:style-name="T2">הוא מכתיב אותי</text:span><text:span text:style-name="T1">. </text:span><text:span text:style-name="T2">הוא מח הוא גונב לי את היכולת שלי לנהל את הממשק המופלא הזה שנגרה על ואני נהטות רצפה של זה אומנם מגבת שלי שהוא ביקש רשות לקחת את המקלחת שלי אבל לזרוק את זה בשלוליות צורק ככה למעלה זה לא על העניין</text:span><text:span text:style-name="T1">. </text:span><text:span text:style-name="T2">תודעה ראקטיבית ברור אנחנו נדבר על זה הרבה הרבה מאוד</text:span><text:span text:style-name="T1">. </text:span><text:span text:style-name="T2">תודעה רואקטיבית הוא חוויה הזאתי שכשאני א מצליח אני לוקח את החרות עליו כשאני נחשב אכלו לי שתו לי בלו לי אוקיי תודה אקטיבית קוראת לנו א גם במקום העבודה אוקיי אלד מנהל את העקב שלו מכיר היטב את הכפיפים שלו נגיד שיש לו חמישה שישה כפיפים עכשיו אנחנו נזרוק איזה תפוח אדמה לועט איזה דיון איזה איזה נושא במחלוקת על על שולחן הדיונים של ה הנהלה ליד כנראה ברמה מאוד גבוהה של ודאות יוכל לנחש מי יגיד מה למי איזה דינמיקה תתחיל להתפתח מי ילחץ למי על איזה כפתור רגשי איזה שערות רגשיות יעלו שם נכון וגם ברמה מאוד גבוהה של וודאות מה תהיה התוצאה גם הרגשית וגם האטקאם הענייני של הפגישה הזו יכול לדמיין על זה הרי אנחנו יודעים איך זה הולך אז נשאל עוד תמיד שתי שאלות אחת מה הטעם לנשיחות האלה בכלל אם ילד מראש יודע את ההתחלה את האמצע ולסוף של של הדבר הזה חבל על הזמן אבל אותנו יותר מעניין לדעת שיש לנו קבוצה של אנשים שמשוכנעים שהם בחרו עכשיו באופן חופשי מה להגיד להגיד כן הגיע הזמן שאני אעמיד במקום את המנכל התפול שמישהו שישים לו את המת בפנים והוא אז מותר לנו להניח שמה שכל התודעות שם היו ראקטיביות ומוותנות אז זה אומר שכל אחד מהמיינדים האלה על לך בנתיב תודעתי ידוע מראש</text:span><text:span text:style-name="T1">. </text:span><text:span text:style-name="T2">אם יש לי קבוצה של תודעות שמונות להגיב זו לזו</text:span><text:span text:style-name="T1">, </text:span><text:span text:style-name="T2">תמיד אותו דבר</text:span><text:span text:style-name="T1">. </text:span><text:span text:style-name="T2">מה זה מבטיח לי</text:span><text:span text:style-name="T1">? </text:span><text:span text:style-name="T2">מה זה מבטיח</text:span><text:span text:style-name="T1">? </text:span><text:span text:style-name="T2">איך שתמיד אני </text:span><text:soft-page-break/><text:span text:style-name="T2">אקבל בדיוק את אותם תוצאות בתוך הארגון</text:span><text:span text:style-name="T1">. </text:span><text:span text:style-name="T2">עד לפה הנקודה ברורה</text:span><text:span text:style-name="T1">. </text:span><text:span text:style-name="T2">כלומר</text:span><text:span text:style-name="T1">, </text:span><text:span text:style-name="T2">תודעות ראקטיביות מכתיבות סטגנציה של המציאות שמקיפה אותנו</text:span></text:p>
      <text:p text:style-name="P1">סגנציה כיבאון תקיות</text:p>
      <text:p text:style-name="P1">תקיות בתוך הארגון או בתוך המשפחה זה אותו דבר</text:p>
      <text:p text:style-name="P1">שתודה רטי בעצם הזירה שבה מערכת ההפעלה כאילו</text:p>
      <text:p text:style-name="P2"><text:span text:style-name="T2">אפשר להגיד שזה סינומנס כלומר התודעה הראקטיבית היא ביטוי של מערכת ההפעלה זה זה הילד הביכורים של הדבר הזה אין שום הבדל בין זה לבין איך שמתנהלת משפחה משפחות זו הפרעה שמנועלת על ידי תודעות ראקטיביות יורדים לאילט</text:span><text:span text:style-name="T1">. </text:span><text:span text:style-name="T2">כל משפחה יודעת איך תראה הנסיעה לאילת</text:span><text:span text:style-name="T1">. </text:span><text:span text:style-name="T2">מי ישרוף את מי יעלה אותו באש בדרך</text:span><text:span text:style-name="T1">. </text:span><text:span text:style-name="T2">אוקיי</text:span><text:span text:style-name="T1">? </text:span><text:span text:style-name="T2">כולם יודעים איך תראה ארוחת השישי</text:span><text:span text:style-name="T1">. </text:span><text:span text:style-name="T2">זה דינמיקה ידועה</text:span><text:span text:style-name="T1">. </text:span><text:span text:style-name="T2">חמש תודעות משפחתיות מותנות להגיב זו לזו בדיוק אותו דבר</text:span><text:span text:style-name="T1">. </text:span><text:span text:style-name="T2">כל הארוחות נראות אותו דבר</text:span><text:span text:style-name="T1">.</text:span></text:p>
      <text:p text:style-name="P2"><text:span text:style-name="T2">אגב</text:span><text:span text:style-name="T1">, </text:span><text:span text:style-name="T2">גם אנשים לפעמים אומרים</text:span><text:span text:style-name="T1">, </text:span><text:span text:style-name="T2">אני בארגון אני ככה ובחיים שלי אני ככה</text:span><text:span text:style-name="T1">, </text:span><text:span text:style-name="T2">אבל איך שאני באה לארוחת ארוחה משפחתית אני חוזרת ל בסדר</text:span><text:span text:style-name="T1">? </text:span><text:span text:style-name="T2">לראקציה ולתפקיד הילדי שלי</text:span><text:span text:style-name="T1">.</text:span></text:p>
      <text:p text:style-name="P2"><text:span text:style-name="T2">אין שום הבדל בין זה</text:span><text:span text:style-name="T1">. </text:span><text:span text:style-name="T2">לבין ראקטיביות בתוך מערכת זוגית</text:span><text:span text:style-name="T1">, </text:span><text:span text:style-name="T2">דבר שאנחנו קוראים לו מחזור אינפורמציה</text:span><text:span text:style-name="T1">. </text:span><text:span text:style-name="T2">בני זוג תמיד לוחצים על אותם כפתורים האחד של השני ולכן מערכת היחסים לא משתנה ואין שום הבדל בין זה לבין מערכת הורית שגם שם ילד מחלץ ממך תמיד את אותו דבר</text:span><text:span text:style-name="T1">. </text:span><text:span text:style-name="T2">אוקיי</text:span><text:span text:style-name="T1">? </text:span><text:span text:style-name="T2">כן</text:span><text:span text:style-name="T1">.</text:span></text:p>
      <text:p text:style-name="P2"><text:span text:style-name="T2">אם באר יהיה ואת בורחת ראקטיבית אנחנו שמחים על התודעה הראקטיבית הזאת</text:span><text:span text:style-name="T1">. </text:span><text:span text:style-name="T2">אוקיי</text:span><text:span text:style-name="T1">, </text:span><text:span text:style-name="T2">אם את לוחצת על הברקס כשרכב א לפנייך בעוד שהיית בשיחה אבל חלק הם יחס שם לב לזה אז בוודאי לכל דבר יש תכלית אחרת לא היה נברא מערכת נחתים שבה ילד יודע שהוא ירצה את אמא שלו כי הוא יעשה א</text:span><text:span text:style-name="T1">' </text:span><text:span text:style-name="T2">ב ג ואז הוא כאילו וההורה לא מוקד הוא זה אותו דבר בעצם כאילו הילד עושה משהו במקום להרגיש רגש שלילי ההורה מרגיש איזשהו רגש חיובי</text:span></text:p>
      <text:p text:style-name="P2"><text:span text:style-name="T2">מה הופך תודעה ראקטיבית לתודעה ראקטיבית</text:span><text:span text:style-name="T1">. </text:span><text:span text:style-name="T2">אבל מה איך נמדד את התוצאה הטובה</text:span><text:span text:style-name="T1">?</text:span></text:p>
      <text:p text:style-name="P2"><text:span text:style-name="T2">שאלה מעניינת</text:span><text:span text:style-name="T1">.</text:span></text:p>
      <text:p text:style-name="P2"><text:span text:style-name="T2">איך אנחנו מודדים את התוצאה הרצויה</text:span><text:span text:style-name="T1">? </text:span><text:span text:style-name="T2">הילד ברור שילד יכול להיכנס לריצוי</text:span><text:span text:style-name="T1">. </text:span><text:span text:style-name="T2">מה התוצאה</text:span><text:span text:style-name="T1">? </text:span><text:span text:style-name="T2">שזה יותר תוצאה חיובית הוא רואה בן הרצון החופשי באיזה מרחיב אותו מאוס</text:span><text:span text:style-name="T1">. </text:span><text:span text:style-name="T2">הוא יודע את זה</text:span><text:span text:style-name="T1">? </text:span><text:span text:style-name="T2">לא</text:span><text:span text:style-name="T1">. </text:span><text:span text:style-name="T2">מתי הוא ידע את זה</text:span><text:span text:style-name="T1">? </text:span><text:span text:style-name="T2">בטיפול בגיל </text:span><text:span text:style-name="T1">40.</text:span></text:p>
      <text:p text:style-name="P2"><text:span text:style-name="T2">אגב</text:span><text:span text:style-name="T1">, </text:span><text:span text:style-name="T2">ההורה גם לא ההורה יודע את זה</text:span><text:span text:style-name="T1">? </text:span><text:span text:style-name="T2">ההורה רוצה להרחיק ילד מעצמו</text:span><text:span text:style-name="T1">?</text:span></text:p>
      <text:p text:style-name="P2"><text:span text:style-name="T2">לא</text:span><text:span text:style-name="T1">. </text:span><text:span text:style-name="T2">גם אם זה לפעמים מעורר בנו רגש פורי</text:span><text:span text:style-name="T1">, </text:span><text:span text:style-name="T2">אבל זה לא בהכרח טוב</text:span><text:span text:style-name="T1">. </text:span><text:span text:style-name="T2">התשובה אותו דבר</text:span><text:span text:style-name="T1">. </text:span><text:span text:style-name="T2">חבר</text:span><text:span text:style-name="T1">'</text:span><text:span text:style-name="T2">ה</text:span><text:span text:style-name="T1">. </text:span><text:span text:style-name="T2">הבעיה המרכזית אני יהיה דברים שילכו ויעשו יותר ברורים</text:span><text:span text:style-name="T1">. </text:span><text:span text:style-name="T2">אנחנו לא יודעים מהיא פעולה נכונה או לא נכונה</text:span><text:span text:style-name="T1">, </text:span><text:span text:style-name="T2">טובה או לא טובה</text:span><text:span text:style-name="T1">. </text:span><text:span text:style-name="T2">אנחנו תמיד נשאל מה שורש הפעולה</text:span><text:span text:style-name="T1">. </text:span><text:span text:style-name="T2">לתת סתירה לילד זה טוב או לא טוב</text:span><text:span text:style-name="T1">? </text:span><text:span text:style-name="T2">לא יודע</text:span><text:span text:style-name="T1">. </text:span><text:span text:style-name="T2">לא יודע</text:span><text:span text:style-name="T1">. </text:span><text:span text:style-name="T2">אולי זה יציל את חייו</text:span><text:span text:style-name="T1">. </text:span><text:span text:style-name="T2">את יכולה להגיד יש לי תפיסות שלא</text:span><text:span text:style-name="T1">. </text:span><text:span text:style-name="T2">אבל אם הילד הזה עכשיו כל הזמן שורף חתולים ברחוב ואני כבר רואה שהשלב הבא זה זקנות</text:span><text:span text:style-name="T1">. </text:span><text:span text:style-name="T2">סתירה זה דבר טוב או דבר רע</text:span><text:span text:style-name="T1">? </text:span><text:span text:style-name="T2">לא יודע</text:span><text:span text:style-name="T1">. </text:span><text:span text:style-name="T2">להירגע</text:span><text:span text:style-name="T1">. </text:span><text:span text:style-name="T2">אותי מעניינת שאלה פשוטה</text:span><text:span text:style-name="T1">. </text:span><text:span text:style-name="T2">האם אני בחרתי את הפעולה או שהפעולה בחרה</text:span><text:span text:style-name="T1">? </text:span><text:span text:style-name="T2">אותי זהו תפיסות לגבי חינוך יש אינסוף תפיסות לגבי ניהול יש אינסוף כל דבר יש זה מקום אוקיי ברור מוסר כן זה אבל הדוגמה של הסתירה היא מוגזמת לא מוגזמת אני כבר לא יודע על דתי סתירה אחת הייתה עושה הרבה סדר אצלי בבית אבל</text:span></text:p>
      <text:p text:style-name="P1">באודות שלות פיז</text:p>
      <text:p text:style-name="P1">מה</text:p>
      <text:p text:style-name="P1">פיזיולוגי ממש אה קורטיזול מדופמים</text:p>
      <text:p text:style-name="P1">כן</text:p>
      <text:p text:style-name="P1">תוקפים אותי אני נהיה אגרסיבי</text:p>
      <text:p text:style-name="P1"><text:soft-page-break/>אבל הנה השאלה המעניינת אנחנו נגלה בהמשך שראקטיביות קשורה עמוקות לחווית איום</text:p>
      <text:p text:style-name="P1">נכון</text:p>
      <text:p text:style-name="P1">אז חווית איום מציפה את כל החומרים שאני לעולם לא אזכור מה קשור למה אבל קורטיזול חוויה טיו</text:p>
      <text:p text:style-name="P1">ואנדרנלין</text:p>
      <text:p text:style-name="P1">אוקיי עכשיו נשאל את השאלה מה</text:p>
      <text:p text:style-name="P1">השאלה אם זה לא מובנה</text:p>
      <text:p text:style-name="P1">זה מובנה עכשיו איפה ההשפעה שלי על זה</text:p>
      <text:p text:style-name="P2"><text:span text:style-name="T2">למה החלטתי שמדובר באיום למה יש בן אדם שהוא כל היום ראקטיבי למרות שמהבוקר עד שש אף אחד לא באמת להרוג אותי או לגנוב לי את הילדה ואני עדיין בקורטיזולים</text:span><text:span text:style-name="T1">. </text:span><text:span text:style-name="T2">זה הסיפור</text:span><text:span text:style-name="T1">. </text:span><text:span text:style-name="T2">אז ככל שהנפש שלי מאוימת יותר ורואה יותר צל הרים כהרים אז אני בן אדם יותר רקטיבי</text:span><text:span text:style-name="T1">. </text:span><text:span text:style-name="T2">ככל שהבן אדם יושב בביטחון יותר עמוק בתוך הפנימיות שלו אז הוא לא רואה אקטיבי כמעט לכלום</text:span><text:span text:style-name="T1">. </text:span><text:span text:style-name="T2">זאת אונה מאוד מאוד משמעותית לשם אנחנו רוצים לקחת את המטופלים שלנו</text:span><text:span text:style-name="T1">.</text:span></text:p>
      <text:p text:style-name="P2"><text:span text:style-name="T2">אגב מאוד מאוד חשוב</text:span><text:span text:style-name="T1">. </text:span><text:span text:style-name="T2">אנחנו לא באים ואומרים שהוא יהיה אדיש</text:span><text:span text:style-name="T1">. </text:span><text:span text:style-name="T2">הוא מנותק</text:span><text:span text:style-name="T1">. </text:span><text:span text:style-name="T2">אנחנו מדברים על זה שהוא מחובר ומרגיש אבל לא מעוין</text:span><text:span text:style-name="T1">. </text:span><text:span text:style-name="T2">בסדר חבר</text:span><text:span text:style-name="T1">'</text:span><text:span text:style-name="T2">ה</text:span><text:span text:style-name="T1">, </text:span><text:span text:style-name="T2">זה כמו סטרס</text:span><text:span text:style-name="T1">. </text:span><text:span text:style-name="T2">לסטרס יש תכלית בחיים</text:span><text:span text:style-name="T1">. </text:span><text:span text:style-name="T2">חשוב</text:span><text:span text:style-name="T1">, </text:span><text:span text:style-name="T2">נכון</text:span><text:span text:style-name="T1">? </text:span><text:span text:style-name="T2">מצד שני</text:span><text:span text:style-name="T1">, </text:span><text:span text:style-name="T2">אם אני חיבוקר עד ערב בסטרס</text:span><text:span text:style-name="T1">, </text:span><text:span text:style-name="T2">אז זה גומר לי את כל המערכת</text:span><text:span text:style-name="T1">. </text:span><text:span text:style-name="T2">אותו דבר</text:span><text:span text:style-name="T1">. </text:span><text:span text:style-name="T2">כל מה שנברא יש לו תכלית</text:span><text:span text:style-name="T1">. </text:span><text:span text:style-name="T2">לזם יש תכלית</text:span><text:span text:style-name="T1">. </text:span><text:span text:style-name="T2">כן</text:span><text:span text:style-name="T1">, </text:span><text:span text:style-name="T2">אני שואל אותך מה את אומרת</text:span><text:span text:style-name="T1">? </text:span><text:span text:style-name="T2">יש תכלית</text:span><text:span text:style-name="T1">. </text:span><text:span text:style-name="T2">מתי זעם הוא חשוב</text:span><text:span text:style-name="T1">? </text:span><text:span text:style-name="T2">אה</text:span><text:span text:style-name="T1">, </text:span><text:span text:style-name="T2">לא תמיד נדרש זם בשביל גבול</text:span><text:span text:style-name="T1">, </text:span><text:span text:style-name="T2">נכון</text:span><text:span text:style-name="T1">? </text:span><text:span text:style-name="T2">אבל אם מישהו עכשיו גנב לי את הילדה</text:span><text:span text:style-name="T1">, </text:span><text:span text:style-name="T2">אני צריך את הזם</text:span><text:span text:style-name="T1">. </text:span><text:span text:style-name="T2">אם אני בטבע שלי לא רוצח מיומן</text:span><text:span text:style-name="T1">, </text:span><text:span text:style-name="T2">אני צריך את הזם כדי לקחת את הנבות ולהוריד לו על הראש</text:span><text:span text:style-name="T1">. </text:span><text:span text:style-name="T2">בלי הזם אני לא מסוגל לעשות את הפעולה הזו</text:span><text:span text:style-name="T1">. </text:span><text:span text:style-name="T2">אז הנה דוגמת קצה</text:span><text:span text:style-name="T1">. </text:span><text:span text:style-name="T2">למה זם וכעס שב על איום רלוונטי</text:span><text:span text:style-name="T1">? </text:span><text:span text:style-name="T2">אבל אם אני מסתובב וזהם מהבוקר עד הערב</text:span><text:span text:style-name="T1">, </text:span><text:span text:style-name="T2">אני בהשמדה כלומר אני יכולה להיות להימת על משהו שקורה ב</text:span></text:p>
      <text:p text:style-name="P1">ערך ערך לא מעורר זעם</text:p>
      <text:p text:style-name="P1">ערך לא בדיוק</text:p>
      <text:p text:style-name="P1">שמונה שעות אני יכול לתחיל לדבר על זה עכשיו</text:p>
      <text:p text:style-name="P1">נכון שזה שהוא חשוב</text:p>
      <text:p text:style-name="P1">ערך מאוים לא מעורר זעם</text:p>
      <text:p text:style-name="P1">לא</text:p>
      <text:p text:style-name="P1">זה קצת מוקדם לנו איום מעורר זעם בסדר זה שמישהו חי לא באלימה עם איזה ערך שיחיהו באיזה ערך שהוא רוצה אבל זה</text:p>
      <text:p text:style-name="P1">זהגורים להם שסים להרגיש מוימים כש חושבים שונה מהם</text:p>
      <text:p text:style-name="P1">עכשיו למה שזה שאת חושבת שונה גורמת לי להיות מוים זה כבר סרט אחר לגמרי</text:p>
      <text:p text:style-name="P2"><text:span text:style-name="T2">שננו זירה זה בסדר פשוט אנחנו לא מסובכים מה שחשוב לי פה בתודעה הראקטיבית כבסיס אנחנו נמז זה עוד מסודר שבתודעה ראקטיבית ההתנהגות שלי בוחרת אותי מה זה אומר רק נמכיש את זה בעוד מקומות אני יש לי הרגל להיכנס לבית ישר לנבוח על ידים למה נעליים פה למה הזה שם טה טה טה טה טה זה לא טוב</text:span><text:span text:style-name="T1">, </text:span><text:span text:style-name="T2">זה לא למחרת קורא אותו דבר בדיוק</text:span><text:span text:style-name="T1">, </text:span><text:span text:style-name="T2">כולם כבר שונאים אותי</text:span><text:span text:style-name="T1">. </text:span><text:span text:style-name="T2">אני גם לא רוצה להיות כזה</text:span><text:span text:style-name="T1">. </text:span><text:span text:style-name="T2">אני רוצה לחזור הביתה אבל להיות מותק של אבא</text:span><text:span text:style-name="T1">. </text:span><text:span text:style-name="T2">ואחרי שעה לנבוח</text:span><text:span text:style-name="T1">. </text:span><text:span text:style-name="T2">אבל אני לא מצליח</text:span><text:span text:style-name="T1">. </text:span><text:span text:style-name="T2">זה אומר שההתנהגות שלי בוחרת אותי</text:span><text:span text:style-name="T1">. </text:span><text:span text:style-name="T2">ואנחנו נשאל למה</text:span><text:span text:style-name="T1">? </text:span><text:span text:style-name="T2">למה אני לא מסוגל להיכנס הביתה וטו </text:span><text:span text:style-name="T1">delay </text:span><text:span text:style-name="T2">את התגובה הזאתי בשעה</text:span><text:span text:style-name="T1">? </text:span><text:span text:style-name="T2">שעתיים</text:span><text:span text:style-name="T1">. </text:span><text:span text:style-name="T2">למה</text:span><text:span text:style-name="T1">? Why am I reacting? What am I reacting to? </text:span><text:span text:style-name="T2">בסדר</text:span><text:span text:style-name="T1">? </text:span><text:span text:style-name="T2">מה</text:span><text:span text:style-name="T1">? </text:span><text:span text:style-name="T2">תראי מיכאלה מספרת שהיא יצאה מפה והתבעסה אחרי יום </text:span><text:span text:style-name="T1">what is she reacting to </text:span><text:span text:style-name="T2">חולון הרצליה</text:span></text:p>
      <text:p text:style-name="P2"><text:span text:style-name="T2">כמה שנים עברו כמה שנים עברו כמה </text:span><text:span text:style-name="T1">30 </text:span><text:span text:style-name="T2">חולון הרצליה חבר</text:span><text:span text:style-name="T1">'</text:span><text:span text:style-name="T2">ה בחמש שאלות עוד</text:span></text:p>
      <text:p text:style-name="P1"><text:soft-page-break/>פעם הראשונית של דבר</text:p>
      <text:p text:style-name="P2"><text:span text:style-name="T2">מה הראקטיביות לא</text:span><text:span text:style-name="T1">,</text:span></text:p>
      <text:p text:style-name="P2"><text:span text:style-name="T2">ברור שלא</text:span><text:span text:style-name="T1">.</text:span></text:p>
      <text:p text:style-name="P2"><text:span text:style-name="T2">לא</text:span><text:span text:style-name="T1">, </text:span><text:span text:style-name="T2">את לא כל הזמן ראקטיבית</text:span><text:span text:style-name="T1">. </text:span><text:span text:style-name="T2">אנחנו מתעניינים במקומות שיש חזרתיות שאת שוב ושוב מופעלת שם</text:span><text:span text:style-name="T1">, </text:span><text:span text:style-name="T2">מועי שסיפרת</text:span><text:span text:style-name="T1">, </text:span><text:span text:style-name="T2">נכון</text:span><text:span text:style-name="T1">? </text:span><text:span text:style-name="T2">מפעיל אותך באותו מקום על אם לחקור את זה כנראה על אותו דבר</text:span><text:span text:style-name="T1">. </text:span><text:span text:style-name="T2">בסדר</text:span><text:span text:style-name="T1">? </text:span><text:span text:style-name="T2">את לא כל היום הולכת בעולם</text:span></text:p>
      <text:p text:style-name="P2"><text:span text:style-name="T2">ראקטיבי</text:span><text:span text:style-name="T1">. </text:span><text:span text:style-name="T2">שתיים במקום הראקטיבי</text:span><text:span text:style-name="T1">. </text:span><text:span text:style-name="T2">זאת אפת מדבר על שלא מודעת לעצמה</text:span><text:span text:style-name="T1">.</text:span></text:p>
      <text:p text:style-name="P2"><text:span text:style-name="T2">לא</text:span><text:span text:style-name="T1">. </text:span><text:span text:style-name="T2">מה זה בבסיס</text:span><text:span text:style-name="T1">? </text:span><text:span text:style-name="T2">כמה אחוזים האישיות שלך ראקטיבית</text:span><text:span text:style-name="T1">? 5% </text:span><text:span text:style-name="T2">או </text:span><text:span text:style-name="T1">55% </text:span><text:span text:style-name="T2">אם אתה ב</text:span><text:span text:style-name="T1">-51% </text:span><text:span text:style-name="T2">ראקטיבי אם היינו לעשות את זה מדד אז את השפות של החיים שלך כל היום</text:span></text:p>
      <text:p text:style-name="P1">בעצם השאלה היא בוא נגיד בגילים קצת יותר מקדמים כמה מהדברים שמתרחשים סביבך למדת לפרש כאיום או חווית כאיום מביא תחלת בן אדם יותר ראקטיבי או פרטראקטיבי</text:p>
      <text:p text:style-name="P1">אתה מדבר על הילד</text:p>
      <text:p text:style-name="P2"><text:span text:style-name="T2">אפשר לבוא ו זה לא ניסוח מספיק מדויק לא</text:span><text:span text:style-name="T1">, </text:span><text:span text:style-name="T2">אבל זה גם אנחנו אומרים אתה מפרש כמבוגר דברים כאיום כיוון שהם יושבים על חוויות אמיתיות שעברת בילדות</text:span><text:span text:style-name="T1">, </text:span><text:span text:style-name="T2">בסדר</text:span><text:span text:style-name="T1">, </text:span><text:span text:style-name="T2">שיכול להיות שהם היו קשות לכל ילד</text:span><text:span text:style-name="T1">, </text:span><text:span text:style-name="T2">אבל כל תודעה של ילד לקחה אותם למקום אחר עם המשבים שלו</text:span><text:span text:style-name="T1">, </text:span><text:span text:style-name="T2">למדה מזה למידה אחרת ואז היום אתה לפעמים מפרש כאיום משהו שאולי הוא לא איום</text:span><text:span text:style-name="T1">. </text:span><text:span text:style-name="T2">החוויה המקורית לרוב היא הייתה מורכבת</text:span><text:span text:style-name="T1">. </text:span><text:span text:style-name="T2">בסדר</text:span><text:span text:style-name="T1">? </text:span><text:span text:style-name="T2">ילד לא סתם מפתח טראומה איפה שלא היה כלום</text:span><text:span text:style-name="T1">. </text:span><text:span text:style-name="T2">עוד פעם א</text:span></text:p>
      <text:p text:style-name="P1">מה אתה שואל עוד פעם</text:p>
      <text:p text:style-name="P1">כן</text:p>
      <text:p text:style-name="P1">מסגרית</text:p>
      <text:p text:style-name="P1">לעזור לאנשים את כן מהגדן לילדים בסדר</text:p>
      <text:p text:style-name="P1">כן</text:p>
      <text:p text:style-name="P1">לעשות במניעה מה שואל אה האם זה שאלה של אני לא מדבר אפילו על האדם שחברת רומה ש</text:p>
      <text:p text:style-name="P1">אתה מדבר כאבא כרגע</text:p>
      <text:p text:style-name="P1">אוקיי אז שואלת אותנו אבא שואל אותנו שאלה כן מה אתה שואל</text:p>
      <text:p text:style-name="P2"><text:span text:style-name="T2">מה צריך לקרות לילד או או או איך מתפתח ילד שהוא פחות ראקטיבי מילד אחר</text:span><text:span text:style-name="T1">?</text:span></text:p>
      <text:p text:style-name="P2"><text:span text:style-name="T2">לא</text:span><text:span text:style-name="T1">, </text:span><text:span text:style-name="T2">זה כמו לשאול איך נברא העולם</text:span><text:span text:style-name="T1">.</text:span></text:p>
      <text:p text:style-name="P2"><text:span text:style-name="T2">אתה אמרתי</text:span><text:span text:style-name="T1">, </text:span><text:span text:style-name="T2">אמרת</text:span><text:span text:style-name="T1">, </text:span><text:span text:style-name="T2">יש אחד שהוא </text:span><text:span text:style-name="T1">5% </text:span><text:span text:style-name="T2">וברור שזה סלי</text:span><text:span text:style-name="T1">, </text:span><text:span text:style-name="T2">זה לא באמת כמותני</text:span><text:span text:style-name="T1">. </text:span><text:span text:style-name="T2">משה בחווית הילדות של ילד א מה יכול לקרות טוב יותר בשביל פחות ר</text:span></text:p>
      <text:p text:style-name="P2"><text:span text:style-name="T2">אני אצטרך פענות הזה מאוד מאוד בסיסמה בשלב הזה</text:span><text:span text:style-name="T1">. </text:span><text:span text:style-name="T2">ככל שילד יחוש עצמו ראוי לאהבה מעצם היותו</text:span><text:span text:style-name="T1">. </text:span><text:span text:style-name="T2">וככל שיהיה א תהליך שבו א הוא חווה עצמו ראוי בכל החלקים שלו</text:span><text:span text:style-name="T1">, </text:span><text:span text:style-name="T2">בכל מנהד הרגשות שלו</text:span><text:span text:style-name="T1">, </text:span><text:span text:style-name="T2">בכל המצבים שלו</text:span><text:span text:style-name="T1">. </text:span><text:span text:style-name="T2">ככל שהמקום הזה יהיה יותר בטוח עבורו</text:span><text:span text:style-name="T1">, </text:span><text:span text:style-name="T2">אז הוא יהיה פחות א מאוים בשוטף א ממה שקורה</text:span><text:span text:style-name="T1">. </text:span><text:span text:style-name="T2">וזה למרות שהוא יפגוש טראומות ודראמות כמו כולנו במהלך החיים</text:span><text:span text:style-name="T1">.</text:span></text:p>
      <text:p text:style-name="P2"><text:span text:style-name="T2">אנחנו גם נגיד שטראומה ככל שיש הטראומה יכולה להיות מאוד מאוד קשה</text:span><text:span text:style-name="T1">, </text:span><text:span text:style-name="T2">אבל אם היה אחרי הטראומה מענה רגשי עיבוד</text:span><text:span text:style-name="T1">, </text:span><text:span text:style-name="T2">תיווך וזה אז כנראה זה ישאיר והביטחון העצמי וכל הדבר זה שטה לומר זה ישאיר שאלה אינסרית וד</text:span></text:p>
      <text:p text:style-name="P1">כן באמת שאלה</text:p>
      <text:p text:style-name="P1">שאלה אינסרית אוקיי</text:p>
      <text:p text:style-name="P2"><text:span text:style-name="T2">המימד השני המעט יותר מפותח נקרא תודעה אקטיבית ובאנגלית כותבים אטנ זמן טוב להגיד שאני דסלק</text:span><text:span text:style-name="T1">lect</text:span><text:span text:style-name="T2">ט לי </text:span><text:span text:style-name="T1">light</text:span><text:span text:style-name="T2">ט כזה אם אתם רואים שגיעות על הלוח בבקשה תגידו לי את זה בהלימה עם השעות חושש עוז נוקפות זה </text:span><text:soft-page-break/><text:span text:style-name="T2">האחוזים לים בתודעה אקטיבית הילד עושה את מה שהוא עשה נגיד בדוגמת הילד הוא מתחצף בדיוק כפי שהוא התחצף אתמול אבל אני בגלל שעשיתי איזשהו תהליך אולי סדנת אימפקט אולי תהליך פה כבר לא חווה את אותם חוויות רגשיות שהחוצפה הקודמת שרפה אותי ואני חופשי לבחור התנהגות שמטפלת בחוצפה של הילד יותר מפותח אולי טעיתי</text:span><text:span text:style-name="T1">, </text:span><text:span text:style-name="T2">לא יודע</text:span><text:span text:style-name="T1">. </text:span><text:span text:style-name="T2">כלומר פה מישהו מפריע לי</text:span><text:span text:style-name="T1">, </text:span><text:span text:style-name="T2">אני אומר לו</text:span><text:span text:style-name="T1">, </text:span><text:span text:style-name="T2">מי אתה חושב שאתה שאתה מדבר אליי ככה</text:span><text:span text:style-name="T1">? </text:span><text:span text:style-name="T2">ואני מתעיף אותו את ההתנהגות הזו ממני</text:span><text:span text:style-name="T1">. </text:span><text:span text:style-name="T2">וב</text:span><text:span text:style-name="T1">a </text:span><text:span text:style-name="T2">מה אני שואל את עצמי</text:span><text:span text:style-name="T1">?</text:span></text:p>
      <text:p text:style-name="P2"><text:span text:style-name="T2">מה האפשרויות שלי כדי מה</text:span><text:span text:style-name="T1">? </text:span><text:span text:style-name="T2">כיסדול כדי למנוע את ההתנהגות הזאתי</text:span><text:span text:style-name="T1">. </text:span><text:span text:style-name="T2">אוקיי</text:span><text:span text:style-name="T1">? </text:span><text:span text:style-name="T2">ואם הדרך שאני פועל כדי למנוע את זה לא מביא מ תוצאות מה אני משנה דרך כלומר אם משהו אחד לא עובד לי אני מנסה משהו אחר זה ההבדל המהותי בין </text:span><text:span text:style-name="T1">reactingacting </text:span><text:span text:style-name="T2">זה שב</text:span><text:span text:style-name="T1">acting </text:span><text:span text:style-name="T2">ההתנהגות בוחרת אותי וב</text:span><text:span text:style-name="T1">a </text:span><text:span text:style-name="T2">אני בוחר את ההתנהגות שלי יש לי חופש רגשי לבחור את מה שאני רוצה כלומר אני לא מופעל רגשית למה אני לא מופעל רגשית כי עברתי את תהליך הטיפול ול המופלא של בית ספר בנג תודעת</text:span><text:span text:style-name="T1">. </text:span><text:span text:style-name="T2">יש לנו הרבה הרבה לתוווח פה בתוך העולם הזה</text:span><text:span text:style-name="T1">, </text:span><text:span text:style-name="T2">אבל אנחנו בפירוש רוצים להביא את האנשים שלנו למקום שבו א מה שפעם הפעיל אותי וזרק אותי לראקציה ברמה כזאת או אחרת</text:span><text:span text:style-name="T1">. </text:span><text:span text:style-name="T2">אני אהיה מסוגל להגיד אח אני זוכר את התקופה שהתנהגויות כאלה היו מפעילות אותי</text:span><text:span text:style-name="T1">. </text:span><text:span text:style-name="T2">כלומר עשיתי איזשהיא תנועה בפנימיות שלי</text:span><text:span text:style-name="T1">. </text:span><text:span text:style-name="T2">אגב על ציר הזמן איפה נמצאת תודעה ראקטיבית ומה היא עוסקת</text:span><text:span text:style-name="T1">? </text:span><text:span text:style-name="T2">ומה שכבר קרה הוא התחצף עכשיו אני אטיס את הדבר הזה מהעיניים שלי בכוונה השפה שלי בוטה כי אנחנו יש בנו אלימות בתוך המקום הזה אוקיי אז זה יושב על העבר זה עובה הוא אומר איך אני פונה לבעיה הזו שנמצאת לי כרגע מול העיניים ואם אני לא מצליח לפתור אותה מה אני צריך לעשות שונה</text:span></text:p>
      <text:p text:style-name="P1">ואג מה שמעסיק אותי זה לאבו דווקא איך אני מסיר ממני היום אלא מה הפעולה נגיד במקרה של הילד ההורית הנכונה כן זה לא אותו דבר מסיק אותי לעשות משהו עם הילד</text:p>
      <text:p text:style-name="P1">איך אני ממגר את החוצפה הזו של הילד אם אנחנו רוצים להיות מעט יותר מורכבים ואנחנו רוצים להיות מעט יותר מורכבים אז המודל מדבר בעצם על מערכת יחסים בין תודעה שזה הדבר הזה שאמרנו שאנחנו לא יודעים להגדיר לבין מציאות יפ תודעה אקטיבית</text:p>
      <text:p text:style-name="P1">תודעה אקטיבית אמיתית לא רואה את מה לא חווה אותה קיום</text:p>
      <text:p text:style-name="P1">לא הפעיל אותי בכלל גם אנחנו שומעים את זה כל הזמן ממשתתפים בסדנאות או ממטופלים שעוברים את הזה אומרים בואנה את כאילו קרה ככה וככה וזה ווא לא הופלתי</text:p>
      <text:p text:style-name="P1">עד היום הם לא עסקו בזה הם לא התאמצו בשביל זה זה לא מבינה זה מראש לא כפתורנה</text:p>
      <text:p text:style-name="P1">אז ברגע אני אומרת אוקיי אבל אני לא רוצה ללכת לשם אז מה האפשרויות</text:p>
      <text:p text:style-name="P1">כבר עלתה אולי מידת ה כבר הייתה הייתי פחות מופלת אם הצלחתי לעשות את זה</text:p>
      <text:p text:style-name="P1">פחות לא בכלל שזה קצת לפעמים הגיעלי יש איזה רגע</text:p>
      <text:p text:style-name="P1">לא טוב אבל מה את טוענת</text:p>
      <text:p text:style-name="P1">אני טוענת שמה שמאפשר אותה זה יכולת לעשות טוויץ שזה יכול להיות לפתוח שם חלון של שיקול דעת</text:p>
      <text:p text:style-name="P2"><text:span text:style-name="T2">אבל חלון של שיקול דעתך הכל אנחנו לא נגד לוקח את הראקטיביות וז מזיז אותה הצידה זה בב נת זה הוא גיבור הכובש את יצרו</text:span><text:span text:style-name="T1">. </text:span><text:span text:style-name="T2">אנחנו רוצים להגיע באמת למקום שהראקטיביות אינה מרימה את הראש</text:span><text:span text:style-name="T1">.</text:span></text:p>
      <text:p text:style-name="P1">לא</text:p>
      <text:p text:style-name="P2"><text:span text:style-name="T2">לא</text:span><text:span text:style-name="T1">. </text:span><text:span text:style-name="T2">אגב כן חשוב לי להגיד שאנחנו לא בי</text:span></text:p>
      <text:p text:style-name="P2"><text:span text:style-name="T2">איזה הייתה אתה את הספק החצופה הזאתי</text:span><text:span text:style-name="T1">.</text:span></text:p>
      <text:p text:style-name="P1">אה לא לא פספסתי אתה</text:p>
      <text:p text:style-name="P1">שמה</text:p>
      <text:p text:style-name="P2"><text:span text:style-name="T2">עם מה את לא מסכימה</text:span><text:span text:style-name="T1">? </text:span><text:span text:style-name="T2">ברוב חוצפתך עם זה שב</text:span></text:p>
      <text:p text:style-name="P2"><text:soft-page-break/><text:span text:style-name="T2">הנה למשל בא את תלמיד אומר אני עם זה לא מסכימה גם עשתה פרצוף של כאילו תתאפס על עצמך מה זה בפירוש יכול היה להפעיל נכון היה יכול להיות </text:span><text:span text:style-name="T1">react</text:span><text:span text:style-name="T2">טינ היה </text:span><text:span text:style-name="T1">rect</text:span><text:span text:style-name="T2">טי</text:span><text:span text:style-name="T1">ing </text:span><text:span text:style-name="T2">לא</text:span></text:p>
      <text:p text:style-name="P2"><text:span text:style-name="T2">לא היה </text:span><text:span text:style-name="T1">react</text:span><text:span text:style-name="T2">טינ אבל זה אקטינ</text:span></text:p>
      <text:p text:style-name="P1">וסקרנות אבל זה שהגבת לזה אתה לא עדייש לזה אתה לא מעל זה אבל יכולת לזוז</text:p>
      <text:p text:style-name="P1">אבל לא זזתי</text:p>
      <text:p text:style-name="P1">ומיקרו זה לא לזוז מהלהתעצבן על זה היה שם יכולת לא הייתה מיקרוצמן ברמה הרגשית לא הייתה חווה התיום להפך הייתי מבסוט שראיתי את ה את הניואנס בפנים שלך אני שמחתי את זה אוקיי באותה מידה יכול להיות בן אדם ש שבהפסקה אומר מה זה צריך להיות כאילו מה זה הפרצופים האלה שהיא עושה לי כאילו סליחה בא להיות תלמידה או בא להיות א זה עוד כל אחד בא לי מהאקדמיה ו</text:p>
      <text:p text:style-name="P2"><text:span text:style-name="T2">אוקיי אז קודם כל רגע לשים את האמת על השולחן בפירוש אנחנו רוצים ויכולים להגיע למקום שבו משהו שיפעיל אותי ב</text:span><text:span text:style-name="T1">-100 </text:span><text:span text:style-name="T2">יפעיל אותי באפס</text:span><text:span text:style-name="T1">. </text:span><text:span text:style-name="T2">אפשר אבל גם אפשר להיות אני אני בודקת סרכנים נגיד</text:span></text:p>
      <text:p text:style-name="P1">אבל לא לשם אנחנו רוצים להגיע</text:p>
      <text:p text:style-name="P1">אבל אי אפשר להגיע בהכל ששום דבר לא יפעיל אותנו</text:p>
      <text:p text:style-name="P2"><text:span text:style-name="T2">על מה השיחה</text:span><text:span text:style-name="T1">?</text:span></text:p>
      <text:p text:style-name="P2"><text:span text:style-name="T2">השיחה היא על המקום שבו כשאני פוגשת אפס או </text:span><text:span text:style-name="T1">100 </text:span><text:span text:style-name="T2">זה מלחיץ אותי</text:span></text:p>
      <text:p text:style-name="P1">אוקיי</text:p>
      <text:p text:style-name="P1">אוקיי זה שם עליי צד השיחה אזורים יותר ביניים</text:p>
      <text:p text:style-name="P1">על מה השיחה אם כך</text:p>
      <text:p text:style-name="P1">על הצורך בחלה כלפי</text:p>
      <text:p text:style-name="P1">אתם מבינים תמיד שני כובעים תמיד שני כובעים אתם צריכים להבין תמיד שני כובעים עכשיו נגיד שאנחנו עוזים כשיחה והולכים לדבר על החמלה של כלפי עצמה אתם מבינים שזה עולם אחר אנחנו בים אחר לגמרי כן</text:p>
      <text:p text:style-name="P1">ירדן</text:p>
      <text:p text:style-name="P1">א יפה</text:p>
      <text:p text:style-name="P1">כן</text:p>
      <text:p text:style-name="P1">יאל</text:p>
      <text:p text:style-name="P1">יאלפו טובים אז א</text:p>
      <text:p text:style-name="P1">כן אנחנו נשמח שתשימו כולם ישימו יקח כמה נפגשים</text:p>
      <text:p text:style-name="P3">20 21</text:p>
      <text:p text:style-name="P1">אני כן ממש אני בכל חרובה אפילו ברמה הפיוטית הבוגבנית גם אם יש דברים שבעבר א שסליחה דברים שהיום א כבר לא מפיגים אותי בבעבר הם מאוד הפעיל אותי אם אני דווקא כן בחוויה הטפונית מסכלת על המיקרו בטזי כן יש איזשהיא תנועה כאילו ממה שאני לפחות חובה ומפכירה המערכת הכלה היא תמיד ישארקטינג יותר</text:p>
      <text:p text:style-name="P2"><text:span text:style-name="T2">חברה התשובה היא תשובה יותר רכה רק שיאל שאלה מתוך שורש מסוים אוקיי אז בוא נעשה רגע סדר יש בין אפס ל</text:span><text:span text:style-name="T1">-100 </text:span><text:span text:style-name="T2">יש מצב יעל שבו פעולה שבעבר הפעיל אותי היום אין שום ניואנס גופני אפשר להגיע ל</text:span><text:span text:style-name="T1">-100% </text:span><text:span text:style-name="T2">ניקיון במקום מסמים זה לא איזה אוטופיה של מ רות זה בפירוש אפשרי אני יכול לסמן כמה אזורים בפנימיות שלי שדברים שהפעילו אותי לגמרי לא מעוררים כבר כלום ועדיין התנועה שלנו היא תנועה אה מעורר </text:span><text:span text:style-name="T1">99 98 97 9 50 </text:span><text:span text:style-name="T2">בחלק מהמקומות אנחנו לא מגיעים עד הסוף יש עדיין עבודה הסטה היא לא האסטרטגיה שאנחנו מובילים פה בסדנה הזו למרות מה שאני מרגיש שאני עושה פעולה אחרת זה גיבור הכובשת תצרוב וזה לא אסטרטגית הטיפול שלנו היא לא ראה אין לי טענות אליה לא לשם אנחנו הולכים בסדר</text:span><text:span text:style-name="T1">? </text:span><text:span text:style-name="T2">אנחנו בפירוש רוצים לעבור מ</text:span><text:span text:style-name="T1">R </text:span><text:span text:style-name="T2">ל</text:span><text:span text:style-name="T1">A </text:span><text:span text:style-name="T2">שמה שבעבר הפעיל אותי רגשית יגיע למצב של ריפוי</text:span><text:span text:style-name="T1">. </text:span><text:span text:style-name="T2">עכשיו האם </text:span><text:span text:style-name="T1">80% </text:span><text:span text:style-name="T2">ריפוי הוא ריפוי</text:span><text:span text:style-name="T1">? </text:span><text:span text:style-name="T2">כן</text:span><text:span text:style-name="T1">, </text:span><text:span text:style-name="T2">אין לי בעיה</text:span><text:span text:style-name="T1">. </text:span><text:span text:style-name="T2">בסדר</text:span><text:span text:style-name="T1">? </text:span><text:span text:style-name="T2">אבל </text:span><text:soft-page-break/><text:span text:style-name="T2">אני כן אומר זה יכול להגיע גם לאפס</text:span><text:span text:style-name="T1">. </text:span><text:span text:style-name="T2">זה לא כל כך משנה לי</text:span><text:span text:style-name="T1">. </text:span><text:span text:style-name="T2">אגב</text:span><text:span text:style-name="T1">, </text:span><text:span text:style-name="T2">אם זה מתרומם </text:span><text:span text:style-name="T1">10% </text:span><text:span text:style-name="T2">ואני יודע לשים את זה בצד</text:span><text:span text:style-name="T1">, </text:span><text:span text:style-name="T2">דיינו אני אני מטפל מאושר</text:span><text:span text:style-name="T1">. </text:span><text:span text:style-name="T2">בסדר</text:span><text:span text:style-name="T1">?</text:span></text:p>
      <text:p text:style-name="P2"><text:span text:style-name="T2">נגיד מה שאני סיפרתי אז אני רואה את המופעלות שלי ויחד עם זאת אני גם רוצה לעשות ממש עב</text:span><text:span text:style-name="T1">. </text:span><text:span text:style-name="T2">כדי להבין בתוך העולם הפנימי שלי</text:span></text:p>
      <text:p text:style-name="P2"><text:span text:style-name="T2">איך אני יכולה לנקות את זה</text:span><text:span text:style-name="T1">. </text:span><text:span text:style-name="T2">לא</text:span><text:span text:style-name="T1">, </text:span><text:span text:style-name="T2">אין לי שום כוונה ללכת ולהשליך עליה</text:span><text:span text:style-name="T1">. </text:span><text:span text:style-name="T2">כן</text:span><text:span text:style-name="T1">.</text:span></text:p>
      <text:p text:style-name="P2"><text:span text:style-name="T2">ברור</text:span><text:span text:style-name="T1">.</text:span></text:p>
      <text:p text:style-name="P2"><text:span text:style-name="T2">אז אז זה איזשהו מקום שאני מזהה</text:span><text:span text:style-name="T1">. </text:span><text:span text:style-name="T2">אוקיי</text:span><text:span text:style-name="T1">, </text:span><text:span text:style-name="T2">אני עכשיו מפעלת ואז אני משמשת פנימה</text:span><text:span text:style-name="T1">. </text:span><text:span text:style-name="T2">אז זה לא המקום זה נקרא איזה הגיבור שפובש את צחוק</text:span><text:span text:style-name="T1">.</text:span></text:p>
      <text:p text:style-name="P2"><text:span text:style-name="T2">לא</text:span><text:span text:style-name="T1">, </text:span><text:span text:style-name="T2">זה בסך הכל הדלת שאת רוצה להיכנס לו</text:span><text:span text:style-name="T1">. </text:span><text:span text:style-name="T2">עכשיו צריך להיכנס לו</text:span><text:span text:style-name="T1">.</text:span></text:p>
      <text:p text:style-name="P2"><text:span text:style-name="T2">זה כבר כאילו רמה של מודעות</text:span><text:span text:style-name="T1">, </text:span><text:span text:style-name="T2">אבל אנחנו נרצה להביא זה התהליך שדרכו בסוף אם נעשה שם עבודה מדויקת</text:span><text:span text:style-name="T1">, </text:span><text:span text:style-name="T2">אתה תגיע אולי למצב שזה מראש כבר לא מפעיל או כמעט</text:span><text:span text:style-name="T1">. </text:span><text:span text:style-name="T2">לא מפעיל</text:span></text:p>
      <text:p text:style-name="P2"><text:span text:style-name="T2">אז רחל היא פרימיטיבית שהיא החברה שלך היא עכשיו תלרלר עם החברות של מה זה צריך להיות אני פתחתי את הלב ונתתי והיא ניצלה את זה ומקום זה וזה נשאר שם רחלי היא אומרת לא אני כבר ילדה גדולה אני כבר עושה יוגו </text:span><text:span text:style-name="T1">800 </text:span><text:span text:style-name="T2">שנה וה אני לא מבינה שאין לי מה להשים את המראה אני מבינה שזה שלי אבל לא יודעת לאן ללכת ויש כאלה שיודעים לאן ללכת ומתחילים לשאיף את זה ויש כאלה שאומרים אני זוכר את אותה תקופה שכשמישהו היה לוקח אותי כמובן מאליו ומפיל אחריות אחר כך מאשים אותי</text:span><text:span text:style-name="T1">, </text:span><text:span text:style-name="T2">יודע מפעיל אותי</text:span><text:span text:style-name="T1">. </text:span><text:span text:style-name="T2">זה לא יאומן זה לא יאומן</text:span><text:span text:style-name="T1">. </text:span><text:span text:style-name="T2">אני זוכרת את זה מומאם</text:span><text:span text:style-name="T1">. </text:span><text:span text:style-name="T2">כשאנחנו רוצים להגדיר מערכת יחסים בין תודעה לבין מציאות</text:span><text:span text:style-name="T1">, </text:span><text:span text:style-name="T2">אנחנו רוצים אה לא להסתכל על זה במקום הבנלי של תחשוב טוב ויהיה טוב ותחייך ויחייכו אליך</text:span><text:span text:style-name="T1">. </text:span><text:span text:style-name="T2">או תדמיין שיש לך צ</text:span><text:span text:style-name="T1">'</text:span><text:span text:style-name="T2">ק של מיליון דולר ויה לך צ</text:span><text:span text:style-name="T1">'</text:span><text:span text:style-name="T2">ק של מיליון דולר</text:span><text:span text:style-name="T1">. </text:span><text:span text:style-name="T2">או תדמיין שיש חניה בתל אביב ויש חניה בתל אביב</text:span><text:span text:style-name="T1">, </text:span><text:span text:style-name="T2">אין חניות בתל אביב</text:span><text:span text:style-name="T1">.</text:span></text:p>
      <text:p text:style-name="P2"><text:span text:style-name="T2">לא נכון</text:span><text:span text:style-name="T1">. </text:span><text:span text:style-name="T2">זה עובד</text:span><text:span text:style-name="T1">. </text:span><text:span text:style-name="T2">טל</text:span><text:span text:style-name="T1">, </text:span><text:span text:style-name="T2">אתה כל אומר את זה זה כן עובד אני רגע א אתפוס את הצד של פרדסחנה כן תקשיב רגע פרדסחנה</text:span></text:p>
      <text:p text:style-name="P1">כן לא מאמין שב</text:p>
      <text:p text:style-name="P1">אישה בהריון הולכת ברחוב רואה רק</text:p>
      <text:p text:style-name="P1">לכן אדם שמדמיין שיש חניה פנויה בתל אביב הוא בתודעת אישה בהריון וכשיש חניה פנויה בתל אביב הוא יראה אותה כי הוא רצפטיבי לדבר הזה כמו שכשמישהו רוצה לקנות לא יודע סוברו פורסטר הוא יראה את כל סוברו פוסטר אין מצב שבו אתה עכשיו נכנסת לאיבן גבוירול ואתה מדמיין חניה פנויה</text:p>
      <text:p text:style-name="P1">ומי ש</text:p>
      <text:p text:style-name="P2"><text:span text:style-name="T2">ועובר ויושב בתי קפה אחד אומר אני לא יודע אני חייב לזוז עכשיו לא תכננתי אבל אני חייב לזוז לפנות לטעל מקום זה לא קורה אוקיי אז אתם יכולים לחיות בסרט מה שכן קורה זה שתודעה קבועה רציפה מתמשכת שאני אוחז בה במשך שנים מכתיבה ב</text:span><text:span text:style-name="T1">-100% </text:span><text:span text:style-name="T2">את המציאות שבה אני חי</text:span><text:span text:style-name="T1">. </text:span><text:span text:style-name="T2">זה ודאי</text:span><text:span text:style-name="T1">. </text:span><text:span text:style-name="T2">ועכשיו על הרצף הזה יש עוד כל מיני דברים</text:span><text:span text:style-name="T1">. </text:span><text:span text:style-name="T2">ברור שאם אני אכנס לפה עם פרצוף תשעה באב בתודעה הזו אני אשפיע עליכם</text:span><text:span text:style-name="T1">. </text:span><text:span text:style-name="T2">וברור שאם אני מאוים כמורה אז אני אהפוך אתכם לתוקפניים אוטבר</text:span><text:span text:style-name="T1">. </text:span><text:span text:style-name="T2">ברור שזה קורה</text:span><text:span text:style-name="T1">. </text:span><text:span text:style-name="T2">אנחנו הולכים לדבר על הדוגמה שאני נתתי</text:span><text:span text:style-name="T1">. </text:span><text:span text:style-name="T2">אותי מעסיק לראות מה החיים שלכם</text:span><text:span text:style-name="T1">, </text:span><text:span text:style-name="T2">איפה הם תקועים</text:span><text:span text:style-name="T1">, </text:span><text:span text:style-name="T2">איפה של המטופולים שלם תקועים ואיזה תודעה ארוכת טווח ומתמשכת בראה את ה מציאות הזו</text:span><text:span text:style-name="T1">. </text:span><text:span text:style-name="T2">כל היתר לא מעניין אותי</text:span><text:span text:style-name="T1">. </text:span><text:span text:style-name="T2">לא מעניין אותי ה תחשוב טוב יהיה טוב</text:span><text:span text:style-name="T1">. </text:span><text:span text:style-name="T2">זה אבקת קסמים</text:span><text:span text:style-name="T1">. </text:span><text:span text:style-name="T2">להגיד לכם שזה לא מתקשר במידה מסתמציאות ברור</text:span><text:span text:style-name="T1">. </text:span><text:span text:style-name="T2">מצב רוח משפיע על מצב רוח</text:span><text:span text:style-name="T1">. </text:span><text:span text:style-name="T2">אבל לא בגלל החניה בתל אביב תגיעו לטיפול</text:span><text:span text:style-name="T1">. </text:span><text:span text:style-name="T2">לא יודע</text:span><text:span text:style-name="T1">. </text:span><text:span text:style-name="T2">נכנס לבין גבויר</text:span><text:span text:style-name="T1">. </text:span><text:span text:style-name="T2">דומה שיש חניה אין חניה</text:span><text:span text:style-name="T1">. </text:span><text:span text:style-name="T2">אני לא צריך לחיות ככה</text:span><text:span text:style-name="T1">. </text:span><text:span text:style-name="T2">לא בגלל זה באתם פה</text:span><text:span text:style-name="T1">. </text:span><text:span text:style-name="T2">מה</text:span><text:span text:style-name="T1">? </text:span><text:span text:style-name="T2">ועדיין אני אוכיח לכם באותות ובמופתים</text:span></text:p>
      <text:p text:style-name="P1">שגם אם אני אעשה טוב</text:p>
      <text:p text:style-name="P2"><text:soft-page-break/><text:span text:style-name="T2">שמי שיש לו תודעה מאוד קונקרטית והוא מדמיין עתיד רצוי ואפילו פועל שהוא התרחש וחלק עמוק בפנימיות שלו מתנגד לזה בכל מעודו אתה יכול לחשוב טוב מהיום עד מחר ולעשות טוב מהיום עד מחר ותשאיר את הכו באותה מידה אני את הדבר הזה ראיתי </text:span><text:span text:style-name="T1">60 </text:span><text:span text:style-name="T2">א</text:span><text:span text:style-name="T1">000 </text:span><text:span text:style-name="T2">פעם בחיים שלי ולכן המקומות שבהם תודעה ופעולה מביאות את עצמם במציאות זה כשהם יושבים על תשתית תודה דעתית שמאפשרת את זה אוקיי אה</text:span></text:p>
      <text:p text:style-name="P1">צ לבגר את כל פילות שיש לנו</text:p>
      <text:p text:style-name="P1">נגיד לצורך העניין</text:p>
      <text:p text:style-name="P1">קנים קדש ואז אתה דומה או שך דומה במשלים כאילו אבל אתה אומר אם אני לא מנקה טיף</text:p>
      <text:p text:style-name="P1">נכון</text:p>
      <text:p text:style-name="P1">נכון</text:p>
      <text:p text:style-name="P1">נכון</text:p>
      <text:p text:style-name="P1">גם זה לא הינה אפילו</text:p>
      <text:p text:style-name="P1">כי התשתית תמיד מנצחת את האפליקציה הדוגמה הבסיסית אני לא נכנס לזה לעומק אה אני מדמיינת את עצמי רזה או אני מדמיין את עצמי רזה ואני עושה פעולות כדי לרזות הנה מדמיין ו ואני אכן מרזה אבל אם תת המודע הטוב מטיב שאנחנו נדבר עליו עוד מעט מרגיש מאוד מאוד מאו מהרזון שלי כי התקפתי מינית כשהייתי פצצה אז הוא לא יתן לדבר הזה לשרוד והוא יברא את מה שבא לו פה יש לנו התנגשויות ואתם תראו שמערכת הפעלה תמיד מנצחת אני אני דיסייס במקום הזה כלומר אין לי אצלי בסדר</text:p>
      <text:p text:style-name="P1">א</text:p>
      <text:p text:style-name="P1">ווא הנה יש תלמידות שמסכימות יש תלמידות רק לסות שאפשרו להיכנס כל הזמן</text:p>
      <text:p text:style-name="P2"><text:span text:style-name="T2">מה תלמידי קצת מהשכנים</text:span><text:span text:style-name="T1">.</text:span></text:p>
      <text:p text:style-name="P2"><text:span text:style-name="T2">לא</text:span><text:span text:style-name="T1">, </text:span><text:span text:style-name="T2">אנחנו נרצה שהיא פחות תסכים</text:span><text:span text:style-name="T1">.</text:span></text:p>
      <text:p text:style-name="P2"><text:span text:style-name="T2">טוב</text:span><text:span text:style-name="T1">, </text:span><text:span text:style-name="T2">גם לא כולם מסיימינים את הקורס</text:span><text:span text:style-name="T1">. </text:span><text:span text:style-name="T2">מהניסיון שלי ראקטיביות היא כלי שבסוף גם חלק מהחיים כאילו הוא משתמש על דברים טובים</text:span><text:span text:style-name="T1">.</text:span></text:p>
      <text:p text:style-name="P2"><text:span text:style-name="T2">בסדר</text:span><text:span text:style-name="T1">? </text:span><text:span text:style-name="T2">אני צנת דוגמה שלי אם יש פחד קהל נראה והפחד פחד קהל הזה שמשפח פרצה מצוין ממש כי כל פעם את נכנס לחרדה כל כך איומה שלא הייתה ברא אלא לעשות את הצעת השם</text:span><text:span text:style-name="T1">. </text:span><text:span text:style-name="T2">ברגע שהבנתי את זה הפכתי להיות מרצה פחות</text:span><text:span text:style-name="T1">. </text:span><text:span text:style-name="T2">טוב כאילו ממש הראקטיביות שלי אלאיום הונן שהרד פגע לי ב כביכול באות כמה השאלה שלי שבמעבר הזה איך איך כאילו אם לא מאבדים איזשהו משהו שהוא אה</text:span></text:p>
      <text:p text:style-name="P1">אתה אומר בזכות הפחד א למשל אתה אומר תל לפחד יש אכזבה פחד שלא יאהבו אותו אז הוא מתאמץ יותר להיות נחמד ומרצה טוב אז הפחד הוא שוט שלי כדי לשמר אני חושב שתמיד בסוף יש מחירים על שורשים בעייתיים שלי</text:p>
      <text:p text:style-name="P1">אני לא</text:p>
      <text:p text:style-name="P1">לא וגם לפעמים</text:p>
      <text:p text:style-name="P1">מה שאני בא להגיד כאילו שכשאתה מדבר עם מטופל צריך לדוג שכילו שיהיה איזשהו תחליף או שיהיה משהו</text:p>
      <text:p text:style-name="P1">זהו מה שבאתי להגיד זה שזה היה איזה דלק</text:p>
      <text:p text:style-name="P2"><text:span text:style-name="T2">שמיקד אותך וחיבר אותך למשהו גם אם זה באופן ראקטיבי ויש לו מחירים וברגע שהבנת את זה אבל זה לא הייתה עכשיו עבודה אולי עמוקה מספיק מול מול הדבר הזה אז לא מצאת אולי שורש אחר שנותן שם את הדלק שאתה זקוק לו כדי שזה יהיה מספיק טוב</text:span><text:span text:style-name="T1">. </text:span><text:span text:style-name="T2">בסדר</text:span><text:span text:style-name="T1">? </text:span><text:span text:style-name="T2">אולי התחבר על השורש אחר</text:span><text:span text:style-name="T1">. </text:span><text:span text:style-name="T2">ואת זה אנחנו כן עושים פה ב בת ב בת ב זאת אומרת השורש מביר שאתה חסר לי בהסבר במעבר כאילו איך איפה זה קורה</text:span><text:span text:style-name="T1">.</text:span></text:p>
      <text:p text:style-name="P2"><text:span text:style-name="T2">איפה מה קורה</text:span><text:span text:style-name="T1">?</text:span></text:p>
      <text:p text:style-name="P1">ה למצוא את השורש ה</text:p>
      <text:p text:style-name="P2"><text:soft-page-break/><text:span text:style-name="T2">קודם כל לא דיברנו על שורשים דיברנו רגע על מה זה תודעה ראקטיבית ומה זה תודעה אקטיבית</text:span><text:span text:style-name="T1">. </text:span><text:span text:style-name="T2">אנחנו מבינים שתודעה ראקטיבית אנחנו מבינים שיש בה משהו מוים</text:span><text:span text:style-name="T1">. </text:span><text:span text:style-name="T2">אנחנו</text:span></text:p>
      <text:p text:style-name="P1">יש למחיר איך מגלים מה מעוים מה עושים שם עם זה ומה מחליפים את זה או</text:p>
      <text:p text:style-name="P1">נגיע</text:p>
      <text:p text:style-name="P1">איפה אנחנו ואיפה זה</text:p>
      <text:p text:style-name="P1">אבל כן נגיד רגע בפשטות כרגע שהדלק ששורשו פחד המיכל הזה מתי שהוא נגמר וצריך להחליף אותו במשהו אחר כי המחירים שלו מתחילים להיות מאוד מאוד כבדים שוב אני קצת מרגיש ש קצת פרימור כן</text:p>
      <text:p text:style-name="P1">כשאנחנו פועלים מתוך פח אחד וזה דלק הפעולה שלנו בסוף יש לדבר הזה מחיר מאוד כבד</text:p>
      <text:p text:style-name="P1">גם ברמה הגופנית אבל גם ברמת התוצאות</text:p>
      <text:p text:style-name="P1">גם ברמת</text:p>
      <text:p text:style-name="P2"><text:span text:style-name="T2">בוא נניח אני לא רוצה לפתוח את זה יותר </text:span><text:span text:style-name="T1">R </text:span><text:span text:style-name="T2">ו</text:span><text:span text:style-name="T1">a </text:span><text:span text:style-name="T2">ברור אוקיי כשאנחנו נמצאים בתודעה ראקטיבית מה מהות הקשר בין תודעה לבין מציאות איפה הכוח</text:span></text:p>
      <text:p text:style-name="P1">נכון</text:p>
      <text:p text:style-name="P2"><text:span text:style-name="T2">שאני בתודעה ראקטיבית מה מהות הקשר בין תודעה לבין מציאות האדם יגיד בטח שאני מרגיש ככה</text:span><text:span text:style-name="T1">, </text:span><text:span text:style-name="T2">בטח שאני תקוע</text:span><text:span text:style-name="T1">, </text:span><text:span text:style-name="T2">תסתכל על המציאות שמקיפה אותי</text:span><text:span text:style-name="T1">. </text:span><text:span text:style-name="T2">זה מה שאתם תפגשו אצל רוב האנשים</text:span><text:span text:style-name="T1">. </text:span><text:span text:style-name="T2">הם יגידו עד ברור אני תוצאה של המציאות</text:span><text:span text:style-name="T1">, </text:span><text:span text:style-name="T2">ברור שאני עצמני</text:span><text:span text:style-name="T1">. </text:span><text:span text:style-name="T2">אני ראיתי איך היא זלזלה בי</text:span><text:span text:style-name="T1">? </text:span><text:span text:style-name="T2">סליחה</text:span><text:span text:style-name="T1">.</text:span></text:p>
      <text:p text:style-name="P1">קוראת עליך בעצם</text:p>
      <text:p text:style-name="P2"><text:span text:style-name="T2">קובעת עלי</text:span><text:span text:style-name="T1">.</text:span></text:p>
      <text:p text:style-name="P2"><text:span text:style-name="T2">קוראת עלי</text:span><text:span text:style-name="T1">.</text:span></text:p>
      <text:p text:style-name="P2"><text:span text:style-name="T2">כן</text:span><text:span text:style-name="T1">. </text:span><text:span text:style-name="T2">קוראת עליי</text:span><text:span text:style-name="T1">. </text:span><text:span text:style-name="T2">אז הכוח הוא במציאות שאני ב</text:span><text:span text:style-name="T1">A. </text:span><text:span text:style-name="T2">איפה הכוח</text:span><text:span text:style-name="T1">? </text:span><text:span text:style-name="T2">באמצע המציאות אותה מציאות</text:span><text:span text:style-name="T1">. </text:span><text:span text:style-name="T2">הילד מתחצף בדיוק כפי שהוא התחצף אתמול</text:span><text:span text:style-name="T1">, </text:span><text:span text:style-name="T2">אבל אני מכל מיני סיבות כבר נמצא במקום שהדבר הזה לא מנגן לי על את הניגון הפנימי הקבוע ויש לי חופש להתנהל אחרת מול אותה מציאות</text:span><text:span text:style-name="T1">. </text:span><text:span text:style-name="T2">חשוב חשוב חשוב מסוימים </text:span><text:span text:style-name="T1">createation </text:span><text:span text:style-name="T2">קורה משהו אחר לגמרי בריאש לא רק שאני לא מותנה להגיב לעבר ולהגיד לילד מי אתה חושב שאתה ש מדבר אליי ככה אני לא איזה אחד החברים שלך </text:span><text:span text:style-name="T1">react</text:span><text:span text:style-name="T2">ט</text:span><text:span text:style-name="T1">ing </text:span><text:span text:style-name="T2">לא רק שנפתחה לי היכולת והחופש לבחור איזה התנהגות נכון לי להתנהג מול הילד כדי למגר את החוצבה אלא שבאשן אני שואל שאלה אחרת לגמרי אני שואל איזה ילד איזה מציאות אני מעוניין לקדם לברוא ובאיזה תודעה עליי לאכוז כדי לקדם את המציאות הזו כלומר יש פה הנחת עבודה</text:span><text:span text:style-name="T1">. </text:span><text:span text:style-name="T2">מה הנחת העבודה</text:span><text:span text:style-name="T1">? </text:span><text:span text:style-name="T2">שהילד הוא תולדה של תודעת ההורה</text:span><text:span text:style-name="T1">. </text:span><text:span text:style-name="T2">או במילים יותר בוטיות אנחנו ניזהר עם הבומבסטיות הזאת ואנגיד את זה בכל זאת שמציאות הנה ההשתקפות של תודעה</text:span><text:span text:style-name="T1">. </text:span><text:span text:style-name="T2">או אם תרצו שמערכת היחסים שיש לי מהעולם</text:span><text:span text:style-name="T1">, </text:span><text:span text:style-name="T2">הילד המתחצף הנה ההשתקפות מוחלטת של מערכת יחסים שיש לי עם עצמי</text:span><text:span text:style-name="T1">. </text:span><text:span text:style-name="T2">איך אנחנו יודעים את זה</text:span><text:span text:style-name="T1">? </text:span><text:span text:style-name="T2">כי הנה שני הורים מקבלים יחס שונה מאותו ילד</text:span><text:span text:style-name="T1">. </text:span><text:span text:style-name="T2">אחד מחלץ ריספק מחלץ חוצפה</text:span><text:span text:style-name="T1">. </text:span><text:span text:style-name="T2">איך זה יכול להיות</text:span><text:span text:style-name="T1">? </text:span><text:span text:style-name="T2">אחד משכיב את הילד לישון והוא נשכב ברגע והשני משכיב את הילד לישון באותה מיטה באותה שעה עם אותם סנקציות מוסכמות אותה מערכת מוסכמות הורית</text:span><text:span text:style-name="T1">. </text:span><text:span text:style-name="T2">והוא לא הולך לישון עושה לל הוא עושה את המוות</text:span><text:span text:style-name="T1">. </text:span><text:span text:style-name="T2">מרצה אחד נכנס ל כיתה ביב</text:span><text:span text:style-name="T1">3 </text:span><text:span text:style-name="T2">והתלמידים אוכלים לו את הרס ולא נותנים לו לפתוח את הפה</text:span><text:span text:style-name="T1">. </text:span><text:span text:style-name="T2">אחריו נכנס מורה ליב</text:span><text:span text:style-name="T1">3 </text:span><text:span text:style-name="T2">ואף תלמיד לא פוצא פה</text:span><text:span text:style-name="T1">. </text:span><text:span text:style-name="T2">איך זה קורה</text:span><text:span text:style-name="T1">? </text:span><text:span text:style-name="T2">במה זה קשור</text:span><text:span text:style-name="T1">? </text:span><text:span text:style-name="T2">זה קשור למערכת היחסים שיש לדע עם עצמו בהפשטה יתרה</text:span><text:span text:style-name="T1">. </text:span><text:span text:style-name="T2">יתרה אם נכנס מרצה לכיתה ויש בו באופן לא מודע</text:span><text:span text:style-name="T1">. </text:span><text:span text:style-name="T2">כן הכל רגע אני מגיש לכם רך</text:span><text:span text:style-name="T1">. </text:span><text:span text:style-name="T2">איזה ספק אנחנו קוראים הדבר הזה סדק</text:span><text:span text:style-name="T1">. </text:span><text:span text:style-name="T2">בן נוגע לזכות שלו למלא את כל חלל הכיתה</text:span><text:span text:style-name="T1">. </text:span><text:span text:style-name="T2">כי מי יודע מה פעם קרה</text:span><text:span text:style-name="T1">? </text:span><text:span text:style-name="T2">כל התודעות שמקיפות אותו מבלי לשים לב</text:span><text:span text:style-name="T1">, </text:span><text:span text:style-name="T2">מה הם יעשו</text:span><text:span text:style-name="T1">?</text:span></text:p>
      <text:p text:style-name="P2"><text:span text:style-name="T2">יכנסו בסדק הזה</text:span><text:span text:style-name="T1">. </text:span><text:span text:style-name="T2">הוא אמר להם</text:span><text:span text:style-name="T1">, "</text:span><text:span text:style-name="T2">בואו כנסו</text:span><text:span text:style-name="T1">." </text:span><text:span text:style-name="T2">אוקיי</text:span><text:span text:style-name="T1">? </text:span><text:span text:style-name="T2">אם במערכת החסים הפנימית של אותו מרצה אין סדק כזה</text:span><text:span text:style-name="T1">, </text:span><text:span text:style-name="T2">יש זכות מוחלטת למלא את כל חלל הכיתה</text:span><text:span text:style-name="T1">, </text:span><text:span text:style-name="T2">מסתכלות את התודעות התלמידיות על המורה לא חובות את הסדק </text:span><text:soft-page-break/><text:span text:style-name="T2">ולכן לא נכנסות</text:span><text:span text:style-name="T1">. </text:span><text:span text:style-name="T2">זה לא קשור כהוא זה לפעולה שעשה המרצה</text:span><text:span text:style-name="T1">. </text:span><text:span text:style-name="T2">עד לפה ברור</text:span><text:span text:style-name="T1">. </text:span><text:span text:style-name="T2">התלמיד הנבוון אומר הבנתי</text:span><text:span text:style-name="T1">. </text:span><text:span text:style-name="T2">תודעה הראקטיבית זה פויה</text:span><text:span text:style-name="T1">. </text:span><text:span text:style-name="T2">העולם מנהל אותי</text:span><text:span text:style-name="T1">. </text:span><text:span text:style-name="T2">אני לא בוחר את ההתנהגויות שלי</text:span><text:span text:style-name="T1">. </text:span><text:span text:style-name="T2">אין לי חופש בחירה</text:span><text:span text:style-name="T1">. </text:span><text:span text:style-name="T2">מה שהיה הוא שיהיה</text:span><text:span text:style-name="T1">. </text:span><text:span text:style-name="T2">משכפלים מערכות יחסים</text:span><text:span text:style-name="T1">. </text:span><text:span text:style-name="T2">נכון הכל נראה אותו דבר</text:span><text:span text:style-name="T1">. </text:span><text:span text:style-name="T2">אני אבוא לסדנה</text:span><text:span text:style-name="T1">. </text:span><text:span text:style-name="T2">אני אבוא לטיפול</text:span><text:span text:style-name="T1">, </text:span><text:span text:style-name="T2">אני אשקיע אנרגיה</text:span><text:span text:style-name="T1">, </text:span><text:span text:style-name="T2">אני אצליח לצאת מהלופ הראקטיבי שלי ואני אעבור מ</text:span><text:span text:style-name="T1">R </text:span><text:span text:style-name="T2">ל</text:span><text:span text:style-name="T1">. </text:span><text:span text:style-name="T2">עד לפה בסדר</text:span><text:span text:style-name="T1">? </text:span><text:span text:style-name="T2">על פי אותו היגיון יגיד גם התלמיד או המטופל</text:span><text:span text:style-name="T1">. </text:span><text:span text:style-name="T2">ועכשיו כל מה שצריך לעשות זה להשקיע עוד קצת אנרגיה ולעבור מתודעה אקטיבית לתודעה קריאטיבית</text:span><text:span text:style-name="T1">. </text:span><text:span text:style-name="T2">כלומר</text:span><text:span text:style-name="T1">, </text:span><text:span text:style-name="T2">עליי לעבור מ</text:span><text:span text:style-name="T1">R </text:span><text:span text:style-name="T2">ל</text:span><text:span text:style-name="T1">A </text:span><text:span text:style-name="T2">ומ</text:span><text:span text:style-name="T1">A </text:span><text:span text:style-name="T2">ל</text:span><text:span text:style-name="T1">C </text:span><text:span text:style-name="T2">כדי לצמוח</text:span><text:span text:style-name="T1">, </text:span><text:span text:style-name="T2">נכון</text:span><text:span text:style-name="T1">? </text:span><text:span text:style-name="T2">זה רעיון קוי של התפתחות</text:span><text:span text:style-name="T1">. </text:span><text:span text:style-name="T2">עד לפה אתם איתי</text:span><text:span text:style-name="T1">? </text:span><text:span text:style-name="T2">אנחנו רוצים להגיד שזה אנחנו לא רואים ככה את המציאות</text:span><text:span text:style-name="T1">. </text:span><text:span text:style-name="T2">בואו נסבך טיפה</text:span><text:span text:style-name="T1">. </text:span><text:span text:style-name="T2">תכתבו בבקשה</text:span><text:span text:style-name="T1">. Creation </text:span><text:span text:style-name="T2">מתקיים בשני צירים מקבילים על ציר הזמן אבל הפוכים לגמרי בכיוון שלהם</text:span><text:span text:style-name="T1">. </text:span><text:span text:style-name="T2">אני בורא פעם אחת בהלימה עם הרצון החופשי שלי</text:span><text:span text:style-name="T1">. </text:span><text:span text:style-name="T2">נקרא לזה </text:span><text:span text:style-name="T1">AC. </text:span><text:span text:style-name="T2">אתם רציתם לבוא לכיתה</text:span><text:span text:style-name="T1">? </text:span><text:span text:style-name="T2">אני רציתי לבוא לכיתה</text:span><text:span text:style-name="T1">. </text:span><text:span text:style-name="T2">נפגשנו בכיתה</text:span><text:span text:style-name="T1">. </text:span><text:span text:style-name="T2">אין פער בין הרצוי למרצוי</text:span><text:span text:style-name="T1">. </text:span><text:span text:style-name="T2">ובמקביל אני בורא באופן קבוע גם בניגוד לרצון החופשי שלי</text:span><text:span text:style-name="T1">. </text:span><text:span text:style-name="T2">אני רוצה לרזות ומשמין</text:span><text:span text:style-name="T1">. </text:span><text:span text:style-name="T2">אני רוצה קשר אינטימי ואני בפיצוצים מהבוקר עד הערב</text:span><text:span text:style-name="T1">. </text:span><text:span text:style-name="T2">אני רוצה להרוויח כסף אבל אני לא מצליח לעשות גרוש או לשמור את הגרוש</text:span><text:span text:style-name="T1">. </text:span><text:span text:style-name="T2">שבורעקטיבי</text:span></text:p>
      <text:p text:style-name="P1">ולכן אני בורא</text:p>
      <text:p text:style-name="P2"><text:span text:style-name="T2">לכן קוראים לזה ארס</text:span><text:span text:style-name="T1">.</text:span></text:p>
      <text:p text:style-name="P1">בניגוד לרצון הח</text:p>
      <text:p text:style-name="P1">הזה של הדברים זה לא התוסר של של הרקטיבי ולא של הכ</text:p>
      <text:p text:style-name="P1">ולכן זה נקראשקטיבי</text:p>
      <text:p text:style-name="P3">rc</text:p>
      <text:p text:style-name="P1">כאילו היצירה שיוצרת הקדה</text:p>
      <text:p text:style-name="P2"><text:span text:style-name="T2">בדיוק כמו בדוגמה עם המורה הוא רוצה שהכיתה תקשיב לו אבל יש שם איזשהו סדק שקשור לשור ראקטיבי ויש שם בריאה מה מה שרקת תה מנסה להגיד זה שזה לא מ</text:span><text:span text:style-name="T1">R </text:span><text:span text:style-name="T2">ל</text:span><text:span text:style-name="T1">C </text:span><text:span text:style-name="T2">כל הזמן מתקיים פשוט השאלה אם בכיוון שאני רוצה</text:span></text:p>
      <text:p text:style-name="P1">זה ברורכן</text:p>
      <text:p text:style-name="P1">אז אנחנו כל עוד אנחנו נושמים עצמונית</text:p>
      <text:p text:style-name="P1">זה מה שהוא עושה</text:p>
      <text:p text:style-name="P1">אז אנחנו בוראים בשני המישורים האלה במקום שבו אנחנו בורים בעלימים הרצון שנוחים שלנו טובים הפערים בין הרצוי למצוא מצטמצמים זה לא הסיבה שאנחנו מגיעים לטיפול למשבר לשבר לצומת לוטאבר ובו זמנית אנחנו המערכת שלנו כל הזמן בוראת בניגוד לרצון החופשי בארץ שזה מגיב</text:p>
      <text:p text:style-name="P1">זה מגיב ובורא אם אני אמשיך לב</text:p>
      <text:p text:style-name="P1">למה אתה משתה בורא</text:p>
      <text:p text:style-name="P1">איך אני לא אקח על זה</text:p>
      <text:p text:style-name="P1">אה</text:p>
      <text:p text:style-name="P1">ובורא שזה הרגשה של משהו חדנו רואים שבריאקשן אנחנו משפלים</text:p>
      <text:p text:style-name="P1">למה משהו חדש אני הרגע בורא מערכת יחסים תפוקה הרגע בורא מערכת יחסים תפוקה אני רוצה להיכנס לביתה ולהיות נחמד לנועם אבל אני אומר לו נועם נו עוד פעם זה הנעליים בכניסה בראתי עכשיו משהו בניגוד לרצון החופשי שלי בורא כל הזמן זרם התודעה כל הזמן קיים מה זה לברוא משהו חדש באורך חיים</text:p>
      <text:p text:style-name="P1">דברנו על זה שסי מדבר על על התכונות ל</text:p>
      <text:p text:style-name="P3">AC</text:p>
      <text:p text:style-name="P1">כן</text:p>
      <text:p text:style-name="P1"><text:soft-page-break/>גדלנו את כונן תעית רצוי</text:p>
      <text:p text:style-name="P1">ובוחר התודעה ומנת הפעולה שבעיני תביל להפיד</text:p>
      <text:p text:style-name="P1">וב בר אין התבוננות ב</text:p>
      <text:p text:style-name="P1">אז אין התבוננות אז אני בורא בצורה ראקטיבית</text:p>
      <text:p text:style-name="P1">זה לא לא נכון מה שאמרת אני בורא בני בלי שליטה אבל אני בורא</text:p>
      <text:p text:style-name="P2"><text:span text:style-name="T2">חבר</text:span><text:span text:style-name="T1">'</text:span><text:span text:style-name="T2">ה זה פשוט אני לא כל כך מבין מה מה פספסת</text:span></text:p>
      <text:p text:style-name="P2"><text:span text:style-name="T2">כן כי </text:span><text:span text:style-name="T1">R </text:span><text:span text:style-name="T2">אמר </text:span><text:span text:style-name="T1">R A </text:span><text:span text:style-name="T2">אמרת </text:span><text:span text:style-name="T1">A</text:span></text:p>
      <text:p text:style-name="P1">אבל רק לקחת את הקל</text:p>
      <text:p text:style-name="P1">להבין שאני ממשיך לברוא אני לא רק ראקטיבי אני בורא מציאות</text:p>
      <text:p text:style-name="P2"><text:span text:style-name="T2">רגע אני אני אולי רגע אסביר יש </text:span><text:span text:style-name="T1">R </text:span><text:span text:style-name="T2">ו</text:span><text:span text:style-name="T1">A </text:span><text:span text:style-name="T2">זה לא שאלה זה שאלה של תגובה מל מציאות כאדם רצינו שתבינו שי זה בכלל שאלה של הוויה</text:span></text:p>
      <text:p text:style-name="P2"><text:span text:style-name="T2">בסדר זה לא עכשיו איזה פעולה אני עושה הופעלתי לא הופעלתי איך הגבתי לא הגבתי זה בכלל שאלה של הוויה אז קודם רצינו שתכירו כל את השיא עכשיו אנחנו אומרים רגע השיא זה לא ככה ה</text:span><text:span text:style-name="T1">C </text:span><text:span text:style-name="T2">גם מתפצל בסדר יש </text:span><text:span text:style-name="T1">RC </text:span><text:span text:style-name="T2">ויש </text:span><text:span text:style-name="T1">AC </text:span><text:span text:style-name="T2">זה הכל בסדר כשאתה אמרת הבורא קדימה זה </text:span><text:span text:style-name="T1">AC </text:span><text:span text:style-name="T2">אוקיי </text:span><text:span text:style-name="T1">RC </text:span><text:span text:style-name="T2">זה משחזר צינו רק שתבינו את הרעיון בסדר אפשר ללמד את זה מראש הבנת להפיד ו</text:span><text:span text:style-name="T1">A</text:span></text:p>
      <text:p text:style-name="P2"><text:span text:style-name="T2">נכון </text:span><text:span text:style-name="T1">RC </text:span><text:span text:style-name="T2">זה זה השזה הבריאה בודרצון</text:span></text:p>
      <text:p text:style-name="P2"><text:span text:style-name="T2">ארסי היא הסיבה אלה רק מונחים אבל תודעה רואקטיבית שבוראת מציאות היא הסיבה שאנחנו מגיעים למציאות לאור רצויה וזה גם הדבר שאנחנו רוצים לטפל בו זה ממש ממש חשוב להבין את זה </text:span><text:span text:style-name="T1">C </text:span><text:span text:style-name="T2">זה שלב או שיש </text:span><text:span text:style-name="T1">R </text:span><text:span text:style-name="T2">ו</text:span><text:span text:style-name="T1">A </text:span><text:span text:style-name="T2">ו</text:span><text:span text:style-name="T1">C </text:span><text:span text:style-name="T2">זה</text:span><text:span text:style-name="T1">?</text:span></text:p>
      <text:p text:style-name="P2"><text:span text:style-name="T2">אתם טכניים קצת</text:span><text:span text:style-name="T1">? </text:span><text:span text:style-name="T2">האם אתם מבינים שאנחנו מסובים בעולם ודברים מתחרבנים לנו כל הזמן</text:span><text:span text:style-name="T1">? </text:span><text:span text:style-name="T2">למרות שיש לנו אינטליגנציה ואת הכלים</text:span><text:span text:style-name="T1">?</text:span></text:p>
      <text:p text:style-name="P2"><text:span text:style-name="T2">זה </text:span><text:span text:style-name="T1">RC. </text:span><text:span text:style-name="T2">זה אומר שאנחנו בוראים שלא בהלימה עם הרצון החופשי</text:span><text:span text:style-name="T1">. </text:span><text:span text:style-name="T2">זה אומר שיש בנו חלק שממשיך לדפוק אותנו</text:span><text:span text:style-name="T1">. </text:span><text:span text:style-name="T2">אנחנו קוראים לו</text:span><text:span text:style-name="T1">t</text:span><text:span text:style-name="T2">שן קריאטיבי</text:span><text:span text:style-name="T1">. </text:span><text:span text:style-name="T2">לא משנה</text:span><text:span text:style-name="T1">. </text:span><text:span text:style-name="T2">התודעה הראקטיבית שלנו בוראת</text:span><text:span text:style-name="T1">. </text:span><text:span text:style-name="T2">זה ברור</text:span><text:span text:style-name="T1">. </text:span><text:span text:style-name="T2">סתם דוגמה</text:span><text:span text:style-name="T1">. </text:span><text:span text:style-name="T2">אם אני נשוי ויש לי פחד נטישה ואני כתוצאה מהדבר הזה מקנה מקנה מקנה</text:span><text:span text:style-name="T1">, </text:span><text:span text:style-name="T2">אני מקנה מקנה מקנה כי מה אני מפחד שיקרה</text:span><text:span text:style-name="T1">? </text:span><text:span text:style-name="T2">יופי</text:span><text:span text:style-name="T1">. </text:span><text:span text:style-name="T2">ואם אני מקנה ומקנה מקנה מה אני בורא</text:span><text:span text:style-name="T1">? Re</text:span><text:span text:style-name="T2">קטיבי</text:span></text:p>
      <text:p text:style-name="P2"><text:span text:style-name="T2">זה מה שאני רוצה לברוא</text:span><text:span text:style-name="T1">? </text:span><text:span text:style-name="T2">לא</text:span><text:span text:style-name="T1">. </text:span><text:span text:style-name="T2">זה מה שאני בורא</text:span><text:span text:style-name="T1">? </text:span><text:span text:style-name="T2">כן</text:span><text:span text:style-name="T1">. </text:span><text:span text:style-name="T2">פשוט נכון במקומות שאני ב</text:span><text:span text:style-name="T1">AC </text:span><text:span text:style-name="T2">יש לי חופש בחירה</text:span><text:span text:style-name="T1">. </text:span><text:span text:style-name="T2">אני יכול לפנות שמאלה</text:span><text:span text:style-name="T1">, </text:span><text:span text:style-name="T2">אני יכול לפנות ימינה</text:span><text:span text:style-name="T1">. </text:span><text:span text:style-name="T2">מה שאני רוצה קורה</text:span><text:span text:style-name="T1">. </text:span><text:span text:style-name="T2">אני שואל את עצמי מה צריך לקרות כדי שהיא לא תעזוב אותי נגיד ואני יודע לעשות את הפעולות הרלוונטיות כדי שהיא תישאר איתי</text:span><text:span text:style-name="T1">.</text:span></text:p>
      <text:p text:style-name="P1">יכול מאוד להיות</text:p>
      <text:p text:style-name="P2"><text:span text:style-name="T2">או שהשיעור שלה יושב שמה עולם מורכב</text:span><text:span text:style-name="T1">.</text:span></text:p>
      <text:p text:style-name="P2"><text:span text:style-name="T2">בדרך כלל יש שם קשר בין תודעות והמפגשים</text:span><text:span text:style-name="T1">. </text:span><text:span text:style-name="T2">לא סתם</text:span><text:span text:style-name="T1">.</text:span></text:p>
      <text:p text:style-name="P2"><text:span text:style-name="T2">איך מתרחשת בריאה ראקטיבית</text:span><text:span text:style-name="T1">? </text:span><text:span text:style-name="T2">אולי הפסקת</text:span><text:span text:style-name="T1">?</text:span></text:p>
      <text:p text:style-name="P2"><text:span text:style-name="T2">בדיוק</text:span><text:span text:style-name="T1">. </text:span><text:span text:style-name="T2">להגיד שכ הפסקה</text:span><text:span text:style-name="T1">. </text:span><text:span text:style-name="T2">אני ברמת מוראבת</text:span></text:p>
      <text:p text:style-name="P1">אני</text:p>
      <text:p text:style-name="P1">רבע שעה</text:p>
      <text:p text:style-name="P1">חייב להעיד על עצמך אוקיי</text:p>
      <text:p text:style-name="P2"><text:span text:style-name="T2">שוב איפה אנחנו ממוקמים אנחנו כן של אנחנו ממוקים במבט על המודל המבט העל שלנו נקרא </text:span><text:span text:style-name="T1">RC Reacting Acting creating </text:span><text:span text:style-name="T2">תודה א יש סבורים שהאישיות של אדם סוג בני חיים נסגר שמי שם גיל מאוד מוקדם שם זה סגור על עצמו זה זה ה זה הלה המסקירות חיים יש איזה גילול יש איזה גיל לתודה אתה מתייחס אתה מכוון לחפש אני </text:span><text:soft-page-break/><text:span text:style-name="T2">אגיד לך מתוך הניסיון שלנו כשאנחנו עושים </text:span><text:span text:style-name="T1">rev</text:span><text:span text:style-name="T2">ורס </text:span><text:span text:style-name="T1">engine</text:span><text:span text:style-name="T2">ר</text:span><text:span text:style-name="T1">ing </text:span><text:span text:style-name="T2">קודם כל כך אני אגיד רגע משהו המודל פה הוא הוא תוך עצמו זאת אומרת אני אישית שנותן לך עקרונות להתפתחות הנפש ויש לומר שגם לא קראתי אף ספר שיחות עם האלוהים אז בעצם ובגלל זה אני מאוד נוח לי מה שקורה פה כי אנחנו מלמדים את את מה שגילינו</text:span><text:span text:style-name="T1">. </text:span><text:span text:style-name="T2">אז אם אתה שואל אותי מה גילינו כשאנחנו מתחילים לחקור לאחור בדרך כלל בדרך כלל אנחנו התשתית מתגלה לנו בגילים חד ספרתיים בדרך כלל ועכשיו לא בא לי להגיד לך </text:span><text:span text:style-name="T1">7 8 9 12 </text:span><text:span text:style-name="T2">אבל מתי שהתודעה נוחה להשפעה אז בגילאים המאוד א מאוד מאוד צעירים מהרכם עד שמה גיל תשע זה כבר עכשיו ברור שיש אירועים מאוד מאוד דרמטיים בגלל שתי ו</text:span><text:span text:style-name="T1">13 </text:span><text:span text:style-name="T2">הם כבר לרוב פוגשים איזשהיא תשתית שקשורה על ההתקשרות שלי עם ההורים לחוויות בסיסיות</text:span><text:span text:style-name="T1">. </text:span><text:span text:style-name="T2">מתי את עברת מהבית ספר לבית ספר</text:span><text:span text:style-name="T1">? </text:span><text:span text:style-name="T2">מחולון להרצליה</text:span><text:span text:style-name="T1">.</text:span></text:p>
      <text:p text:style-name="P2"><text:span text:style-name="T2">כן זה יכול להיות ארון מקום אבל אני יכול להיות שנמצא זה כבר ישר יותר גרמטינים</text:span><text:span text:style-name="T1">.</text:span></text:p>
      <text:p text:style-name="P2"><text:span text:style-name="T2">כן אבל אנחנו בדרך כלל מגלים ש נגיד תגובה שילד בגיל </text:span><text:span text:style-name="T1">12 </text:span><text:span text:style-name="T2">לאירוע היא כבר נשענת על משהו שהיה קודם</text:span><text:span text:style-name="T1">. </text:span><text:span text:style-name="T2">בדרך כלל אבל אתה יודע מה זה לא מאוד מאוד משנה לנו אנחנו לא דוקאים אנחנו מוצאים את האירוע האם נחפש שמה מתחת לזה עוד משהו אם נמצא סביר להניח שכן נלך עוד אחורה בזמן אבל כן אנחנו מדברים על האזור הזה שהרבה פעמים</text:span></text:p>
      <text:p text:style-name="P1">אני לא חושב שזה מקשה רוב האנשים רוב אנשים אה יגידו לנו שהם לא זוכרים והם לא זוכרים אבל כשאנחנו מתחילים ללכת אחורה מתחילות לצוף מתחילים לצוף ביטויים של הנפש תחושות אני אשאל אותך שאלה כללית כן כילדה מה היה מה הייתה החוויה הכי בסיסית שלך בבית שבו גדלת אני השאלה הזוהר לא אני הנה שאלה מצוינת חבל כן</text:p>
      <text:p text:style-name="P1">מה זה אומר מבחינתך שלך אם לא חשוב</text:p>
      <text:p text:style-name="P1">אין ברירה אז מה החוויה שלך הילדית אבל את מסתכלת לי שוב למעלה דיברנו על זה ואז תסתכלי רגע מה החוויה הלדית מה הרגשתי בבית שבו אין מה לעשות המציאות מכתיבה שאחותי חשובה צריך לבוא קודם כל אליה מה מרגישים כשזה קורח המציאות</text:p>
      <text:p text:style-name="P1">עכשיו הרגשת מהכנ שנינת חוסר שליטה</text:p>
      <text:p text:style-name="P1">חוסר שליטה על מה הרגשת חוסר שליטה מסוימת</text:p>
      <text:p text:style-name="P2"><text:span text:style-name="T2">אוקיי על מה עוד ילדה שמרגישה שיש לה שליטה והשפעה מוגבלת על תשומת הלב של ההורים</text:span><text:span text:style-name="T1">. </text:span><text:span text:style-name="T2">מה זה לוקח אותה</text:span><text:span text:style-name="T1">?</text:span></text:p>
      <text:p text:style-name="P2"><text:span text:style-name="T2">של איפה שאני ואיפה יכולת לבלות וזה שהיית תלמידה טובה חכמה</text:span><text:span text:style-name="T1">? </text:span><text:span text:style-name="T2">איך זה שראט אותך</text:span><text:span text:style-name="T1">?</text:span></text:p>
      <text:p text:style-name="P2"><text:span text:style-name="T2">כן</text:span><text:span text:style-name="T1">.</text:span></text:p>
      <text:p text:style-name="P1">ניצר אותי יצר אותי במקצ מצב</text:p>
      <text:p text:style-name="P2"><text:span text:style-name="T2">אז תראי אנחנו מדברים </text:span><text:span text:style-name="T1">2 </text:span><text:span text:style-name="T2">וחצי דקות שלוש דקות יש לנו כבר דיבור משמעותי על ילדות בלי שאת זוכרת שום דבר אבל יש ילדה והביטוי הוא קורח המציאות מתוך זה שהיא בחרה להגיד קורח המציאות אנחנו מבינים שהיא בחוויה שלדר השפעה על המציאות זה שני דברים שאנחנו יודעים עליה אני משוכנש בתוך השפה הבוגרת של ה יש חלק שומר טוב אין מה לעשות זה אין מצב שזה לא מתבטא בתוך החיים של הרעיון זה שיש דברים שאי אפשר להשפיע עליהם בוא נשפיע על מה שכאילו על הקונקרטיות שבהם מתנהלת בתוך החיים לא יודע אבל אנחנו כבר רואים אה ואז לאן הלכתי למצוינות למה כי ככה יכולתי לבלות אוקיי מה זה לא דיבר על ילדות מבינה עוד </text:span><text:span text:style-name="T1">10 </text:span><text:span text:style-name="T2">דקות עוד שעה עוד חמש נשאל עוד ש שאלה מה היה לאחותך תני לי דוגמה שבאנר לץ לוותר על עצמך בשבילה מה הרגשת שזה קרה יצאו אירוע ועוד אירוע וגם אם לא מה שאמרת הוא הוא מה</text:span></text:p>
      <text:p text:style-name="P1">פתח</text:p>
      <text:p text:style-name="P1">פתח למה</text:p>
      <text:p text:style-name="P1"><text:soft-page-break/>היא כבר אמרה לנו מה הדרך שלה להתנהל בחיים יש כבר רמז נכון אני מוצאת את המקום שלי בחיים דרך זה לא נכון אז בתור מה איך סבבה זה לא אומר שלא זה אומר שיש ציר מצוינות שכשר עשינו כן נתן נקודה מחשבה למה אני מאוד אוחזת השיטה הפנימית</text:p>
      <text:p text:style-name="P1">בסדר אז התחלת במצוינות ואחר כך התחלת לזוז לצד השני בעטת בזה זה עדיין הציר הזה לא ציר רק הצד השני של משנה לא עשינו עבודה שאלתי איך אפשר לדעת הנה זה הרבה פחות קשה מה שנדמה לכם לא חייבים עכשיו להגיד מה אתה זוכר מהילדות שלך שאלה הראשונה יכולה להיות אוקיי מה מה הרגשת שמה היא בחרה לספר את זה נכון לספר על א לפחד סיפורים אחרים יאללה בוא נמשיך עוד משהו מנוגם מה שכבר לימדנו את</text:p>
      <text:p text:style-name="P1">אני חושב שזה כל מה שנעשה פה</text:p>
      <text:p text:style-name="P1">יכול להיות שאני מזרש שאלה שאלת כבר כשאני כשאני בקטינ</text:p>
      <text:p text:style-name="P1">קשה לי להבדיל אם אני פועל מתוך בחירה שאני פשוט מדחיק אקטיב אומר כן כן אתאמן בזה שוב</text:p>
      <text:p text:style-name="P1">כן</text:p>
      <text:p text:style-name="P1">כשאני א באקטינג שאני פועל קשה לי להביל אם אני פועל כי בחרתי בזה או שפשוט אני ממש טוב בלהחיק את ה הראקטיביות שלי ולהגיד אוקיי זה זה מה יש כאילו נעשה מה שיש</text:p>
      <text:p text:style-name="P1">אז אתה שואל איך מבדילים</text:p>
      <text:p text:style-name="P1">כן</text:p>
      <text:p text:style-name="P1">איך מבדילים שאלה אדירה נכון</text:p>
      <text:p text:style-name="P1">כן שאלה גדולה מאוד</text:p>
      <text:p text:style-name="P1">מבין</text:p>
      <text:p text:style-name="P2"><text:span text:style-name="T2">אני לא בהכרחנה לזה עכשיו אבל כן אנחנו בסוף אם אני עושה הרבה מאוד פעולות ראקטיביות בסוף יש איזה שחיקה שמתקינת בפנימיות נכון כי כשאני לא פועל באלימה עם הר החופשי שלי מה קורה לי אני נשחק בסדר בוא נמשיך אז עכשיו נשאל את השאלה איך אני או למה או איך עובד המכניזם הזה אני מזכיר רגע שאנחנו במבט על חבר</text:span><text:span text:style-name="T1">'</text:span><text:span text:style-name="T2">ה אחר כך הסדנה תתחיל מהתחלה ויש לנו דרך ארוכה לעשות מה שאנחנו אומרים עכשיו אתם לא אמורים לדעת איך מגלים איך עושים וכולי בסדר רק בשביל להרגיע אכם אבל איך מתרחשת עולם המתרחשת בריאה ראקטיבית ואני נותן דוגמה על דתי נתתי אותו כבר באיזה פרק או שניים</text:span><text:span text:style-name="T1">, </text:span><text:span text:style-name="T2">אבל זה זו עדיין דוגמה מאוד מאוד טובה כי מסבירה איך הנפש עובדת ואני חוטת מאות כאלה</text:span><text:span text:style-name="T1">, </text:span><text:span text:style-name="T2">אבל בוא נגיד שאלון הוא אה ביסודים נעמה</text:span><text:span text:style-name="T1">, </text:span><text:span text:style-name="T2">לומדים באותו בית ספר ונעמה כמובן</text:span><text:span text:style-name="T1">, </text:span><text:span text:style-name="T2">כמו שאתם רואים אותה</text:span><text:span text:style-name="T1">, </text:span><text:span text:style-name="T2">הייתה רקדנית וכולם א כולם חשקו בה</text:span><text:span text:style-name="T1">, </text:span><text:span text:style-name="T2">גם אלון חשק בה ואלון בגדול היה מאוהב בהמשך כל כיתה ה</text:span><text:span text:style-name="T1">' </text:span><text:span text:style-name="T2">אבל אלון ביישן והוא לא חוסף את ליבו בפני נעמה כי הוא מפחד להיפגע והוא בישן ואלון מחזיק את הסוד הזה כל כיתה ה וכל כיתה ו</text:span><text:span text:style-name="T1">' </text:span><text:span text:style-name="T2">ועוד מעט מסתיים מסתיימת כיתה ו</text:span><text:span text:style-name="T1">' </text:span><text:span text:style-name="T2">והוא יודע שנעמה עוברת לחטיבת ביניים איזה חטיבה עברו אצלכם</text:span></text:p>
      <text:p text:style-name="P2"><text:span text:style-name="T2">אה לא היו חטיבות אוקיי קיבוץ אוקיי א וקובי החבר שלו אומר לו תשמע אם אתה לא תתחיל עכשיו עם נעמה </text:span><text:span text:style-name="T1">she is lost forever </text:span><text:span text:style-name="T2">זהו מעבר ההוריזן ואלון עוזר ככה אומץ אדיר וזו מסיבת הסיום של כיתה ו</text:span><text:span text:style-name="T1">' </text:span><text:span text:style-name="T2">היא בדיוק סיימה את הנם בריקוד שלה והיא בפינה שולטת על כל הכיבוד עם הטרותיות והטרופיות והבמבה והביסלי שהיו בסיס שמה עם כל השפוטות שלה שם בפינה והיא ככה מלכת הקינה כזו סנובית ואלון מתקרב והוא חוצא את ה</text:span><text:span text:style-name="T1">-600 </text:span><text:span text:style-name="T2">מטר שמפרידים בין חלק אחד של הכיתה לחלק השני יש לכיתה והדופק שלו על </text:span><text:span text:style-name="T1">600 </text:span><text:span text:style-name="T2">והוא מגיע ליד נעמה והכל שלו בכל מיני גוונים והוא אומר לה נעמה אומר לה כן לה רציתי להגיד לך א שאני כבר שנתיים מאף בך ורציתי להציע לך חברות הוא אומר את זה ונעמה מתוך באמת האור שהיא אה נקראת מצחוק וכשנעמה נקראת מצחוק כל השפוטות הבי שלה גם כן נקראות מצחוק וכשנעמה וכל השפוטות שלה נקראות מצחוק כל הכיתה מסתכלת עליה מסתכלת עליו וכשכל הכיתה מסתכלת עליו ל יש רק בקשה אחת והיא שאם לא קשה ש מבורא יתברך אם הוא </text:span><text:soft-page-break/><text:span text:style-name="T2">יכול שהאדמה תבלה את פיה עד לפה הסצנה ברורה הדבר הזה אנחנו נקרא בהמשך אירוע מכונן או אם תרצו מצד תפס חזק כן ממש שתפס</text:span></text:p>
      <text:p text:style-name="P2"><text:span text:style-name="T2">אני מקבל פעמיים בשבועות תמונות של אנשים סלפי ומצד תראה אני בן אדם בעל אוסף המצדות הכי גדול ב כל אחד מפתיע אותי מתמונת מצדה מקורי הטראומה היא טראומה כואבת בהמשך אנחנו נבין שטראומות לא חייבות להיות אירועים כל כך דרמטיים ברורים על הגרף דרמות יכול להיות גם טפטוף מאוד עדין על הסלע במשך זמן ארוך לעתים יותר קשה לזהות אותם</text:span><text:span text:style-name="T1">, </text:span><text:span text:style-name="T2">לרוב יותר קשה להיפתר מהם לדעתי</text:span><text:span text:style-name="T1">. </text:span><text:span text:style-name="T2">בסדר</text:span><text:span text:style-name="T1">? </text:span><text:span text:style-name="T2">אנחנו לא שופטים את הטראומה</text:span><text:span text:style-name="T1">. </text:span><text:span text:style-name="T2">אבל בשלב הזה יש חוויה ילדית מאוד מאוד קשה</text:span><text:span text:style-name="T1">. </text:span><text:span text:style-name="T2">מה היא החוויה הילדית</text:span><text:span text:style-name="T1">? </text:span><text:span text:style-name="T2">דחייה שמובילה להשפלה</text:span><text:span text:style-name="T1">. </text:span><text:span text:style-name="T2">עד לפה</text:span><text:span text:style-name="T1">, </text:span><text:span text:style-name="T2">בסדר</text:span><text:span text:style-name="T1">? </text:span><text:span text:style-name="T2">אחד הדברים שאתם תרצו להבין בהמשך זה איזה החלטה גרר האירוע הזה</text:span><text:span text:style-name="T1">. </text:span><text:span text:style-name="T2">זה משהו שאני אין מצב שכשאני מתבונן לבן אדם זו שאלה שאני שואל את עצמי כאילו זה השלוקס שבי אומר אני חייב חייב להבין איזה החלטה התקבלה שמה בסדר תזכרו את זה ברגע</text:span></text:p>
      <text:p text:style-name="P1">ברגע הזה ברגע שזה קרה</text:p>
      <text:p text:style-name="P1">לא בהשפלה</text:p>
      <text:p text:style-name="P1">בהשפלה היינו אח</text:p>
      <text:p text:style-name="P1">ביחד</text:p>
      <text:p text:style-name="P2"><text:span text:style-name="T2">כדי להבין את הדבר הזה אתם תתבקשו לדמיין את האישיות של אלון מפוצלת או של המטופל שלכם כאישיות מפוצלת</text:span><text:span text:style-name="T1">. </text:span><text:span text:style-name="T2">יש אותו בחלק המודע שלו ובמקביל אליו יש מיינד מקביל</text:span><text:span text:style-name="T1">, </text:span><text:span text:style-name="T2">סילואט מקביל שאני קורא לו תת מודע ולתת המודע הזה אנחנו מדמיינים אותו כאישיות</text:span><text:span text:style-name="T1">. </text:span><text:span text:style-name="T2">ככה אני עובד</text:span><text:span text:style-name="T1">, </text:span><text:span text:style-name="T2">אני ככה מציע לכם לעשות את זה</text:span><text:span text:style-name="T1">. </text:span><text:span text:style-name="T2">אני מדמיין את התת מודע כאישיות</text:span><text:span text:style-name="T1">. </text:span><text:span text:style-name="T2">אתם מבינים</text:span><text:span text:style-name="T1">? </text:span><text:span text:style-name="T2">אישיות</text:span></text:p>
      <text:p text:style-name="P1">דמות</text:p>
      <text:p text:style-name="P2"><text:span text:style-name="T2">שדמות שמשתלטת על הבן אדם ומקבלת במקומו החלטות ולתת המ ד הזה אני מדביק שתי תכונות שני מאפיינים אתם איתי מקבל את עבורו החלטות תת המודה יש לו שני עקרונות שמנהלים אותו אחד תת המודה חווה את עצמו כטוב ומתיב כלומר אם הייתם מעבירים אותו פילט מבחן אישיות בסוף היה יוצא הנעל חווה עצמו כטוב ומתיב והמוטיבציה שלו היא להיות בעל עיקרון כוונה חיובית</text:span><text:span text:style-name="T1">. </text:span><text:span text:style-name="T2">כלומר</text:span><text:span text:style-name="T1">, </text:span><text:span text:style-name="T2">תת המודע חווה את עצמו כתור מטיב והוא פועל תחת עיקרון מנחה של כוונה חיובית</text:span><text:span text:style-name="T1">. </text:span><text:span text:style-name="T2">מה הכוונה החיובית</text:span><text:span text:style-name="T1">? </text:span><text:span text:style-name="T2">להגן על בעליו</text:span><text:span text:style-name="T1">. </text:span><text:span text:style-name="T2">הוא כאילו לוקח מושכות</text:span><text:span text:style-name="T1">. </text:span><text:span text:style-name="T2">עכשיו אני ככה מדמיין את זה</text:span><text:span text:style-name="T1">. </text:span><text:span text:style-name="T2">אני אומר</text:span><text:span text:style-name="T1">, "</text:span><text:span text:style-name="T2">אוקיי</text:span><text:span text:style-name="T1">, </text:span><text:span text:style-name="T2">מה קרה לעמית</text:span><text:span text:style-name="T1">? </text:span><text:span text:style-name="T2">סבבה</text:span><text:span text:style-name="T1">. </text:span><text:span text:style-name="T2">זה האירוע הזה היה גדול על אמית</text:span><text:span text:style-name="T1">. </text:span><text:span text:style-name="T2">אני ממש ככה אני חושב האירוע היה גדול על המית</text:span><text:span text:style-name="T1">. </text:span><text:span text:style-name="T2">תתע מודע טוב</text:span><text:span text:style-name="T1">. </text:span><text:span text:style-name="T2">בקר כוונה חיובית השתלט על האירוע זה לא הבדל זה המה מאפיין אותו תת מודע חווה עצמו כטוב ומטיב הוא פועל תחת עיקרון הכוונה החיובית הכוונה החיובית הלהגן על בעליו בסדר מה הוא אומר מה הוא אומר לעצמו תתמוד הטור מתיב מה הדיאלוג הפנימי בוא אומר מה שקרה פה עכשיו</text:span></text:p>
      <text:p text:style-name="P2"><text:span text:style-name="T2">זה אסון מצדה נפלה פה נולד המונח הזה של מצדה שנית מצדה לא תיפול זה מומנט לפעמים זה רגע אחד לפעמים זה שלוש שנים בבית הילדים לפעמים זה חמש שנים בצל הוויכוחים בין ההורים הבגידות של האמאבידות של האבא מה קורה עם ה האח על הרצף או אחותו על הרצף סליחה שאני לא זוכר ולא מדייק איזה כוחות פועלים בי כן הוא מסתכל והוא אומר יש לנו בעיה</text:span><text:span text:style-name="T1">. </text:span><text:span text:style-name="T2">פה נכנס דבר שמתחיל להתכתב עם </text:span><text:span text:style-name="T1">R </text:span><text:span text:style-name="T2">עם התודעה הראקטיבית</text:span><text:span text:style-name="T1">. </text:span><text:span text:style-name="T2">אנחנו אומרים</text:span><text:span text:style-name="T1">, </text:span><text:span text:style-name="T2">קודם כל תכתבו שתכליטה של התודעה הראקטיבית זה למנוע עתיד רגשי לא רצוי</text:span><text:span text:style-name="T1">. </text:span><text:span text:style-name="T2">אם אני מפשט את זה</text:span><text:span text:style-name="T1">, </text:span><text:span text:style-name="T2">תת המודע אומר פעם הצדה נפלה</text:span><text:span text:style-name="T1">, </text:span><text:span text:style-name="T2">זה היה נורא</text:span><text:span text:style-name="T1">. </text:span><text:span text:style-name="T2">שנית צדה לא תיפול ואז הוא שואל שאלה פשוטה מה היא </text:span><text:span text:style-name="T1">what should we do </text:span><text:span text:style-name="T2">וה </text:span><text:span text:style-name="T1">should we do </text:span><text:span text:style-name="T2">הזה הסקרנות שלכם לגבי הדבר הזה בעיניים שלי צריכה להיות אובססיבית עכשיו אני אומר לכם זה במידה מסוימת </text:span><text:span text:style-name="T1">25 </text:span><text:span text:style-name="T2">שנה של חקירה אני אני מזכך לכם איזה בהירות פה במקום הזה וואלה אם אני לא מבין מה קרה מאיזה חוויה רגשית הבן אדם בורח ואיזה החלטה התקבלה</text:span><text:span text:style-name="T1">. </text:span><text:span text:style-name="T2">לא </text:span><text:soft-page-break/><text:span text:style-name="T2">הבנתם כלום</text:span><text:span text:style-name="T1">. </text:span><text:span text:style-name="T2">לא אצלכם ולא אצל מי שיושב מולכם</text:span><text:span text:style-name="T1">. </text:span><text:span text:style-name="T2">תהיו פסיכולוגים</text:span><text:span text:style-name="T1">, </text:span><text:span text:style-name="T2">תרעיינו </text:span><text:span text:style-name="T1">800 </text:span><text:span text:style-name="T2">שנה</text:span><text:span text:style-name="T1">, </text:span><text:span text:style-name="T2">לא יודע מה תעשו</text:span><text:span text:style-name="T1">. </text:span><text:span text:style-name="T2">אם זה לא מקבל מענה</text:span><text:span text:style-name="T1">, </text:span><text:span text:style-name="T2">הצלחת שלכם ריקה</text:span><text:span text:style-name="T1">.</text:span></text:p>
      <text:p text:style-name="P2"><text:span text:style-name="T2">אגב</text:span><text:span text:style-name="T1">, </text:span><text:span text:style-name="T2">בעבר אני הייתי עושה נגיד אינטייק ימטופל והייתי שואלת שאלות והיינו עוברים על אירועים בילדות שלו</text:span><text:span text:style-name="T1">. </text:span><text:span text:style-name="T2">אז הייתי כאילו כותבת את האירוע</text:span><text:span text:style-name="T1">, </text:span><text:span text:style-name="T2">הייתי אומרת</text:span><text:span text:style-name="T1">, </text:span><text:span text:style-name="T2">וואו</text:span><text:span text:style-name="T1">, </text:span><text:span text:style-name="T2">הייתי ממשיכה הלאה</text:span><text:span text:style-name="T1">. </text:span><text:span text:style-name="T2">עכשיו אין מצב אינטק יכול לקחת לי ארבעה מ פוגשים לפעמים אני בכלל עובדת מהמראות וזה אנחנו נלמד את זה אבל כן עושים אינטק ואני מקבלת את ההיסטוריות לצ</text:span><text:span text:style-name="T1">'</text:span><text:span text:style-name="T2">ו אירוע אני יוצרת רגע רגע מה קרה שם איך זה השפיע עליך מה החלטת מה הרגשת נכנסת לתמונה אין מצב זה יכול להקח כמה זמן ש זה הכי מעניין בסדר פה</text:span></text:p>
      <text:p text:style-name="P2"><text:span text:style-name="T2">בסוף יכולת פנומנלית יכולה להתבטא ביכולת שלכם להיכנס לחוויה הילדית לתוך הראש של תת המודע הטוב ומתיב ולהבין בתוך הגוף שלכם מה הוא החליט ולמה הוא החליט את זה</text:span><text:span text:style-name="T1">. </text:span><text:span text:style-name="T2">להחלטות האלה בהמשך עוד הרבה מפגשים בסדר אנחנו נקרא אסטרטגיות אתם לא צריכים לחשוב במונחים גלובליים או אסטרטגיים אתם תצטרכו להבין </text:span><text:span text:style-name="T1">what the</text:span><text:span text:style-name="T2">פאק הוא החליט בסדר המילה אסטרטגיה מבהילה הרבה מטפלים מבילה תגיה הוא פתאום מה הוא החליט איך הוא פותר את הבעיה לילד יש בעיה איך הוא פתר אותה אבא רב עם אמא כל הזמן אה אמא מסתכלת בבוזה על האבא אני לא מוכן שאי פעם מישהו יסתכל עליי ככה אני שונא אותו על זה שהוא הוא מתבטל ככה מול אמא איך אני פותר את הדבר הזה איך אני פותר את הדבר הזה</text:span></text:p>
      <text:p text:style-name="P2"><text:span text:style-name="T2">אני איך הוא לא יהיה כמו אבא</text:span><text:span text:style-name="T1">? </text:span><text:span text:style-name="T2">להיות זה שהוא מסתכל על</text:span></text:p>
      <text:p text:style-name="P2"><text:span text:style-name="T2">אין סוף אפשרויות</text:span><text:span text:style-name="T1">. </text:span><text:span text:style-name="T2">שתיים מהן אני אהיה כמו אמא שתיים אני אתרחק ככל הניתן מלהיות כמו אבא שבגין התכונות שהובילו לבוז הזה</text:span><text:span text:style-name="T1">. </text:span><text:span text:style-name="T2">נגיד אם הוא לא עשה מספיק כסף אם אמרה לו איך התחתנתי איתך</text:span><text:span text:style-name="T1">? </text:span><text:span text:style-name="T2">תראה מה יש לשכנים אז אני אהיה הבן אדם הכי עשיר בחדר</text:span><text:span text:style-name="T1">. </text:span><text:span text:style-name="T2">ואם מישהו ינסה להקטין אותי אני אמאח אותו כמו שאמא מאחת אבל כי אותי אף אחד לא יקטין</text:span><text:span text:style-name="T1">. </text:span><text:span text:style-name="T2">לא יודע</text:span><text:span text:style-name="T1">. </text:span><text:span text:style-name="T2">זה יכול להתפצל למיליארד ואחד דברים</text:span><text:span text:style-name="T1">. </text:span><text:span text:style-name="T2">כלומר אותו אירוע מכונן הוא לא תמיד משהו שקרה לי</text:span><text:span text:style-name="T1">. </text:span><text:span text:style-name="T2">בכמויות אדירות של המקרים זה כוחות שראיתי סביבי</text:span><text:span text:style-name="T1">. </text:span><text:span text:style-name="T2">בסדר</text:span><text:span text:style-name="T1">? </text:span><text:span text:style-name="T2">רעיונות שספגתי</text:span><text:span text:style-name="T1">. </text:span><text:span text:style-name="T2">אתם איתי</text:span><text:span text:style-name="T1">?</text:span></text:p>
      <text:p text:style-name="P2"><text:span text:style-name="T2">מה</text:span><text:span text:style-name="T1">?</text:span></text:p>
      <text:p text:style-name="P1">לא</text:p>
      <text:p text:style-name="P2"><text:span text:style-name="T2">לא</text:span><text:span text:style-name="T1">. </text:span><text:span text:style-name="T2">אבל אתם תראו שאפשר בדרך כלל למתוח קו ביניהם</text:span><text:span text:style-name="T1">. </text:span><text:span text:style-name="T2">בוא נלמד את זה בן אירועים</text:span><text:span text:style-name="T1">. </text:span><text:span text:style-name="T2">שונים</text:span></text:p>
      <text:p text:style-name="P1">לא לא בהכרח אבל בדרך כלל אם היה איזה תשתית או אירוע או משהו שהיה קורה בבית הרבה והתודעה פיתחה שם משהו אתם תראו שהאירועים שהדם זוכר ומספר לכם ושהיו משמעותיים לו מספרים לרוב את אותו סיפור כן אנחנו נראה את זה לפעמים יש עוד אבל לא</text:p>
      <text:p text:style-name="P1">אהבתי אותי</text:p>
      <text:p text:style-name="P1">לא לא בהכרח אנחנו מעדיפים חושב שאני אישית מעדף</text:p>
      <text:p text:style-name="P1">עקרונות אצבע</text:p>
      <text:p text:style-name="P1">לא לייצר עקרונות כאלה האימון שלנו בהקשבה שלנו זה הכלי אני מאוד מאוד יש בי חלק שמפחד מזה ש שידע ראשוני יגביל את ההקשבה שלי ממש זה ממש מטריד אותי כי לפעמים אנחנו מגלים דברים שאם הייתי אומרת לי חצי שעה לפני זה מה שתגלה הייתי אומרת תגיד לי אפ להיות מנובה</text:p>
      <text:p text:style-name="P1">פרופרופו אינקובטור</text:p>
      <text:p text:style-name="P2"><text:span text:style-name="T2">איפה את חיה</text:span><text:span text:style-name="T1">?</text:span></text:p>
      <text:p text:style-name="P1">כן אפרופו אינקובטור לפני שבוע</text:p>
      <text:p text:style-name="P1">תורה</text:p>
      <text:p text:style-name="P1">פותר לכם את הסיפור הזה בהמשך</text:p>
      <text:p text:style-name="P1">יודע מישהו תקוע בחיים וזה אומר בשלב לא תקראת זכוכית זה קירות זכוכית</text:p>
      <text:p text:style-name="P1"><text:soft-page-break/>לא ואני עבדתי איתו שלוש פעמים דל עבד איתו לא קראנו מקרה כזה בחיים בתוך סדנה לא הצלחנו להבין מה קורה איתו באמת לא קמת לא קורה לנו כל כך נו ומה</text:p>
      <text:p text:style-name="P1">איךשהו הגענו אני אומר לו מה זאת אומרת קירות זכוכית שמש פעם כירות זכוכי והוא גם כל הזמן עושה תנועות כאלה אני ח לוץ אני חייב לפרוץ טוב היא גם הולך איש לא נעב לא שייך לא יודע יחיה קלו חייב לצאת עליי היה לו את הקטע עם ספוט אל תלוכן תסתכלו עליי כולם מתבוננים על בו לא יודע אם הוא חי הוא לא חוויה באינקובטור מי יכול לחבר את זה עכשיו עם איזה ידע את הדבר הזה</text:p>
      <text:p text:style-name="P1">כן</text:p>
      <text:p text:style-name="P1">ולא הצלחנו לפצח אותו על רגע קורה</text:p>
      <text:p text:style-name="P1">לא ידע לא אמר את זה בכלל</text:p>
      <text:p text:style-name="P2"><text:span text:style-name="T2">חיות זה חוויות פרקוגניטיביות אבל מה שהיפה וזה מה שאני רוצה להגיד לכם שגם אם אני לא זוכר יש ביטוי של זה במציאות בכל מקרה ודרך השפה טל פתאום דמיין את החוויה מה שאת אומרת את חייב לפרוץ מה זה אומר לי זה לא תקרה זכוכית זה קירות זכית מה זאת אומרת מה זה מה זאת אומרת קירות זכוכית אתה יכול לבוא ולהגיד בטקס בוקזה זה מגיע לכבת אינקובטור כולם מסתכלים עליי הסת הגענו לזה שהוא לא מבצע פעולות כי כל פעם שמסתכלים עליו כמו בפרוז</text:span><text:span text:style-name="T1">'</text:span><text:span text:style-name="T2">קטור הוא קופא ולא יכול והוא מנסה לשבור אז חוויה המקורית היא של תינוק שנמצא באינקובטור כולם מסתכלים עליו שהוא מק</text:span></text:p>
      <text:p text:style-name="P2"><text:span text:style-name="T2">שהוא לא </text:span><text:span text:style-name="T1">not perform</text:span><text:span text:style-name="T2">ורמי</text:span><text:span text:style-name="T1">ing </text:span><text:span text:style-name="T2">לא נקשרים אליו כ</text:span></text:p>
      <text:p text:style-name="P1">פשוט שכפול של חבת האינקובטור אבל לך תדע את זה מראש לא תוכל לדעת את זה מראש זה באמת היה מוזר</text:p>
      <text:p text:style-name="P1">התחלנו</text:p>
      <text:p text:style-name="P2"><text:span text:style-name="T2">רק התחלנו אבל זה יפה שהוא התעקש שהוא כל הזמן אמר משהו אצלי לא פוצח תל ואני כבר אמר טוב</text:span><text:span text:style-name="T1">, </text:span><text:span text:style-name="T2">זה הפרעת שיעו כאילו אין בפרט שהוא גבולי</text:span><text:span text:style-name="T1">. </text:span><text:span text:style-name="T2">אני לא בטוח שלא אבל עובדתית גילינו שורש</text:span><text:span text:style-name="T1">. </text:span><text:span text:style-name="T2">טוב</text:span><text:span text:style-name="T1">, </text:span><text:span text:style-name="T2">בוא רגע נמשיך</text:span><text:span text:style-name="T1">.</text:span></text:p>
      <text:p text:style-name="P2"><text:span text:style-name="T2">ואז מתפתחת אסטרטגיה</text:span><text:span text:style-name="T1">. </text:span><text:span text:style-name="T2">אסטרטגיות האלה</text:span><text:span text:style-name="T1">, </text:span><text:span text:style-name="T2">הדרכים האלה שהנפש מוצאת בגדול מוזן משני דברים</text:span><text:span text:style-name="T1">. </text:span><text:span text:style-name="T2">מהמשאבים שיש לילד ולכוחות שפועלים סביבו</text:span><text:span text:style-name="T1">. </text:span><text:span text:style-name="T2">אתם איתי</text:span><text:span text:style-name="T1">? </text:span><text:span text:style-name="T2">שוב פעם האסטרטגיות האלה אני אומר בהפשטה הם תוצאה של המשאבים שיש לילד אם הוא חכם</text:span><text:span text:style-name="T1">, </text:span><text:span text:style-name="T2">מצחיק</text:span><text:span text:style-name="T1">, </text:span><text:span text:style-name="T2">יפה</text:span><text:span text:style-name="T1">, </text:span><text:span text:style-name="T2">גבוה</text:span><text:span text:style-name="T1">, </text:span><text:span text:style-name="T2">חזק ואלמול איזה אתגרים הוא מתמודד בחוץ</text:span><text:span text:style-name="T1">. </text:span><text:span text:style-name="T2">זה בנה לי מה שאני אומר</text:span><text:span text:style-name="T1">, </text:span><text:span text:style-name="T2">אבל בכל זאת אנחנו צריכים לשאול טל</text:span><text:span text:style-name="T1">, </text:span><text:span text:style-name="T2">למה בחרת את זה לעשות</text:span><text:span text:style-name="T1">? </text:span><text:span text:style-name="T2">למה</text:span><text:span text:style-name="T1">? </text:span><text:span text:style-name="T2">כי אבא שלי היה מפחיד ואם אני הייתי מתווכחת מקבל פצצה על הפנים</text:span><text:span text:style-name="T1">, </text:span><text:span text:style-name="T2">אז כוח אוקנפרונטי לא היה אופציה</text:span><text:span text:style-name="T1">. </text:span><text:span text:style-name="T2">אוקיי</text:span><text:span text:style-name="T1">, </text:span><text:span text:style-name="T2">אז מה עשית</text:span><text:span text:style-name="T1">? </text:span><text:span text:style-name="T2">המים של ה דעה שלי לא היו יכולים ללכת דוך אל אבא שלי אם היו צריכים להגף אותו גם זו אתם תראו אני אישית חושב הרבה במטפורות אומר יש תודעת ילד הדלי של המים נשפח בחלל בתוך האירועים יש לו שולחן יש לו כיסא יש לו אבא יש לו אמא יש לו שכנים איך המים האלה נדדו איזה איגוף המים התודעה עשתה כדי להמשיך ולזרום</text:span></text:p>
      <text:p text:style-name="P2"><text:span text:style-name="T2">לאן זרמו המים זה שאלה שאני מאוד עוזרת לי בוא בוא תתנו לי עכשיו </text:span><text:span text:style-name="T1">10 </text:span><text:span text:style-name="T2">אסטרטגיות של ילד שפתח את ליבו בפני מלכת הכיתה</text:span><text:span text:style-name="T1">, </text:span><text:span text:style-name="T2">נדחה וחווה השפלה ואתה תמודע טוב מטיב בעליכרון לכוונה החיובית</text:span><text:span text:style-name="T1">. </text:span><text:span text:style-name="T2">אומר לו </text:span><text:span text:style-name="T1">never again. </text:span><text:span text:style-name="T2">תנו לי </text:span><text:span text:style-name="T1">10 </text:span><text:span text:style-name="T2">דרכים לפתור את זה</text:span><text:span text:style-name="T1">. </text:span><text:span text:style-name="T2">היא מנאות תמיד נכון מנאות זה הכי בסיסי כדי לא לחטוף את הדבר הזה</text:span><text:span text:style-name="T1">. </text:span><text:span text:style-name="T2">הלאה</text:span><text:span text:style-name="T1">. </text:span><text:span text:style-name="T2">לא חוסף יותר את הרגשות שלי</text:span><text:span text:style-name="T1">. </text:span><text:span text:style-name="T2">רגע רגע אבל תלכו רגע</text:span><text:span text:style-name="T1">. </text:span><text:span text:style-name="T2">לא לזום</text:span><text:span text:style-name="T1">. </text:span><text:span text:style-name="T2">מה זה אומר</text:span><text:span text:style-name="T1">, </text:span><text:span text:style-name="T2">אל תשכחו שיש לי רצון חופשי שהוא מה</text:span><text:span text:style-name="T1">? </text:span><text:span text:style-name="T2">זוגיות</text:span></text:p>
      <text:p text:style-name="P2"><text:span text:style-name="T2">כזל</text:span><text:span text:style-name="T1">.</text:span></text:p>
      <text:p text:style-name="P2"><text:span text:style-name="T2">תזכרו</text:span><text:span text:style-name="T1">, </text:span><text:span text:style-name="T2">הרצון החופשי הוא קשר</text:span><text:span text:style-name="T1">.</text:span></text:p>
      <text:p text:style-name="P2"><text:span text:style-name="T2">תת מודע טוב מתי ואומר תיזהר מדחייה שמובילה להשפלה</text:span><text:span text:style-name="T1">. </text:span><text:span text:style-name="T2">חווית העומק מה מבין שתיהם עמוקה יותר</text:span><text:span text:style-name="T1">? </text:span><text:span text:style-name="T2">השפלה</text:span><text:span text:style-name="T1">. </text:span><text:span text:style-name="T2">תמיד יש הירארכיות</text:span><text:span text:style-name="T1">. </text:span><text:span text:style-name="T2">אופציה אחת היא מנאות</text:span><text:span text:style-name="T1">, </text:span><text:span text:style-name="T2">אבל היא אמנאות לא תוביל אותי לקשר</text:span><text:span text:style-name="T1">. </text:span><text:span text:style-name="T2">אבל אם הפחד </text:span><text:soft-page-break/><text:span text:style-name="T2">מאוד מאוד גדול יכול להיות שאני אוותר לחלוטין על קשר ואישאר בימנאות אז אני בורא מציאות ברור הלאה עוד אופציה</text:span></text:p>
      <text:p text:style-name="P1">מישהו שלא מלכת אל</text:p>
      <text:p text:style-name="P1">כן נגיד טל אתה יודע למה חטפת לאון אתה יודע למה חטפת תראה לאן כיוונת כוון יותר נמוך</text:p>
      <text:p text:style-name="P1">או שאני לא ראוי זאת מסקנה אחת או שאני פשוט אכוון יותר נמוך דעו לכם שמהניסיון שלנו אסטרטגיות אתם יכולים לכתוב את זה לא נותרות במרחב בו הם נולד דו וואי נשמה תכתבי את המשפט הזה</text:p>
      <text:p text:style-name="P1">בדיוק באתי להגיד אהבתי</text:p>
      <text:p text:style-name="P1">מה זה אומר</text:p>
      <text:p text:style-name="P1">כלומר נכון זה יהיה קאיה ולא מרצדס זה יהיה א לא יודע חולון ולא רעננה לא זאת הכוונה ש איך אמרתי את זה</text:p>
      <text:p text:style-name="P1">אסטרטגיות לא גלובלית בעצם</text:p>
      <text:p text:style-name="P1">כן הן מתפשטות וחשוב להבין מה כן אני זה מתרחב השליטה נגיד אם אסטרטגית שליטה היא לא נשארת רק בזוגיות זה שליטה היא לא נותרת דווקא היא גם שמה אבל היא גם מתרחבת ליתר הזירות של קודם כל היא יכולה להיות ס</text:p>
      <text:p text:style-name="P2"><text:span text:style-name="T2">אמרנו יש א</text:span><text:span text:style-name="T1">000 </text:span><text:span text:style-name="T2">אופציות כבר כמו דווקאים מסוימים ששמה יוצא של הזוגיות שם זה לא יעבוד</text:span></text:p>
      <text:p text:style-name="P1">אני חושב שהסיכוי שהוא ימשיך לכוון גבוה בכל העולם ורק בזוגיות הוא נמוך אבל אנחנו מוכנים לקבל הכל</text:p>
      <text:p text:style-name="P1">רואים לפעמים</text:p>
      <text:p text:style-name="P1">תאלו אותי מה בדרך כלל אני רואה שאסטרטגיה לרוב לא נותרת במקום בו היא נולדה היא מתרחבת היא מתפשטת לא יש לך קיבות הכיומית</text:p>
      <text:p text:style-name="P1">עוד</text:p>
      <text:p text:style-name="P1">אתה יכול גם לכת לא כאילו הכי גבוה שאפשר להיות הכי עסקה הכי</text:p>
      <text:p text:style-name="P1">לא יודע איך זה גורם לו להרגיש יותר בטוח במקרה הזה</text:p>
      <text:p text:style-name="P1">לא יש אסטרטגיות יש אסטרטגיות זה הפריז שאני נכנע לדבר אני משחזר להח לכוון עוד יותר</text:p>
      <text:p text:style-name="P1">לא זה נכנע כי אני שוב ושוב חווה את אותה חוויה זה זה יש שליטה יש מימד של שליטה בזה</text:p>
      <text:p text:style-name="P1">הבנתי עוד</text:p>
      <text:p text:style-name="P1">שיט איך כאן</text:p>
      <text:p text:style-name="P1">מנהל סיכונים כל צד יהיה מנוע סיכונים</text:p>
      <text:p text:style-name="P1">אז איך אתה מנהל סיכון להתחיל עם בחורה</text:p>
      <text:p text:style-name="P1">כן</text:p>
      <text:p text:style-name="P1">אני רואה אפשר לוס</text:p>
      <text:p text:style-name="P1">המערכת</text:p>
      <text:p text:style-name="P2"><text:span text:style-name="T2">המערכת א שמזמן אין לו את הפיצ</text:span><text:span text:style-name="T1">'</text:span><text:span text:style-name="T2">ר כבר הוא לא א היא לא אני הכל יהיה במדוד ויהיה בשליטה ויהיה בצעדים נדודים ו אה תקשיבו רגע מה אני רוצה עניכם יש כל הזמן אני כאילו קצת עושה לכם איזה מין התניות כאלה עכשיו יהיה לנו את החלק של הידע ואת החלק של ההקשבה מה זה להיות עכשיו בהקשבה לאירוע לאירוע לסיפור שפרתי לא לא</text:span></text:p>
      <text:p text:style-name="P2"><text:span text:style-name="T2">לאירוע של הילד המקורי מה יכול להיות מה יכול להיות פעולה מעניינת שלכם כי מטפלים עכשיו</text:span><text:span text:style-name="T1">?</text:span></text:p>
      <text:p text:style-name="P1">לא בהקשבה בס</text:p>
      <text:p text:style-name="P1">השאלה הדפוקה</text:p>
      <text:p text:style-name="P1">שאלה מדבר על עצמו על עצמו</text:p>
      <text:p text:style-name="P1">כן כן אני</text:p>
      <text:p text:style-name="P1">אוקיי ביד פעם</text:p>
      <text:p text:style-name="P1"><text:soft-page-break/>אני אני נשמה</text:p>
      <text:p text:style-name="P1">אני נכנס לגוף אני שיט אתם לא יכולים לקחת אני נכנס לסצנה</text:p>
      <text:p text:style-name="P1">יומני</text:p>
      <text:p text:style-name="P1">של זה אומר מה האופציות שלי</text:p>
      <text:p text:style-name="P1">מה האופציות שלי אני רוצה ששמה שתלמדו להיות במומנט זה ההקשבה שאני רוצה שתהיה לך</text:p>
      <text:p text:style-name="P1">אני אני עכשיו אלון כן כן אני אני מנסה להבין את החיים של הילד אני מנסה להרגיש אותו אני מנסה להבין את החוויה את המצוקה את המשאבים ואני אומר מה האופציות מה האופציות ממש אני רוצה את זה מש להיות במנט</text:p>
      <text:p text:style-name="P2"><text:span text:style-name="T2">את מדברת על מה</text:span><text:span text:style-name="T1">? </text:span><text:span text:style-name="T2">על היחנה</text:span></text:p>
      <text:p text:style-name="P1">כן</text:p>
      <text:p text:style-name="P1">יכול להיות אבל אני</text:p>
      <text:p text:style-name="P1">אנחנו רואים את זה אבל זה</text:p>
      <text:p text:style-name="P1">אם מישהו מפתח אין עונים נרכש אז דרך אחת מסוימת שלו היא קנייה קבוהה לדבר הזה</text:p>
      <text:p text:style-name="P1">זה בדרך כלל קורה אבל במצבים מאוד מאוד עצמניים שאין שום משבים לפעול מול זה ויש אפילו איזה אנחנו קוראים לזה מסחמת הענשה כזאת זה וא יש עוד דברים לרוב</text:p>
      <text:p text:style-name="P2"><text:span text:style-name="T2">אבל בואו רגע תחזרו למקום הבסיסי עוד אופציות חבר</text:span><text:span text:style-name="T1">'</text:span><text:span text:style-name="T2">ה אלד</text:span></text:p>
      <text:p text:style-name="P1">אני אשפים פסיבית להיות לא להיות במצב שאתה יכול להיות דחו את הסקטוס ואתה ב</text:p>
      <text:p text:style-name="P1">יופי אסטרטגיה אחת יכולה להיות משיכה אני הופך להיות הדבר הכי מושך בחדר אם אני הכי מושך בחדר ברור שמה שיגיע אליי כבר רוצה אותי ומה שרוצה אותי הסיכוי שהוא אה יפח אותי קטן יותר או היא לפתח מחושים ומשושים מאוד כל מה שעוד רגע מריח כדחייה אני כבר לא שם בשנייה אני זורק לפני אופציה שלישית יכולה להיות איך לסגור את הלב היפוך תפקידים גם אופציה יכולה להיות</text:p>
      <text:p text:style-name="P2"><text:span text:style-name="T2">האופציה של שליטה יכולה להיות שאני מתחיל דרך פרוקסי אני מתחיל בעזרת מישהו אני שולח את את נועם לברר מה א חושבת עליי ואז אני דרך התיווך הזה עושה אופציה </text:span><text:span text:style-name="T1">17 </text:span><text:span text:style-name="T2">יכולה להיות איסוף מידע אני לא עושה שום פעולה עד שאני לא משוכנע בתוצאה שלה גם אסטרטגיה זהות רק בשיל לעורר את זה שוב אינה נשארת לרוב במקום בו היא נולדה בן אדם שמפתח אסטרטגיה שהתכלית שלה למנוע דחייה או תוצאות לא רצויות ינהל כך גם את הטיול שלו לבודהפסט</text:span></text:p>
      <text:p text:style-name="P1">וגם בעבודה לא יכול</text:p>
      <text:p text:style-name="P1">לאן אני הולך עם מי אני הולך איפה אני ישן מה אוכלים באיזה כיסא אני יושב זה מעבר זה ע או חלון וכך אני גם מנהל עד לפה בסדר סליחה</text:p>
      <text:p text:style-name="P1">ואז הוא יתעצבן שהוא יבוא ויגלה שהוא זה לא אייל זה חלון מי שינה לי בסדר מי זה לפגוע בתכנון</text:p>
      <text:p text:style-name="P2"><text:span text:style-name="T2">הלאה נגיד שהאסטרטגיה הבסיסית פה לא הילד מתוחקם מאוד אמר הבנתי אני פתחתי את הלב חטפתי אני ככה את הלב לא פותח פרנף אני שומר על הלב שלי יותר מוגן יופי כל פות </text:span><text:span text:style-name="T1">10 </text:span><text:span text:style-name="T2">שנים מה ברצון החופשי שלי זוגיות אני </text:span><text:span text:style-name="T1">approaching </text:span><text:span text:style-name="T2">אוקיי אני רוצה קשר עם אישי אני ניגש לשם למיכאלה מה אומר ליטת עמודה הטוב ומטיב בלייכרון הכוונה החיובית מה אומרת לי האסטרטגיה לעשות את זה</text:span></text:p>
      <text:p text:style-name="P2"><text:span text:style-name="T2">אומר לי לא אל תאז אבל לא אנישמר לך תיזהר אל תשכח מה קרה פעם אחרונה גש עם האסטרטגיה שלנו עם הלב השמור נהדר</text:span><text:span text:style-name="T1">. </text:span><text:span text:style-name="T2">מיכאלה מוציא אותכם בעיניי אני מוציא אתכם מיכאילה</text:span><text:span text:style-name="T1">. </text:span><text:span text:style-name="T2">מיכאלה בכלל חושבת שאני וואו ותכף תצא למציאות ואחר כך תבין שלא אבל חיבר את הכל</text:span><text:span text:style-name="T1">.</text:span></text:p>
      <text:p text:style-name="P2"><text:span text:style-name="T2">מתחיל הקשר אבל הלב שלי עדיין סגור</text:span><text:span text:style-name="T1">. </text:span><text:span text:style-name="T2">מיכאלה חובה את זה יום יומיים שבוע שבועיים שלושה</text:span><text:span text:style-name="T1">. </text:span><text:span text:style-name="T2">מה היא אומרת אחרי חודש לחברות שלה</text:span><text:span text:style-name="T1">? </text:span><text:span text:style-name="T2">הוא לא נפתח</text:span><text:span text:style-name="T1">. </text:span><text:span text:style-name="T2">הוא חמוד אותה על הזה</text:span><text:span text:style-name="T1">. </text:span><text:span text:style-name="T2">אבל אני לא</text:span></text:p>
      <text:p text:style-name="P2"><text:span text:style-name="T2">אין חיבור</text:span><text:span text:style-name="T1">.</text:span></text:p>
      <text:p text:style-name="P2"><text:soft-page-break/><text:span text:style-name="T2">מה היא עושה</text:span><text:span text:style-name="T1">? </text:span><text:span text:style-name="T2">מה הוא חווה והחוויה הפנימית</text:span><text:span text:style-name="T1">? </text:span><text:span text:style-name="T2">השפלה</text:span><text:span text:style-name="T1">. </text:span><text:span text:style-name="T2">מה אומר לו אותה תמודע הטוב המתיר</text:span><text:span text:style-name="T1">? </text:span><text:span text:style-name="T2">אומר לו</text:span><text:span text:style-name="T1">, </text:span><text:span text:style-name="T2">אמרתי לך אמרתי לך</text:span><text:span text:style-name="T1">. </text:span><text:span text:style-name="T2">הדבר הזה נתנו שם מוזמנים לכתוב</text:span><text:span text:style-name="T1">. </text:span><text:span text:style-name="T2">אמרנו שלתת המודה יש את הנטייה הטבעית להוכיח את עצמו לעצמו</text:span><text:span text:style-name="T1">. </text:span><text:span text:style-name="T2">אתם תראו</text:span><text:span text:style-name="T1">, </text:span><text:span text:style-name="T2">זה מדהים לראות את הקסם הזה</text:span><text:span text:style-name="T1">. </text:span><text:span text:style-name="T2">הזה המודע אומרת מרתי לך מדרקר כלומר האסטרטגיה מוכיחה את עצמה לעצמה במאמר מוסגר יותר מפותח כשמדברים על תודעה בורת מציאות אתם יכולים לכתוב משפט שאומר של שלתת המודה יש את הנטייה הטבעית לבטא את עצמו ולהוכיח את עצמו למציאות</text:span></text:p>
      <text:p text:style-name="P2"><text:span text:style-name="T2">לא בא לי להגיד לא אבל אתם תגלו שזה בדרך כלל אחת מז</text:span><text:span text:style-name="T1">'</text:span><text:span text:style-name="T2">ורית כזו</text:span><text:span text:style-name="T1">, </text:span><text:span text:style-name="T2">שזה אחת מרכזית כזו</text:span><text:span text:style-name="T1">. </text:span><text:span text:style-name="T2">מה עושה האסטרטגיה</text:span><text:span text:style-name="T1">? </text:span><text:span text:style-name="T2">מתעצמת</text:span><text:span text:style-name="T1">. </text:span><text:span text:style-name="T2">יש לנו מערכת של איך זה נקרא</text:span><text:span text:style-name="T1">? </text:span><text:span text:style-name="T2">משוב חיובי</text:span><text:span text:style-name="T1">, </text:span><text:span text:style-name="T2">של חיזוק חיובי</text:span><text:span text:style-name="T1">. </text:span><text:span text:style-name="T2">מה קורה לפרע בין הרצוי למצוי</text:span><text:span text:style-name="T1">?</text:span></text:p>
      <text:p text:style-name="P2"><text:span text:style-name="T2">כן</text:span><text:span text:style-name="T1">.</text:span></text:p>
      <text:p text:style-name="P2"><text:span text:style-name="T2">מה הוא חווה</text:span><text:span text:style-name="T1">? </text:span><text:span text:style-name="T2">אז הוא חווה דחיה</text:span><text:span text:style-name="T1">. </text:span><text:span text:style-name="T2">אז הוא מוכח את עצמו לעצמו</text:span><text:span text:style-name="T1">. </text:span><text:span text:style-name="T2">אומר אכן כל אנשים זונות</text:span></text:p>
      <text:p text:style-name="P1">כן האסטרטגיה לא עובדת</text:p>
      <text:p text:style-name="P1">כל אנשים אותו דבר כולם זרקו אותי באמת זה מסוכן לפתוח את הלב מה אני צריך לעשות גור אותו עוד יותר הרעב שלי לזוגיות גדל כן חולפות עוד שנתיים אני עכשיו פוגש את לי איזה תודעה פוגשת את לי</text:p>
      <text:p text:style-name="P2"><text:span text:style-name="T2">פחד גדול יותר נכון נכון</text:span><text:span text:style-name="T1">? </text:span><text:span text:style-name="T2">אם הפחד גדול יותר</text:span><text:span text:style-name="T1">, </text:span><text:span text:style-name="T2">האסטרטגיה עצימה יותר</text:span><text:span text:style-name="T1">, </text:span><text:span text:style-name="T2">מה התוצאה שסביר להניח שתקרה</text:span><text:span text:style-name="T1">? </text:span><text:span text:style-name="T2">שוב פעם</text:span><text:span text:style-name="T1">? </text:span><text:span text:style-name="T2">אתם מבינים</text:span><text:span text:style-name="T1">? </text:span><text:span text:style-name="T2">אז החוויה וככה מתרחשת בעצם בריאה ראקטיבית בניגוד לרצון החופשי שלי</text:span><text:span text:style-name="T1">. </text:span><text:span text:style-name="T2">הבריאה הראקטיבית היא בהלימה עם מה</text:span><text:span text:style-name="T1">? </text:span><text:span text:style-name="T2">עם האסטרטגיה שהיא בהלימה עם עם הפחד שלי</text:span><text:span text:style-name="T1">. </text:span><text:span text:style-name="T2">עוד פעם חבר</text:span><text:span text:style-name="T1">'</text:span><text:span text:style-name="T2">ה אלה היסודות של השיטה</text:span></text:p>
      <text:p text:style-name="P1">אפשר לעשות</text:p>
      <text:p text:style-name="P1">כן לי בראש יש תרשים זרימות הוא ירד לדף לא מזמן כן נכון</text:p>
      <text:p text:style-name="P1">הם קיבלו אותו</text:p>
      <text:p text:style-name="P1">כן אנחנו נסביר אותו</text:p>
      <text:p text:style-name="P1">אנחנו מראים עכשיו במידה מסו לא יודע איך מה אנחנו לא משנה את הרעיון</text:p>
      <text:p text:style-name="P1">כלומר מה בורא את עצמו לבריאותבריות</text:p>
      <text:p text:style-name="P2"><text:span text:style-name="T2">הפחד בורא את עצמו זה נקרא אשר יגורתי בעלי זה מה שזה אשר יגורתי מה שחששתי ממנו אשר אכן התרחש אז אנחנו אומרים פעם אחת שהתכלית של אותה תודעה הראקטיבית אותו תת מודע טוב ומתיב זה למנוע עתיד רגשי לא רצוי מה במקרה הזה חייה והשפלה</text:span><text:span text:style-name="T1">. </text:span><text:span text:style-name="T2">אבל אנחנו גם אומרים שהטרגדיה של התודעה הראקטיבית זה שהיא תמיד בוראת בדיוק את הדבר אותו היא מנסה שנים למנוע</text:span><text:span text:style-name="T1">. </text:span><text:span text:style-name="T2">זאת הטרגדיה</text:span><text:span text:style-name="T1">. </text:span><text:span text:style-name="T2">אוקיי</text:span><text:span text:style-name="T1">? </text:span><text:span text:style-name="T2">תת המודע לא כזה חכם או רואה שהוא בלו</text:span></text:p>
      <text:p text:style-name="P2"><text:span text:style-name="T2">תת המודע לא כזה חכם</text:span><text:span text:style-name="T1">. </text:span><text:span text:style-name="T2">תת המודע הופך להיות מערכת הפעלה</text:span><text:span text:style-name="T1">. </text:span><text:span text:style-name="T2">איך יהיה חכם</text:span><text:span text:style-name="T1">? </text:span><text:span text:style-name="T2">הוא של ילד בן ארבע</text:span><text:span text:style-name="T1">, </text:span><text:span text:style-name="T2">של ילד בן חמש</text:span><text:span text:style-name="T1">. </text:span><text:span text:style-name="T2">אינטליגנציה שילד בן חמש</text:span><text:span text:style-name="T1">. </text:span><text:span text:style-name="T2">עכשיו אתם מבינים רגע את מה הבעיה האמיתית</text:span><text:span text:style-name="T1">? </text:span><text:span text:style-name="T2">מה הבעיה האמיתית</text:span><text:span text:style-name="T1">? </text:span><text:span text:style-name="T2">זה הכל</text:span><text:span text:style-name="T1">.</text:span></text:p>
      <text:p text:style-name="P2"><text:span text:style-name="T2">כי אין הנחת תבינו רגע את זה ברגשי</text:span><text:span text:style-name="T1">. </text:span><text:span text:style-name="T2">אין אני לא מבין שאני מנועל על ידי מערכת הפעלה ילדית לכן אני לא עוצר להתבונן בה</text:span><text:span text:style-name="T1">. </text:span><text:span text:style-name="T2">אני לא מנהל לי את הדיאלוג</text:span><text:span text:style-name="T1">. </text:span><text:span text:style-name="T2">אני אומר זה הפאקינג מציאות שלי</text:span><text:span text:style-name="T1">.</text:span></text:p>
      <text:p text:style-name="P2"><text:span text:style-name="T2">אני המערכת קצת</text:span><text:span text:style-name="T1">.</text:span></text:p>
      <text:p text:style-name="P2"><text:span text:style-name="T2">נסגור יותר חזק</text:span><text:span text:style-name="T1">. </text:span><text:span text:style-name="T2">אנחנו רוצים ברמה העקרונית בסוף בסוף בסוף לבסס מספיק טוב את הצופה הזה שיכול להסתכל על מערכת הפעלה לרפא את מערכת הפעלה להבין בסדר ביחד עם ה הוא נקרא לזה מה לבד אחרי אימון מסוים אולי כן אבל אה בפיצוח הראשוני אני חושבת שזה מורכב מאוד לד</text:span></text:p>
      <text:p text:style-name="P2"><text:soft-page-break/><text:span text:style-name="T2">כה מאוד זה קשור לרמות של מודעות וזה קשור שור לנפרדות הזו שהרבה מאוד אנשים מתקשים לעשות אותה</text:span><text:span text:style-name="T1">, </text:span><text:span text:style-name="T2">להתבונן על החלקים שבי</text:span><text:span text:style-name="T1">, </text:span><text:span text:style-name="T2">אבל בפירוש אנשים מודעות מסוגלים להתבונן על חלקים ולנהל אתם דיאלוג ולהעשית אותם ולהזיז אותם וזה מה שאנחנו רוצים לעשות בתהליך הטיפולי</text:span><text:span text:style-name="T1">.</text:span></text:p>
      <text:p text:style-name="P2"><text:span text:style-name="T2">אגב</text:span><text:span text:style-name="T1">, </text:span><text:span text:style-name="T2">יש אזורים שזה קורה לנו</text:span><text:span text:style-name="T1">, </text:span><text:span text:style-name="T2">אני כבר כן יכולה לפגוש את עצמי בסיטואציה וכבר יש לי מספיק מאומנות לעשות את זה לעצמי ולהגיע עד לשורש ולעשות שם עבודה ויש אזורים שאני אבוא ואנחנו נספר לכם בהפשך ואני אבוא לטל בת בערב באלפים ואני אגיד לא לא לא תפצח לי את זה אני לא צריכה לא משנה מה אני עושה בסדר אז זה הזיה</text:span></text:p>
      <text:p text:style-name="P1">ולא משנה מה אני עושה ליאן תמיד חוזרים לאותה טובה</text:p>
      <text:p text:style-name="P1">כן ואני באה אומרת לו לא זה שונה הפעם</text:p>
      <text:p text:style-name="P1">עכשיו זה משהו אחר לגמרי תל</text:p>
      <text:p text:style-name="P1">צריך זה לא בעצם את כל הקשרים כי</text:p>
      <text:p text:style-name="P1">יש לזה עומקים שונים זה כמו בקל ריפוי יש הבדל בין להבין לבין ריפוי זה תהליך מתמשק</text:p>
      <text:p text:style-name="P1">יש חלק מהתנויות מאוד מאוד מאוד עמוקות מאוד מאוד עמוקות חלק פחות הם פה חוקים זה כמו מים בסלע אצלי</text:p>
      <text:p text:style-name="P1">לא אבל זה אז זה תנאי הכרחי אבל לא מספיק להבין זה חלק יחסית קל בטח בשיטה שאנחנו מציאים הריפוי יכול להיות עשור או יום</text:p>
      <text:p text:style-name="P1">כבר הייתה תנו כן זה לא אומר שלא הייתה תנועה זה כןס בלאגן</text:p>
      <text:p text:style-name="P1">ברור אנחנו לא בעד זה</text:p>
      <text:p text:style-name="P1">ממש לא בעד זה</text:p>
      <text:p text:style-name="P1">כלומר אם תשאלי אותי אם אני מעדיף גיבור שלא כובש את יצרו אני אגיד לך לא</text:p>
      <text:p text:style-name="P1">לא</text:p>
      <text:p text:style-name="P2"><text:span text:style-name="T2">אה כן אנחנו מעדיפים לא להיות מנוהלים על ידי הרדיקליות הפנימית אבל א אותנו מעניין השורש לא לדכה את מה שכבר יצא אגב אני כן אגיד שאם כבר יש רגש שיוצא אנחנו נעדיף לתת לו אוויר ומקום לנשום מאשר הלדכה אותו ההדפה כללית שלנו אבל לא לשם אנחנו מכוונים</text:span><text:span text:style-name="T1">, </text:span><text:span text:style-name="T2">אנחנו נשאל למה זה מה שקורה</text:span><text:span text:style-name="T1">. </text:span><text:span text:style-name="T2">אוקיי</text:span><text:span text:style-name="T1">,</text:span></text:p>
      <text:p text:style-name="P2"><text:span text:style-name="T2">עכשיו אנחנו גם נגיד באותה מידה שבתודעה אין כל כך מימד של זמן וזה גם משהו שאתם תתבקשו להבין אותו</text:span><text:span text:style-name="T1">. </text:span><text:span text:style-name="T2">הדוגמה של מיכאל</text:span><text:span text:style-name="T1">, </text:span><text:span text:style-name="T2">אני סליחה שאני עושה מזה צימס</text:span><text:span text:style-name="T1">. </text:span><text:span text:style-name="T2">כן</text:span><text:span text:style-name="T1">. </text:span><text:span text:style-name="T2">אתם מבינים מה זה שאין פה מימד ש זמן</text:span><text:span text:style-name="T1">? </text:span><text:span text:style-name="T2">אבל אבל היא אפילו לא רואה שזו ילדה בת </text:span><text:span text:style-name="T1">12 </text:span><text:span text:style-name="T2">מבחינת התודעה לא מיכאלה מיכאלה לא שולטת באירוע התודה אומרת לה מה זה בשבילי אני ניצחית מה זה השלוש דקות האלה שעברו מ מ</text:span><text:span text:style-name="T1">-83 </text:span><text:span text:style-name="T2">מה זה בשבילנו זה עכשיו אין חי זה אוויר זה גם קטע מה קורה לך עברו </text:span><text:span text:style-name="T1">30 </text:span><text:span text:style-name="T2">שנה את כבר תראי אותך כבר מנקה רעלים לאנשים מהן יש לך מה קשור</text:span><text:span text:style-name="T1">?</text:span></text:p>
      <text:p text:style-name="P1">זה מה שאתה רואה צבדם אחר שאתה אומר שאתה רואה אותו באיזשהו טעם תומ אתה ממש רואה ילד בן חמש פה</text:p>
      <text:p text:style-name="P1">נכון אבל לא תמיד זה כל כך א זה לפעמים זה מאוד מאוד מתוקם</text:p>
      <text:p text:style-name="P1">נכון אבל אבל אם אתה שנייה תתבונן על זה ולא תהיה בתוך הרקציה של ההתנהגות שלו אז אתה ממש רואה שילד קטן מדבר</text:p>
      <text:p text:style-name="P1">אתה רואה אותו אבל הוא לא רואה אותו כן</text:p>
      <text:p text:style-name="P1">ואנחנו גם מאוד מאוד מתכוונים לזה לא במובן השיפוטי שזה ילדותי מאוד חשוב להגיד אנחנו גם גם דווקא הביטוי אנחנו מתכווים להגיד שתת עמודה לא ידקן תוכנה והוא מאמין שהמציאות שהתקיימה באותו הבית עם אותם כוחות שהיו לי עדיין מתקיימת זה העניין הוא נמצא באותה באותו מימד בסדר זה</text:p>
      <text:p text:style-name="P1">כאילו המלחמה הסתמה אבל הוא לא התקן</text:p>
      <text:p text:style-name="P1"><text:soft-page-break/>לא יכול הוא מרגיש מלחמה</text:p>
      <text:p text:style-name="P1">מהש ככה הוא לא קיבל את הממו</text:p>
      <text:p text:style-name="P1">אוקיי</text:p>
      <text:p text:style-name="P2"><text:span text:style-name="T2">אמרת ש איפה </text:span><text:span text:style-name="T1">it?</text:span></text:p>
      <text:p text:style-name="P2"><text:span text:style-name="T2">כל הקשר הזה לא מצחן ביני</text:span><text:span text:style-name="T1">. </text:span><text:span text:style-name="T2">תגידי לי רגע וגם למה את שואלת ש תשימי אותה ואז תענישאלה</text:span><text:span text:style-name="T1">. </text:span><text:span text:style-name="T2">טוב</text:span><text:span text:style-name="T1">, </text:span><text:span text:style-name="T2">תביני למה החזרתי לך</text:span><text:span text:style-name="T1">. </text:span><text:span text:style-name="T2">א בגיל בוגר</text:span><text:span text:style-name="T1">. </text:span><text:span text:style-name="T2">אז זה יש לך תשובה לשאלה</text:span></text:p>
      <text:p text:style-name="P1">אבל זה לא רגרסיה</text:p>
      <text:p text:style-name="P1">זה לא רגרסיה מה שנשמע ש אתה רוצה לחקור את זה או ש</text:p>
      <text:p text:style-name="P1">לא אני לא רוצה לחקור אני לא יודע</text:p>
      <text:p text:style-name="P1">אני רגע אגיד מה שנשמע שקרה אני לא יודעת אם זה במקרה הזה ש</text:p>
      <text:p text:style-name="P1">חזרה לאחור</text:p>
      <text:p text:style-name="P1">זה שקודם אולי אני לא לוקחת ממך רגע את מה שהיה לך אבל אולי קודם היית באה את אומרת כי לא נתתי לדברים לגעת לי בפיצה הילדות זה לא אומר שריפיתי את פיצ הילדות</text:p>
      <text:p text:style-name="P1">הג</text:p>
      <text:p text:style-name="P1">זה לא אומר איגף יכול להיות שבמימד מסוים זאת הייתה כבר אסטרטגיה קיימת שעושה איזה ואז הטראומה כי ככה אנחנו נלמד את זה גם אבל ככה לא יודעת להגיד אם זה קצת רוחני אבל ככה הבריאה קצת עובדת בסדר אם יש משהו שלא נגענו בו יווצאו הנסיבות שבהן אנחנו וזה לא אומר שזה חס וחלילה הבאנו את זה על עצמנו אבל כנראה מתי שהוא בחיים זה יצוף הדבר הזה ויש מצב זה לא בהכרח אגרסיה זה אפילו להפך גרם של רגרסיה</text:p>
      <text:p text:style-name="P1">לא כי רגרסיה זה עשיתי באמת ריפוי ואז הטראומה החזירה אותי אחורה מה שאנחנו מראים פה זה שלא בהכרח היה ריפוי הייתה הסצה</text:p>
      <text:p text:style-name="P1">היה מעקף</text:p>
      <text:p text:style-name="P1">היה מעקף</text:p>
      <text:p text:style-name="P1">זה לא זה הבדל מהות</text:p>
      <text:p text:style-name="P1">את מתכוונת שיש התנהגות רגרסיבית לילדות בסדר ש לשלב מוקדם יותר בסדר אבל זה</text:p>
      <text:p text:style-name="P1">לא היא התכוונה האם העבודה שעשיתי כאילו הלכה לפח לזה היא התכוונה לא לרגרסיה ל מוקדם יותר במובן ה כן לזה על זה עניתי העצב של אז זה לא בכוטנטי</text:p>
      <text:p text:style-name="P1">נכון נכון לפעמים יש לי באמת יש לי מטופלת שהיא מראה לי את כל התהליכים שהיא עשתה כבר וו באמת היא עשתה אבל כל התהליכים ישבו בול על אסטרטגיית שלה שבהם אני פוחדת משקיעה מדיכאון ואני כל הזמן במרימה את עצמי אז היא הלכה ל סדנות של חשיבה חיובית ועשתה טיפולים של זה וזה איך אני לא מרגיש ואיך אני זה והכל היה חלק מאותה אסטרטגיה לא היה שם ריפוי אוקי היא עדיין בהיסטריה משקיעה אוקיי אה האסטרטגיה במקרה שלה הייתה איך לא לשכוע כי בבית שלה מי שבוכה ומי ששוקע הוא דרמטי ועוד שנייה הוא יהיה משוגע והדיכאון השתלט עליך לא משנה זאת ההתניה הילדית זאת האמונה האסטרטגיה שהיא פיתחה כבר בבית זה איך אני מרימה את עצמי וגם את כל הבטולים אני רוחנית אני יש את סייה אני תומכת בחימנים בריפוי אבל האמת שכל הריפוי הזה נועד</text:p>
      <text:p text:style-name="P1">חלק מהאסטרטגיה</text:p>
      <text:p text:style-name="P1">נועד מה לא לפגוש את הפסח אנחנו פוגשים את זה מלא</text:p>
      <text:p text:style-name="P1">מה הרבה אנשים כן</text:p>
      <text:p text:style-name="P1">גם אני הייתי שם</text:p>
      <text:p text:style-name="P1">אני הייתי משתמשת ברוחניות ברור אני הייתי שם גם</text:p>
      <text:p text:style-name="P1">יאל את יכולה א אני אראה אותך לתת איזה חצי זווית</text:p>
      <text:p text:style-name="P2"><text:soft-page-break/><text:span text:style-name="T2">כל כל ההתפתחות שלך כל הלימודי פסיכולוגיה כל הזה כל הזה כל הכל היה משם כן זה בסדר</text:span><text:span text:style-name="T1">, </text:span><text:span text:style-name="T2">זה לא בהכרח רע</text:span><text:span text:style-name="T1">, </text:span><text:span text:style-name="T2">זה חלק מהדרך</text:span><text:span text:style-name="T1">,</text:span></text:p>
      <text:p text:style-name="P2"><text:span text:style-name="T2">נכון</text:span><text:span text:style-name="T1">?</text:span></text:p>
      <text:p text:style-name="P2"><text:span text:style-name="T2">אז לא עשיתי</text:span><text:span text:style-name="T1">.</text:span></text:p>
      <text:p text:style-name="P2"><text:span text:style-name="T2">יכול להיות יש הרבה פעמים אז אתם תראו שמה שאנחנו נדבר עליו זה בעיקר שורשים</text:span><text:span text:style-name="T1">. </text:span><text:span text:style-name="T2">כל פעולה אני יכול לעשות מהשורש של </text:span><text:span text:style-name="T1">R </text:span><text:span text:style-name="T2">או מהשורש של</text:span></text:p>
      <text:p text:style-name="P2"><text:span text:style-name="T2">יכול להיות פה מורה שפיתח מודל חלופי פעל אחר שו תקשיבו חבר</text:span><text:span text:style-name="T1">'</text:span><text:span text:style-name="T2">ה הטראומה היא נוראית הנפש לא רוצה לפגוש אותה תתמודה גאון אני מציע לכם לבנות מלא מעקפים בחיים כדי לא לפגוש את הטראומה</text:span><text:span text:style-name="T1">. </text:span><text:span text:style-name="T2">וואלה שיטה טובה אני לא יודע</text:span></text:p>
      <text:p text:style-name="P2"><text:span text:style-name="T2">לא אגב נגיד יש לנו מישהו שלמד </text:span><text:span text:style-name="T1">NLP </text:span><text:span text:style-name="T2">ורק דברים כמו </text:span><text:span text:style-name="T1">NLP </text:span><text:span text:style-name="T2">וחס וחלילה אין לנו שום דבר נגד </text:span><text:span text:style-name="T1">NLP </text:span><text:span text:style-name="T2">אבל </text:span><text:span text:style-name="T1">NLP </text:span><text:span text:style-name="T2">והרבה דברים עושה מהכף בסדר ואני לא צריך לגעת במשהו ואני עושה לך ככה ואני עושה לך איזה מניפולציה בסוף אתה מגלה והוא לא היה מוכן ללכת לשום עבודה עמוקת בסוף מגלה שהוא כל הזמן היה צריך בילדות לעקוף את אבא שלו כי אבא שלו היה דמות כל כך חזקה שאי אפשר לעשות שום דבר ישיר מולה זה שאי אפשר לעבור אותו</text:span><text:span text:style-name="T1">.</text:span></text:p>
      <text:p text:style-name="P2"><text:span text:style-name="T2">את מי הוא עוד ניסה לעקוף בסדנה</text:span><text:span text:style-name="T1">?</text:span></text:p>
      <text:p text:style-name="P1">אותו</text:p>
      <text:p text:style-name="P1">אבא</text:p>
      <text:p text:style-name="P1">ולצך ח</text:p>
      <text:p text:style-name="P1">כל הזמן ניסה להגף אותי ויש כאילו ריפוי נכון רצו</text:p>
      <text:p text:style-name="P1">אני לא אגיד שזה לא עשה לו כלום</text:p>
      <text:p text:style-name="P1">את שמה לב מה את עושה אבל כל הזמן מה את עושה תתבונני מה הפעולה מה מה בוא נשואל את זה יותר בדוק מה מהות הפעולה במשפט יש לך ארבע מילים</text:p>
      <text:p text:style-name="P1">היא יכולה לכן</text:p>
      <text:p text:style-name="P1">מה מהות הפעולה</text:p>
      <text:p text:style-name="P1">לתפוס מחק</text:p>
      <text:p text:style-name="P1">לא לא</text:p>
      <text:p text:style-name="P1">ממש</text:p>
      <text:p text:style-name="P1">זה מתחת</text:p>
      <text:p text:style-name="P2"><text:span text:style-name="T2">שנייה מרטק שלי חמש שערות אחרונות אני לא זוכר אותם אבל את הטבע שלהם אני זוכר מה מהות חמש ההערות</text:span><text:span text:style-name="T1">? </text:span><text:span text:style-name="T2">השאלות האחרונות</text:span><text:span text:style-name="T1">.</text:span></text:p>
      <text:p text:style-name="P2"><text:span text:style-name="T2">תיקון דיווקצח תתנחו</text:span><text:span text:style-name="T1">.</text:span></text:p>
      <text:p text:style-name="P1">לא זה לכאורה</text:p>
      <text:p text:style-name="P1">כאילו הבי</text:p>
      <text:p text:style-name="P2"><text:span text:style-name="T2">אבל באיך</text:span><text:span text:style-name="T1">? </text:span><text:span text:style-name="T2">מה את מחפשת</text:span><text:span text:style-name="T1">?</text:span></text:p>
      <text:p text:style-name="P1">אוקיי אני מחפשת אה מבחינת התוכן</text:p>
      <text:p text:style-name="P1">כן</text:p>
      <text:p text:style-name="P2"><text:span text:style-name="T2">א כדרך ביניים</text:span><text:span text:style-name="T1">.</text:span></text:p>
      <text:p text:style-name="P1">טווח כן תוכ בין</text:p>
      <text:p text:style-name="P1">טווח בין</text:p>
      <text:p text:style-name="P1"><text:soft-page-break/>בין קצוות</text:p>
      <text:p text:style-name="P2"><text:span text:style-name="T2">בין קצוות שלוש מילים</text:span><text:span text:style-name="T1">. </text:span><text:span text:style-name="T2">ככה א מהתים</text:span></text:p>
      <text:p text:style-name="P1">ט</text:p>
      <text:p text:style-name="P1">לבל אתה תאבך זה</text:p>
      <text:p text:style-name="P1">לא טווח טווח הוא התכוון הוא התכוון טווח</text:p>
      <text:p text:style-name="P1">נכון התכוונת טווח או תהוך אתה כותב</text:p>
      <text:p text:style-name="P1">פיטר על המילה וזהו</text:p>
      <text:p text:style-name="P1">תראו אני חושב שיש בזה גם משהו מאוד מרשים שלמרות הלקויות שלי אני קמתי בית ספרת</text:p>
      <text:p text:style-name="P1">אוקיי טוב אתם זוכרים את שיחת הפתיחה שלה</text:p>
      <text:p text:style-name="P1">מפעם שעברה</text:p>
      <text:p text:style-name="P1">מה</text:p>
      <text:p text:style-name="P1">כן בן זה המקום היחידי שבו יש הסכמה על השמות איך מה עוד</text:p>
      <text:p text:style-name="P1">כמו שתגבצה של מחפשת</text:p>
      <text:p text:style-name="P2"><text:span text:style-name="T2">זאת אומרת כל הערות זה לא משנה מה אנחנו זרקנו פה סתה לייצר תו בין קצוות בין הפחים את זה תראי זו אסטרטגיות אוקיי מהתכלית האסטרטגיה אנחנו לא אני לא יודע בסדר אבל כשאנחנו רואים ביטוי התנהגותי שחוזר על עצמו אנחנו מסמנים אוקיי אני אישית אם אני רואה ביטוי שמופיע שלוש פעמים אני מעביר קו בין שלושת הנקודות הללו בתוך המיין שלי כמה פעמים היא כבר כמה נקודות היא כבר שמה לנו</text:span><text:span text:style-name="T1">?</text:span></text:p>
      <text:p text:style-name="P2"><text:span text:style-name="T2">חמש היום</text:span><text:span text:style-name="T1">.</text:span></text:p>
      <text:p text:style-name="P2"><text:span text:style-name="T2">כן</text:span><text:span text:style-name="T1">.</text:span></text:p>
      <text:p text:style-name="P2"><text:span text:style-name="T2">זה לא תמיד א אני אמרתי זה הכפתור יכול להעלם לגמרי</text:span><text:span text:style-name="T1">. </text:span><text:span text:style-name="T2">אמר לי זה לא ככה הוא יכול להישאר אבל להיות מוסט</text:span><text:span text:style-name="T1">. </text:span><text:span text:style-name="T2">יש רצף</text:span><text:span text:style-name="T1">.</text:span></text:p>
      <text:p text:style-name="P1">אחר כך היה</text:p>
      <text:p text:style-name="P1">כן רגע לא רגע זה משהו כל הזמן כל הזמן היא מפייסת לי בין הקצוות כל הזמן</text:p>
      <text:p text:style-name="P1">אני לא יודע אני לא רוצה לקפוץ למסקנות אבל זה לא משנה מה אני לימדתי היא אמרה לי לא לא זה רצף יותר זה משיכת מכחול יותר ארוכה</text:p>
      <text:p text:style-name="P1">אבל אגב זה חשוב הדבר הזה שקרה עכשיו כי טל וזה משהו שצריך ללמוד אותו רגע ראה משהו שכבר הוא ניסח משהו אבל שכבר ממש היה פה מה שאתה אמרת הלא להיות בדיסייב זה כאילו כבר עוד למה היא מנסה לא להיות בדיסב זה כבר השלמה שלי</text:p>
      <text:p text:style-name="P1">זה למה היא עושה את זה אני לא יודע למה היא עושה את זה אני רואה מה היא עושה אני גם לא רואה מה היא עושה אני רואה מה המינד שלה עושה</text:p>
      <text:p text:style-name="P1">כן אבל כאילו עוד מסכנות רציתי להבין קצת מה שדן אחרת מה זה שתי היצות האלה</text:p>
      <text:p text:style-name="P1">אבל זה כבר שאלה קדימה כל קיצון כל קיצון יש בה משהו שרוצה להגיד ליטל זה לא רק ככה זה לא חד ערכי היא כל הזמרת לי טל זה לא חד חדרכי טל זה לא חד לא משנה מה אני אומר היא אומרת לי זה לא חד</text:p>
      <text:p text:style-name="P1">חד ערכי</text:p>
      <text:p text:style-name="P2"><text:span text:style-name="T2">לא זה טוב</text:span><text:span text:style-name="T1">,</text:span></text:p>
      <text:p text:style-name="P1">גם א אני אה האינסטינקט שלי זה שמישהו אומר חד משמעית משהו אפילו שאני מכיר אותו כמה ש אני קודם כל רגע</text:p>
      <text:p text:style-name="P1">נכון אבל שניכם לא באים אותם שרושים זה גם נכון זה באמת שלך</text:p>
      <text:p text:style-name="P1">ובגלל זה הניסוח שלך נגע ליד כן כבר היה</text:p>
      <text:p text:style-name="P1">כן מה קרה</text:p>
      <text:p text:style-name="P1"><text:soft-page-break/>זה לא משהו מת אני חי מזה מה קרה לכם</text:p>
      <text:p text:style-name="P1">אנחנו מחפשים את זה</text:p>
      <text:p text:style-name="P1">מה היה פה שם עליי</text:p>
      <text:p text:style-name="P1">לא</text:p>
      <text:p text:style-name="P1">אלא</text:p>
      <text:p text:style-name="P1">נו</text:p>
      <text:p text:style-name="P1">בעוררות א מגניבה כי כאילו לא בעוררות מאוימת לא</text:p>
      <text:p text:style-name="P1">לא גם כשמתי לבורד הזאתי שאפשר לח</text:p>
      <text:p text:style-name="P1">חברה כשאני אהיה רקטיבי אתם כולכם תדעו</text:p>
      <text:p text:style-name="P1">זהו אנחנו לא אומרים שאנחנו לא רואקטיבים</text:p>
      <text:p text:style-name="P1">אבל כשאני אהיה ראקטיבי אתם תדעו לא יהיה פק</text:p>
      <text:p text:style-name="P2"><text:span text:style-name="T2">אה אולי באמת חשוב להגיד את זה אנחנו לא אומרים בשום שלב שאנחנו מוערים</text:span><text:span text:style-name="T1">. </text:span><text:span text:style-name="T2">בסדר בשם עצמך אה</text:span></text:p>
      <text:p text:style-name="P2"><text:span text:style-name="T2">הבעלות הזו של כפרה עליי באמת מורה שאומר שהוא מואר כאילו זה ישר אני פושת בזה אנחנו רק יכולים להגיד שאנחנו כמה צעדים לפניכם אולי במקומות מסוימים בדרך כן היום אני מחווית חיים שיש פחות דברים שיכולים להפעיל אותי פחות דברים שמאיימים עליי הרבה יותר שקט שייש הלימה יותר גדולה בין הרצון החופשי שלי במציאות שלי אבל לא</text:span><text:span text:style-name="T1">, </text:span><text:span text:style-name="T2">יש לי רגעים שאני מאוד ראקטיבית</text:span><text:span text:style-name="T1">. </text:span><text:span text:style-name="T2">ודאי</text:span></text:p>
      <text:p text:style-name="P2"><text:span text:style-name="T2">בואו נחזור רגע למנט</text:span><text:span text:style-name="T1">, </text:span><text:span text:style-name="T2">בסדר</text:span><text:span text:style-name="T1">? </text:span><text:span text:style-name="T2">למיומנות ההקשבה</text:span><text:span text:style-name="T1">. </text:span><text:span text:style-name="T2">אוקיי</text:span><text:span text:style-name="T1">,</text:span></text:p>
      <text:p text:style-name="P2"><text:span text:style-name="T2">לבחור המילים הנכונות שמאוד יזקקו את מה שאתה ראית בפה</text:span><text:span text:style-name="T1">, </text:span><text:span text:style-name="T2">מיומנות</text:span><text:span text:style-name="T1">.</text:span></text:p>
      <text:p text:style-name="P2"><text:span text:style-name="T2">בסדר</text:span><text:span text:style-name="T1">? 100% </text:span><text:span text:style-name="T2">אני לא אברח מהפידבק הזה כי זה נכון</text:span><text:span text:style-name="T1">. </text:span><text:span text:style-name="T2">אני עושה את זה המון המון שנים ואני גם צריך להדגים</text:span><text:span text:style-name="T1">. </text:span><text:span text:style-name="T2">בסדר</text:span><text:span text:style-name="T1">? </text:span><text:span text:style-name="T2">אבל מה אני רוצה שתיקחו מזה</text:span><text:span text:style-name="T1">?</text:span></text:p>
      <text:p text:style-name="P2"><text:span text:style-name="T2">שדיברנו על להקשיב קרוב</text:span><text:span text:style-name="T1">. </text:span><text:span text:style-name="T2">להקשיב קרוב היה להקשיב לשאלות שלה ולענות עליהם</text:span><text:span text:style-name="T1">. </text:span><text:span text:style-name="T2">להקשיב קצת יותר רחוק זה כבר תמיד להניח שהשאלה יש בה גם מימד של תודעה</text:span><text:span text:style-name="T1">. </text:span><text:span text:style-name="T2">להקשיב</text:span></text:p>
      <text:p text:style-name="P2"><text:span text:style-name="T2">להקשיב יותר רחוק</text:span><text:span text:style-name="T1">.</text:span></text:p>
      <text:p text:style-name="P2"><text:span text:style-name="T2">לא להקשיב נגיד בוא נמספר אותם נגיד הקשבה ראשונה זה הסיפור עצמו</text:span><text:span text:style-name="T1">. </text:span><text:span text:style-name="T2">הקשבה שנייה אומרת סתם אני ממציא את זה הרגע הקשבה שנייה אומרת תמיד בשאלה או בהערה יש גם מימד של תודה</text:span><text:span text:style-name="T1">. </text:span><text:span text:style-name="T2">זה ברור נכון</text:span><text:span text:style-name="T1">? </text:span><text:span text:style-name="T2">אין אי אפשר לברוח מזה</text:span><text:span text:style-name="T1">. </text:span><text:span text:style-name="T2">הקשבה שלישית כבר אומרת מה השואל מספר לי</text:span><text:span text:style-name="T1">. </text:span><text:span text:style-name="T2">כלומר מה אני כבר רואה כבי מה אני איזה ביטוי של ההוויה אני כבר רואה</text:span><text:span text:style-name="T1">?</text:span></text:p>
      <text:p text:style-name="P2"><text:span text:style-name="T2">כאילו בשלוש זה הדפוס</text:span><text:span text:style-name="T1">.</text:span></text:p>
      <text:p text:style-name="P2"><text:span text:style-name="T2">אני כבר רואה קו קצת</text:span><text:span text:style-name="T1">.</text:span></text:p>
      <text:p text:style-name="P2"><text:span text:style-name="T2">כן</text:span><text:span text:style-name="T1">. </text:span><text:span text:style-name="T2">זה לא הדפוס זה דפוס</text:span><text:span text:style-name="T1">. </text:span><text:span text:style-name="T2">להיזהר</text:span><text:span text:style-name="T1">.</text:span></text:p>
      <text:p text:style-name="P2"><text:span text:style-name="T2">הזים לדפוס</text:span><text:span text:style-name="T1">.</text:span></text:p>
      <text:p text:style-name="P2"><text:span text:style-name="T2">כן</text:span><text:span text:style-name="T1">. </text:span><text:span text:style-name="T2">אני כבר יכול להגיד איזה קטעים אה בחמש הש שאלות שאת שאלת אותי</text:span><text:span text:style-name="T1">, </text:span><text:span text:style-name="T2">אני רואה ביניהם מחנה משותף</text:span><text:span text:style-name="T1">.</text:span></text:p>
      <text:p text:style-name="P2"><text:span text:style-name="T2">המחנה משותף הסתכל על מה שאני לימדתי</text:span><text:span text:style-name="T1">. </text:span><text:span text:style-name="T2">משהו התנגד לאחד ערכיות של הלימוד וניסה להגיד לי שהמציאות יותר מורכבת והיא יושבת על רצף</text:span><text:span text:style-name="T1">. </text:span><text:span text:style-name="T2">כמה פעמים זה קרה</text:span><text:span text:style-name="T1">? </text:span><text:span text:style-name="T2">מלא פעמים</text:span><text:span text:style-name="T1">. </text:span><text:span text:style-name="T2">אל מול מה זה קרה</text:span><text:span text:style-name="T1">? </text:span><text:span text:style-name="T2">אל מלא אל מול מלא דברים</text:span><text:span text:style-name="T1">. </text:span><text:span text:style-name="T2">ראיתי לה יופי</text:span><text:span text:style-name="T1">. </text:span><text:span text:style-name="T2">ראיתי משהו</text:span><text:span text:style-name="T1">. </text:span><text:span text:style-name="T2">אני יודע למה זה נמצא</text:span><text:span text:style-name="T1">. </text:span><text:span text:style-name="T2">לא אז זה משרט</text:span></text:p>
      <text:p text:style-name="P1">לא אז מה הדבר הבא שעולה בתוך הגוף שלי סקרנות נוחת גם בפרו וגם ברי</text:p>
      <text:p text:style-name="P1">כן כן</text:p>
      <text:p text:style-name="P1">כן</text:p>
      <text:p text:style-name="P1">כן להפך אתה אתה נוכח ביותר מימדים</text:p>
      <text:p text:style-name="P1"><text:soft-page-break/>אני עם מספיק מימנות אפשר גם להקשיב לסיפור וגם לעשות לעצמי א כזה כוחות עוד פעם עוד פעם חלמתי רגע אפרופו אפשר גם להשיג לס והמיקרסיות בטח</text:p>
      <text:p text:style-name="P1">לגמרי בטח זה כל הרש אינטגרציה</text:p>
      <text:p text:style-name="P1">שמתי לב ש שאני מקשיב קשיב בעומק לפעמים זה מאוד נוגע לי</text:p>
      <text:p text:style-name="P1">כן</text:p>
      <text:p text:style-name="P1">או שומע זה כאבו יודע נגר חריו מאוד פופר אותו</text:p>
      <text:p text:style-name="P2"><text:span text:style-name="T2">ו אני אניח אני לא מתנסת בזה הרבה אבל שכאילו קצת הפריע להקשיב מסתכל עליכם אני רואה ש כאילו למרות שהדבר כואב ולא בחוסר אמפטיות יש משהו כאילו מאוד א שלוח לחקר אז אני על זה בשני מישורים בלי לפתור את הבעיה אחד אני לא מחזיק פה או מפתח פה או מציע הסקולה מנותקת או מנוכרת לי אין שום בעיה לבכות עם מטופל אין לי שום בעיה לשקוע לעצב עמוק</text:span><text:span text:style-name="T1">. </text:span><text:span text:style-name="T2">אין לי שום בעיה ממש לחפות חוויה קשה בטיפוי</text:span><text:span text:style-name="T1">. </text:span><text:span text:style-name="T2">לא מפחד מזה</text:span><text:span text:style-name="T1">. </text:span><text:span text:style-name="T2">זה לא מאיים עליי</text:span><text:span text:style-name="T1">. </text:span><text:span text:style-name="T2">יודע לחיות עם זה בשלום</text:span><text:span text:style-name="T1">. </text:span><text:span text:style-name="T2">אבל כשזה קורה אני צריך להבין שההקשבה שלי כרגע היא חסומה</text:span><text:span text:style-name="T1">. </text:span><text:span text:style-name="T2">אז</text:span></text:p>
      <text:p text:style-name="P2"><text:span text:style-name="T2">כן כשאני נופל למקום רגשי כזה השלכתי נדבר על זה זה חסם הקשבה</text:span><text:span text:style-name="T1">. </text:span><text:span text:style-name="T2">אני לא מבעל מזה</text:span><text:span text:style-name="T1">. </text:span><text:span text:style-name="T2">אני חושב שזה סבבה שצא בטיפול</text:span><text:span text:style-name="T1">.</text:span></text:p>
      <text:p text:style-name="P2"><text:span text:style-name="T2">אני אחר כך השאלת עצמי מה כל כך נגע בי</text:span><text:span text:style-name="T1">. </text:span><text:span text:style-name="T2">לפעמים זה אנושיות פשוטה לפעמים זה שלי ואני צריך לטפל בזה</text:span><text:span text:style-name="T1">. </text:span><text:span text:style-name="T2">לפעמים זה חסה הקשבה של השלכות או לא משנה מה</text:span><text:span text:style-name="T1">. </text:span><text:span text:style-name="T2">חוסר יכולת לנפרדות</text:span><text:span text:style-name="T1">, </text:span><text:span text:style-name="T2">נפילה לאמפטיה</text:span><text:span text:style-name="T1">, </text:span><text:span text:style-name="T2">עוד יפה</text:span><text:span text:style-name="T1">. </text:span><text:span text:style-name="T2">מיליון ואחד חסר מהקשבה</text:span><text:span text:style-name="T1">. </text:span><text:span text:style-name="T2">אז אני קודם כל בא ואומר בניגוד אולי למקומות אחרים אני לא מויעים מזה ש שאתם תראו את הנפש הפשוטה שלכם</text:span><text:span text:style-name="T1">. </text:span><text:span text:style-name="T2">כמו שאני אמרתי סליחה נדתי</text:span><text:span text:style-name="T1">. </text:span><text:span text:style-name="T2">אני פאקינג בן אדם</text:span><text:span text:style-name="T1">. </text:span><text:span text:style-name="T2">באמת נדתי</text:span><text:span text:style-name="T1">. </text:span><text:span text:style-name="T2">הייתי תקוע בשאלה של אבי שלא נענתה</text:span><text:span text:style-name="T1">. </text:span><text:span text:style-name="T2">ואני שם את זה רגע על מוכן דדפקינדל</text:span></text:p>
      <text:p text:style-name="P2"><text:span text:style-name="T2">אני כן רוצה להגיד לך על זה משהו יכול להיות שאני בשפה רגשית כי קשה לי לעשות נפרדות וכולי אבל כן יש זה מה שקורה לי יש איזה רגע שזה לא קשור כבר אליי אבל אני כן יכולה להרגיש נגיד מטופל מספר לי סיפור והרבה פעמים אני יודעת מתי הוא מרגיש כי אני מרגישה זה כבר הרי זה חיבור זה לא כי זה מציף אותי רגע אישית זה קצת איזה מצפן עבורי אני אפילו נגיד יש איזה ב</text:span><text:span text:style-name="T1">DR </text:span><text:span text:style-name="T2">יש איזה תרגיל שאנחנו עושים ועם האצבע אני לפני שהוא אומר לי הנה פה אני מרגיש אני כבר מרגישה זה כבר קצת איזה חיבור אינטואיטיבי כזה בסדר כמו שתל אמר אני נכנס לתוך הדמיון ש אז גם יכול להיות כלי ההרגשה הזאת שלך אני לא יודעת צריך לראות אם אתה בחוסר נפרדות שם אם זה שלך או שאולי זה כלי צריך לבדוק את זה זה מרגיש אחרת בסדר אני אולי נלמד את זה במשך לגבי הריפוי זה פשוט את זה מחדש משהו</text:span></text:p>
      <text:p text:style-name="P1">אנחנו רגע נישאר א קודם כל יאל מה שאתה אומר</text:p>
      <text:p text:style-name="P1">היא קצת בתוך שאלה נראה לי שזה</text:p>
      <text:p text:style-name="P1">מה השאלה לא בכוונה אני פונה אלייך לא רוצה שתנה לי נשמה</text:p>
      <text:p text:style-name="P1">אני לא יודע</text:p>
      <text:p text:style-name="P1">אז מה שלומך</text:p>
      <text:p text:style-name="P1">אני עצובה אבל עוד לפני כאילו הלצובה צוב כי בדוגמה לילד אה</text:p>
      <text:p text:style-name="P1">הדוגמה הזו</text:p>
      <text:p text:style-name="P1">לא על הילד כיפה ד</text:p>
      <text:p text:style-name="P1">על אלון</text:p>
      <text:p text:style-name="P1">כן כן</text:p>
      <text:p text:style-name="P1">זה התכוונתי ה</text:p>
      <text:p text:style-name="P1">מה החוויה שעשו לך שם הכי בסיסית יותר</text:p>
      <text:p text:style-name="P1"><text:soft-page-break/>של סגירת לב גם אבל המרכזית אולי היא שלכוון נמוך ואולי הכי מכי פתאום יכולת לראות לספר על מלא מלא זירות בחיים ולראות שקיבלתי למצ</text:p>
      <text:p text:style-name="P1">כן תודה</text:p>
      <text:p text:style-name="P1">ב ה בהפסקה מתחבקים אחר כך אנחנו יכולים רגע לבוא מי שעד שאל נכון את הריפוי אז אנחנו רק נישאר רגע בקלישאות של החומר בסדר לא כלישות במובן הרע כן מה בסדר בסדר זה בסדר אנחנו לומדים</text:p>
      <text:p text:style-name="P1">כך מכירה את זה גם אני אבל לכי לכי כ בסדר מה איזשהו יש</text:p>
      <text:p text:style-name="P1">אני לא רוצה לעודד אותה כרגע</text:p>
      <text:p text:style-name="P1">לא</text:p>
      <text:p text:style-name="P1">לא אבל מה כן אולי אני מקווה שישהו ממני</text:p>
      <text:p text:style-name="P1">אתה האמפטיה הרצון האנושי שלנו להוציא מישהו מהכאב שלו לא בהכרח דבר שמועיל לו היה פה רגע של אמת היה רגע של אמת אז שאני אוציא אותה מהאמת</text:p>
      <text:p text:style-name="P2"><text:span text:style-name="T2">לא זה יכול לסור יש זמן לכל דבר</text:span><text:span text:style-name="T1">. </text:span><text:span text:style-name="T2">אני אין לי בעיה וזה משהו שאנחנו רוצים לפתח</text:span><text:span text:style-name="T1">, </text:span><text:span text:style-name="T2">לשת את את המצוקה שלה</text:span><text:span text:style-name="T1">. </text:span><text:span text:style-name="T2">מטפל פחות מבוסד</text:span><text:span text:style-name="T1">, </text:span><text:span text:style-name="T2">פחות לא יודע מה</text:span><text:span text:style-name="T1">, </text:span><text:span text:style-name="T2">יהיה לו קשה לשת את המצוקה שלה והוא ינסה להוציא אותה</text:span><text:span text:style-name="T1">. </text:span><text:span text:style-name="T2">ואני לא בטוח שזה הפעולה הכי נכונה</text:span><text:span text:style-name="T1">. </text:span><text:span text:style-name="T2">לי אין שום בעיה</text:span><text:span text:style-name="T1">. </text:span><text:span text:style-name="T2">אני ראיתי פגישה</text:span><text:span text:style-name="T1">, </text:span><text:span text:style-name="T2">אני אגיד מה אני ראיתי</text:span><text:span text:style-name="T1">. </text:span><text:span text:style-name="T2">ראיתי פגישה עדינה עם אמת</text:span><text:span text:style-name="T1">, </text:span><text:span text:style-name="T2">עם עצב</text:span><text:span text:style-name="T1">, </text:span><text:span text:style-name="T2">עם מבוגר שמתבונן על העצב הזה</text:span><text:span text:style-name="T1">. </text:span><text:span text:style-name="T2">הוא אומר</text:span><text:span text:style-name="T1">, </text:span><text:span text:style-name="T2">זה מעצ אותי שכיונתי והיה לי נדמה שאני גם יודע איזה מבין הבחירות הנמוכות יותר כואבת לה ואני ראיתי אותה מחזיקה אותה היא לא הייתה זקוקה להצלה ממני אוקיי וזה גם לא המצב שבו אנחנו נמצאים אני טעיתי לא ראיתי את כל הדבר הזה אז לפעמים את מה</text:span></text:p>
      <text:p text:style-name="P2"><text:span text:style-name="T2">אבל היא לא רק היא לא רק עודתה את האמת היא הייתה בשקט אל מול הרגשות שעלו בה</text:span><text:span text:style-name="T1">. </text:span><text:span text:style-name="T2">מה אפשר לבקש יותר מבן אדם שהוא מגלה על עצמו גילוי והוא נינוח אל מול הכאב שעולה בו</text:span><text:span text:style-name="T1">? </text:span><text:span text:style-name="T2">זה מה שאני ראיתי</text:span><text:span text:style-name="T1">.</text:span></text:p>
      <text:p text:style-name="P2"><text:span text:style-name="T2">לא נראה אתה נסערת</text:span><text:span text:style-name="T1">.</text:span></text:p>
      <text:p text:style-name="P2"><text:span text:style-name="T2">בסדר לא אנחנו גם צריכים לשים לב לא להתערבב שאני עכשיו חייב להציל מישהו</text:span><text:span text:style-name="T1">. </text:span><text:span text:style-name="T2">לא לא זה מקום מעולה להיות בו</text:span><text:span text:style-name="T1">. </text:span><text:span text:style-name="T2">היא היא ביא רעתה רגע מה יותר מזה</text:span><text:span text:style-name="T1">? </text:span><text:span text:style-name="T2">ממה</text:span><text:span text:style-name="T1">? </text:span><text:span text:style-name="T2">משיכי של חמש שש נקודות</text:span><text:span text:style-name="T1">. </text:span><text:span text:style-name="T2">היא לקחה את עצמה לראות</text:span><text:span text:style-name="T1">. </text:span><text:span text:style-name="T2">רגע</text:span><text:span text:style-name="T1">, </text:span><text:span text:style-name="T2">זה משק אותרכי</text:span><text:span text:style-name="T1">, </text:span><text:span text:style-name="T2">זה מדהים</text:span><text:span text:style-name="T1">.</text:span></text:p>
      <text:p text:style-name="P2"><text:span text:style-name="T2">בסוף אנחנו רוצים לחשוב העבודה מורכבת</text:span><text:span text:style-name="T1">, </text:span><text:span text:style-name="T2">אבל הרעיונות פשוטים</text:span><text:span text:style-name="T1">. </text:span><text:span text:style-name="T2">אז הנה זה גדל לנו המרחק</text:span><text:span text:style-name="T1">, </text:span><text:span text:style-name="T2">נכון</text:span><text:span text:style-name="T1">? </text:span><text:span text:style-name="T2">גדל</text:span><text:span text:style-name="T1">, </text:span><text:span text:style-name="T2">גדל</text:span><text:span text:style-name="T1">, </text:span><text:span text:style-name="T2">גדל</text:span><text:span text:style-name="T1">, </text:span><text:span text:style-name="T2">גדל</text:span><text:span text:style-name="T1">. </text:span><text:span text:style-name="T2">הפחד</text:span><text:span text:style-name="T1">, </text:span><text:span text:style-name="T2">הרצון החופשי</text:span><text:span text:style-name="T1">, </text:span><text:span text:style-name="T2">אסטרטגיה שמוכיחה את עצמה לעצמה</text:span><text:span text:style-name="T1">, </text:span><text:span text:style-name="T2">נכון</text:span><text:span text:style-name="T1">? </text:span><text:span text:style-name="T2">עד שבסוף זה מגיע לככה</text:span><text:span text:style-name="T1">. </text:span><text:span text:style-name="T2">אני בורא כל הזמן או נעשה את זה יותר פשוט ננסח כך אני חושב שאולי כדאי לכתוב את זה אנחנו בסוף אומרים בפשטות אל מול כל רצון חופשי שמבקש לבטא את עצמו במציאות יש פחד שמושך אותו למטה מתעל מול כל רצון חופשי שמבקש לממש את עצמו במציאות זוגיות</text:span><text:span text:style-name="T1">. </text:span><text:span text:style-name="T2">יש פחד שמושך אותו למטה</text:span><text:span text:style-name="T1">. </text:span><text:span text:style-name="T2">השפלה</text:span><text:span text:style-name="T1">. </text:span><text:span text:style-name="T2">פחד מהשפלה</text:span><text:span text:style-name="T1">. </text:span><text:span text:style-name="T2">אל מול כל רצון חופשי שאינו מצליח לממש את עצמו במציאות</text:span><text:span text:style-name="T1">. </text:span><text:span text:style-name="T2">זוגיות</text:span><text:span text:style-name="T1">, </text:span><text:span text:style-name="T2">רצון וזוגיות</text:span><text:span text:style-name="T1">. </text:span><text:span text:style-name="T2">יש פחד שכן מבטא את עצמו במציאות</text:span><text:span text:style-name="T1">. </text:span><text:span text:style-name="T2">חבל</text:span><text:span text:style-name="T1">. </text:span><text:span text:style-name="T2">זה היה נורא יפה</text:span><text:span text:style-name="T1">. </text:span><text:span text:style-name="T2">מטומלל</text:span><text:span text:style-name="T1">. </text:span><text:span text:style-name="T2">למה מחקת את הטמלול</text:span><text:span text:style-name="T1">?</text:span></text:p>
      <text:p text:style-name="P2"><text:span text:style-name="T2">אל מול כל רב חופשי שלא מצליח לממש את עצמו במציאות</text:span><text:span text:style-name="T1">, </text:span><text:span text:style-name="T2">יש פחד שכן מצליח לבטא את עצמו במציאות</text:span><text:span text:style-name="T1">. </text:span><text:span text:style-name="T2">זה האסטרטגיה שמוכיחה את עצמה לעצמה</text:span><text:span text:style-name="T1">. </text:span><text:span text:style-name="T2">זה הבריאה הראקטיבית</text:span><text:span text:style-name="T1">. </text:span><text:span text:style-name="T2">כלומר</text:span><text:span text:style-name="T1">, </text:span><text:span text:style-name="T2">אני בורא שוב ושוב דחיה והשפלה</text:span><text:span text:style-name="T1">. </text:span><text:span text:style-name="T2">הכי פשוט בעולם זה הקרב הזה בין האור לחושך</text:span><text:span text:style-name="T1">, </text:span><text:span text:style-name="T2">בין הרצון החופשי</text:span><text:span text:style-name="T1">. </text:span><text:span text:style-name="T2">ממה הוא חופשי</text:span><text:span text:style-name="T1">? </text:span><text:span text:style-name="T2">מפחד לבין הפחדים שלנו</text:span><text:span text:style-name="T1">. </text:span><text:span text:style-name="T2">אז אם אני כמטפל או כבן אדם שרוצה להתפתח</text:span><text:span text:style-name="T1">, </text:span><text:span text:style-name="T2">לא מבין למה הרצונות החופשיים שלי לא מתמשים</text:span><text:span text:style-name="T1">, </text:span><text:span text:style-name="T2">אני חייב למצוא את הפחד שמושך אותי למטה</text:span><text:span text:style-name="T1">. </text:span><text:span text:style-name="T2">אוקיי</text:span><text:span text:style-name="T1">? </text:span><text:span text:style-name="T2">זה התהליך החקירה</text:span><text:span text:style-name="T1">. </text:span><text:span text:style-name="T2">אוקיי</text:span><text:span text:style-name="T1">? </text:span><text:span text:style-name="T2">מה נעשה</text:span><text:span text:style-name="T1">? </text:span><text:span text:style-name="T2">עניינית כשנגלה את הפחד הזה</text:span></text:p>
      <text:p text:style-name="P2"><text:span text:style-name="T2">או כרגע בשלב הזה נגיד נצטרך להתמודד איתו נצטרך נצטרך ללמד את הגוף שהוא לא חייב לברוח ממנו נגיד לתודעה עבר מלא זמן לא יודע יש מיליון דברים שאנחנו נרצה לעשות אבל אנחנו נצטרך </text:span><text:span text:style-name="T1">to address the fear </text:span><text:span text:style-name="T2">לכן אמרנו שבינינו האסטרטגיות של המעקפים הם מעקפים זה עדיין פה אני אסביר לכם משהו לאסטרטגיית המקפים </text:span><text:soft-page-break/><text:span text:style-name="T2">יש לי מטפורה כבן של מורה לספרות אני חובב מטפורות שנפש מחליטה לא לפגוש משהו בפנימיות שלה כדי לחיות בחופש זה כמו שמישהו אומר אני החלטתי לא לדרוך על הקווים של הבלטות כי זה כואב לי ברגליים ככה אני אהיה חופשי בחיים אבל האמת היא ש אני חטתי לא לדרוך על הקווים ש של הבעלטות</text:span><text:span text:style-name="T1">. </text:span><text:span text:style-name="T2">זה מכתיב איך נראה כל צעד שלי בחיים</text:span><text:span text:style-name="T1">. </text:span><text:span text:style-name="T2">אני כל הזמן הולך ככה</text:span><text:span text:style-name="T1">. </text:span><text:span text:style-name="T2">אז אני אולי חושב שלמה שקרה אין השפעה כי אני לא מתמודד איתו ישירות</text:span><text:span text:style-name="T1">. </text:span><text:span text:style-name="T2">אבל עצם ההחלטה שלי לא להתמודד עם זה ישירות מכתיבה לי איך אני חי</text:span><text:span text:style-name="T1">. </text:span><text:span text:style-name="T2">אז אתה רוצה להיות חופשי תלמד את הנפש שלך לדרוך על הקווים האלה</text:span><text:span text:style-name="T1">. </text:span><text:span text:style-name="T2">זה מה שאני אומר</text:span><text:span text:style-name="T1">. </text:span><text:span text:style-name="T2">ברור</text:span><text:span text:style-name="T1">. </text:span><text:span text:style-name="T2">כן</text:span><text:span text:style-name="T1">. </text:span><text:span text:style-name="T2">בין ה יותר הקבלה של הבור יאללה שאלות עם שיעור טוב מאוחרים עם החומר גבי המודל שלך שבסה לשאלה אתה בטוח שיש מודל אבל אם כן אז מה הבן בין השחשבה שתיים להחשבה שלושה אחד זה הסיפור</text:span></text:p>
      <text:p text:style-name="P1">קודם כל המודל לא ממש מבוסס זה פעם ראשונה שאני שמעתי אותו אז אני רק אומרת</text:p>
      <text:p text:style-name="P1">כן אבל אמרתי אם אתה כבר רוצה להוליד מודל אז בוא נראה שנייה</text:p>
      <text:p text:style-name="P1">אחד הבנו זה להחשיב לסיפור נכון מה זה שתיים</text:p>
      <text:p text:style-name="P1">מי השואל</text:p>
      <text:p text:style-name="P1">זה ההנחה הזו ש אני לא מתבונן רק על ה אני לא מקשיב רק לסיפור אלא גם אני שואל מה שואל אותי מי שואל אותי איזה תודעה שואלת אותי למה הוא שואל שואל אותי אני מתעסק בשואל גם לא רק בשאלה</text:p>
      <text:p text:style-name="P1">אמרת שהמשפט שטלתי אותו כי אמרת לה אני לא זוכר אותן אבל אני זוכר את הטבע שלהם</text:p>
      <text:p text:style-name="P1">זה המשפט</text:p>
      <text:p text:style-name="P1">כי באמת לא זכרתי</text:p>
      <text:p text:style-name="P1">נורא חזק בוא ולא זכרתי מה אתה באמת</text:p>
      <text:p text:style-name="P2"><text:span text:style-name="T2">כי שאלתי את עצמי ההקשבה לא רק שואלת לא רק שואלת מה היא אמרה ולא רק שואלת מי אמר היא גם אני שואל מה היא עושה מה היא עושה מה היא עושה לי</text:span><text:span text:style-name="T1">? </text:span><text:span text:style-name="T2">מה יש בה כ מה יש בה כ אני מזין לכם את השכל או שאתם בסדר</text:span><text:span text:style-name="T1">? </text:span><text:span text:style-name="T2">לא לפעמים אני כאילו תר רגע לבדוק מה אה לא בסדר אני בודק לא לפני אתחיל לדבר עליך אני מתבונן לך זה נראה לי מה זהפ הפסיכוטי הזה אוקיי בסדר בודק בודק בודק אסטרטגיה אני בודק כל פעם שאתה תעלה קומה אתה תוכל לראות עוד משהו</text:span><text:span text:style-name="T1">. </text:span><text:span text:style-name="T2">אני זה התחיל בזה שאמרתי מה היא עושה</text:span><text:span text:style-name="T1">? </text:span><text:span text:style-name="T2">מה קורה פה בינינו</text:span><text:span text:style-name="T1">? </text:span><text:span text:style-name="T2">כבר הרגשתי שקורה פה משהו נכון</text:span><text:span text:style-name="T1">? </text:span><text:span text:style-name="T2">התחלתם להרגיש גם משהו קורה אז יכולתם להתנגח במה שקורה יכולתם לענות על השאלות ויכולתם לשאול </text:span><text:span text:style-name="T1">the</text:span><text:span text:style-name="T2">פאק </text:span><text:span text:style-name="T1">is going on. </text:span><text:span text:style-name="T2">מה קורה</text:span><text:span text:style-name="T1">? </text:span><text:span text:style-name="T2">אני אומר משהו</text:span><text:span text:style-name="T1">? </text:span><text:span text:style-name="T2">מה היא עושה</text:span><text:span text:style-name="T1">? </text:span><text:span text:style-name="T2">היא מראה לי שיש תאוך</text:span><text:span text:style-name="T1">. </text:span><text:span text:style-name="T2">אוקיי</text:span><text:span text:style-name="T1">? </text:span><text:span text:style-name="T2">פעם אחת</text:span><text:span text:style-name="T1">, </text:span><text:span text:style-name="T2">פעם שנייה</text:span><text:span text:style-name="T1">, </text:span><text:span text:style-name="T2">פעם שלישית זה לא תמיד ככה</text:span><text:span text:style-name="T1">. </text:span><text:span text:style-name="T2">יש מרחב יש זהמה מה מה היא עושה היא מאחדת היה לי ממש את המשפט הראש בגלל זה אמרתי לך ארבע מילים לי שלוש מתווכת בין הקצוות אוקיי היה לנו כן היא באה לפה כי היא רוצה לתווך בין האקדמיה לזה ככה אצל המשפט הראשון שהיא אמרה</text:span></text:p>
      <text:p text:style-name="P1">נכון</text:p>
      <text:p text:style-name="P2"><text:span text:style-name="T2">זוכרים אה יש פה מיינד זה נקרא ללכת אחורה הלכתי עוד סדורה זה לא שאני עושה את זה במודע אבל משהו בי כבר מתחיל להתבונן אה היא באה והצירה שהיא רוצה לגשר בין העולמות אה גשר עוד עוד פעם גשר פעם </text:span><text:span text:style-name="T1">17 </text:span><text:span text:style-name="T2">לא היה משפט שיצא לה מהפה שלא עסק בדבר הזה באיזשהו מימד</text:span><text:span text:style-name="T1">. </text:span><text:span text:style-name="T2">מעניין</text:span><text:span text:style-name="T1">. </text:span><text:span text:style-name="T2">מעניין</text:span></text:p>
      <text:p text:style-name="P2"><text:span text:style-name="T2">מאוד</text:span><text:span text:style-name="T1">.</text:span></text:p>
      <text:p text:style-name="P2"><text:span text:style-name="T2">אז זה כבר לשאול מה קורה</text:span><text:span text:style-name="T1">, </text:span><text:span text:style-name="T2">מה היא עושה עם החומרים</text:span><text:span text:style-name="T1">, </text:span><text:span text:style-name="T2">מה התודעה ושוב אניזה אין בזה מימד אישי</text:span><text:span text:style-name="T1">. </text:span><text:span text:style-name="T2">אני גם זה משהו שאתם תנסו להפנים אותו</text:span><text:span text:style-name="T1">. </text:span><text:span text:style-name="T2">אין ביני לבין</text:span><text:span text:style-name="T1">. </text:span><text:span text:style-name="T2">אתה אומר לי כן זה רק טבעי</text:span><text:span text:style-name="T1">, </text:span><text:span text:style-name="T2">לא רק טבעי</text:span><text:span text:style-name="T1">. </text:span><text:span text:style-name="T2">אני אפילו עוד לא שם</text:span><text:span text:style-name="T1">. </text:span><text:span text:style-name="T2">אני לא מסתכל כרגע על יאל זה נשמע רע אבל אני מסתכל על הדפוס לא על יאל יאל כאילו היא מופעלת על ידי הדבר הזה היא הרי היא לא שמה לב שהיא עושה את זה היא לא אומרת אני הייתה לו המקום אני אראה לו שיש קצת קצוות ולא קצוות שמה</text:span></text:p>
      <text:p text:style-name="P1">כן גם בתוכנו יש נפרדות בין האדם לדפוס בעצם אתה יודע מה זה הקשר</text:p>
      <text:p text:style-name="P2"><text:soft-page-break/><text:span text:style-name="T2">חייב להבין למה אני יודע שיש גשר אני לא יודע למה הוא קריטי להז יכול להיות שיש מצב אני לא יודע אפשר זה יכול להיות לזה </text:span><text:span text:style-name="T1">1000 </text:span><text:span text:style-name="T2">שורשים אפשר לקחת את זה כקי סטאדי שלנו לשלושה</text:span></text:p>
      <text:p text:style-name="P1">אני יכולה לוקה לי שזה האישו נראה לי שהאישו זה כאילו להבין שיהיה שורש</text:p>
      <text:p text:style-name="P1">לא אבל את יכולה להגיד אנחנו יכולים מה תהיה שאלה מעניינת בוא נעשה את זה רגע</text:p>
      <text:p text:style-name="P1">תנו לי ארבע שאלות מעניינות מתקשרת</text:p>
      <text:p text:style-name="P1">רגע זה כבר הנחה שהיא הייתה מגשרת אנחנו עובדים בשלבים מה השאלה המתבקשת</text:p>
      <text:p text:style-name="P1">לא בטוח</text:p>
      <text:p text:style-name="P1">לא יותר פשוט זה כבר ללכת ממש למקור מה תשאלו אני דיברתי היא עשתה את הפעולה מה תשאלו למה זה חשוב לך למה היה לך חשוב</text:p>
      <text:p text:style-name="P1">תני מה אכפת לנו כבר אנחנו</text:p>
      <text:p text:style-name="P1">אני לא מבטיח ללכת עד הסוף אני רק מראה מה השאלה הבאה שאלה יותר מקדמית יכולה להיות מה מבינים שהיא ראקטיבית למה אנחנו מבינים שהיא ראקטיבית איך מבינים אבל היא לא הייתה סוערת אבל השאלה היא ראקטיבית למה היא שאלה ראקטיבית כי לא משנה מה אני עשיתי הפעולה בחרה אותה לא רואקציה סוערת אוקיי אז מה הייתה מה יכול להיות שאלה ראשונית יותר היא לא שמה לבשר</text:p>
      <text:p text:style-name="P1">אנחנו יכולים לשאול אותה מה</text:p>
      <text:p text:style-name="P1">לא רגע עכשיו כבר שמנו לה את זה נכון שמנו את העובדה שיש התניה שמרימה את הראש נכון התניה מגיבה למה לא דפוס התניה לטריגר אז מה תשאלו אותה מה גרה מה הרגש כשטל מה</text:p>
      <text:p text:style-name="P1">הציג מציאות חדרכית מה הרגשת התנגדות מה השאלה הבאה</text:p>
      <text:p text:style-name="P1">התנגדות למה התנגדות למה</text:p>
      <text:p text:style-name="P1">לצרות הזאת</text:p>
      <text:p text:style-name="P1">לצרות</text:p>
      <text:p text:style-name="P1">צרות או כבר עוד מר כן</text:p>
      <text:p text:style-name="P1">לצרות</text:p>
      <text:p text:style-name="P1">ומפונק גם כבר עוד מילים</text:p>
      <text:p text:style-name="P1">אוקיי ו ממשיכים מה השאלה הבאה</text:p>
      <text:p text:style-name="P1">לא לא</text:p>
      <text:p text:style-name="P1">כן זה דילוגים זה קפיצות קוונטיות זה עשיתי לכם דלילג מוקן בהתחלה כן</text:p>
      <text:p text:style-name="P1">יותר לאט סתם מה השאלה הבאה תטעו</text:p>
      <text:p text:style-name="P1">מה למה הצרות הזו בעייתית מה כל כך מאיים בה מה חונה</text:p>
      <text:p text:style-name="P2"><text:span text:style-name="T2">מה את מרגישה כזו</text:span><text:span text:style-name="T1">.</text:span></text:p>
      <text:p text:style-name="P2"><text:span text:style-name="T2">רגע</text:span><text:span text:style-name="T1">, </text:span><text:span text:style-name="T2">זה חשוב</text:span><text:span text:style-name="T1">. </text:span><text:span text:style-name="T2">למה זה מפעיל</text:span><text:span text:style-name="T1">? </text:span><text:span text:style-name="T2">זו שאלה שתיקח אותה לחקור ולחבר בין דברים</text:span><text:span text:style-name="T1">. </text:span><text:span text:style-name="T2">היא תיקח אותה לקוגניציה כזאת</text:span><text:span text:style-name="T1">. </text:span><text:span text:style-name="T2">אני רוצה להישאר איתה בחוויה</text:span><text:span text:style-name="T1">. </text:span><text:span text:style-name="T2">מה חונק</text:span><text:span text:style-name="T1">? </text:span><text:span text:style-name="T2">למה זה חונק</text:span><text:span text:style-name="T1">? </text:span><text:span text:style-name="T2">אני לא רוצה שהיא תעשה לי את הקישורים</text:span><text:span text:style-name="T1">, </text:span><text:span text:style-name="T2">בסדר</text:span><text:span text:style-name="T1">?</text:span></text:p>
      <text:p text:style-name="P2"><text:span text:style-name="T2">אפילו את שואלת שאלות יותר פשוטות</text:span><text:span text:style-name="T1">.</text:span></text:p>
      <text:p text:style-name="P2"><text:span text:style-name="T2">יותר פשוטות על הנתיב של החוויה</text:span><text:span text:style-name="T1">. </text:span><text:span text:style-name="T2">אוקיי</text:span><text:span text:style-name="T1">?</text:span></text:p>
      <text:p text:style-name="P2"><text:span text:style-name="T2">אתם תמיד</text:span><text:span text:style-name="T1">, </text:span><text:span text:style-name="T2">וזה יקח זה אנחנו נעשה את זה כל כך</text:span><text:span text:style-name="T1">, </text:span><text:span text:style-name="T2">אתם הולכים אחרי פירור הליחם הבא</text:span><text:span text:style-name="T1">, </text:span><text:span text:style-name="T2">מה שנקרא שיטת הפירורים המפורסמת</text:span><text:span text:style-name="T1">. </text:span><text:span text:style-name="T2">מת</text:span></text:p>
      <text:p text:style-name="P1">זה חדש אגב המילה פרורים לא זה שעכשיו זה קיבל א</text:p>
      <text:p text:style-name="P1">מה השאלה הבאה</text:p>
      <text:p text:style-name="P1"><text:soft-page-break/>כן זה צר וחונק מה זה החוויה הזו שזה צר וחונק מה זה אומר שזה צר למה זה מסוכן שזה צר מה מאיים בזה שזה צר תניאל שאת רוצה כל אחת מהשאלות האלה לגיטימיות בבית עם א שני הורים שהם כתבות והרבה מאוד הבצים שלי אה רוקאי עם חוויה עזדף של אה של קיפוח של ניצול גם עם סדי וגם בתוך המשפחה</text:p>
      <text:p text:style-name="P1">גם עם מה</text:p>
      <text:p text:style-name="P1">גם כאילו</text:p>
      <text:p text:style-name="P1">אה מדי לא שמעתי את המילה</text:p>
      <text:p text:style-name="P2"><text:span text:style-name="T2">צדי מידית אני חרת שואה ואמא שלי מאוד מאוד מאוד מוחצנת מאוד בולטת אה היא חייב ממסך יפונות בתכניון זה היה מאוד זר היא תמיד הרגישה שהיא אנטית כאילו כל הבחירות שלה ושזה ה המהות כאילו אם את לא עכשיו מאוד רדיקלית אז אין קיום וכשאמא שלי הייתה מדברת על אבא שלי ועד היום אז היא הייתה מדברת עליו בהרבה מאוד הקטנה בסוף האפורי הזה הטיפוש פי הצבע</text:span><text:span text:style-name="T1">, </text:span><text:span text:style-name="T2">הטיפוס שלא רואים אותו השמרנים</text:span><text:span text:style-name="T1">. </text:span><text:span text:style-name="T2">ובעצם א מה שאני ראיתי זה שתי אסטרטגיות א שנכשלות אה פעם אחר פעם אמ וכן התפקיד שלי נגיד קטנה גם א</text:span></text:p>
      <text:p text:style-name="P1">זה מה שאנחנו מחפשים</text:p>
      <text:p text:style-name="P1">לתווך ביניהם אבל גם לעשות לי מקום אה כי ליד אמא שלי לא היה לי מקום בכלל הייתי נלה ולכן הרבתי כל פעם שיש משהו רץ ולהביל אותי כינן אותי אמ גם אבא שלי אדיקוני אזור כאילו אז לא היה לייש לידו מקור כאילו זו בעצם החראיה הפסיסית אמ ובסוף אני חושבת שאני הרבה יותר א משמרנית מרדיקלית אבל שקשה לי לקבל את זה כאילו בגלל בגלל המסר המאוד חזק רק שכאילו אם אני לא אבות בכל מקום ולא זה אז אני אבלה כאילו אין לי שם חופש אה אתה עושה של פעם מאמות לא תחילה אז אור של נשארת עליו</text:p>
      <text:p text:style-name="P2"><text:span text:style-name="T2">מבינים וזה רק מסדרה של שאלות הערות בלי טיפול פסיכולוגי זה ביטויים של הנפש וזה זה מה שאני רוצה להנחיל אז יש עכשיו מונחים שכבר אפילו במפגש השני שלנו כבר דיברנו החלטות לא מודעות</text:span><text:span text:style-name="T1">, </text:span><text:span text:style-name="T2">אסטרטגיות כן איומים כל הזמן שכבר זקנו אבל הנה ראינו טל אומר משהו יש ראקטיביות הראקטיביות למה כי חד ערכיות מוחק את אותה מוחקת את האבא לא רק אותך מחקו גם את האבא מחקו אוקיי זה אחד ושתיים יש לה תפקיד שהוא לתווך ובאופן לא מודע וזה אני אביא לך את זה רגע</text:span><text:span text:style-name="T1">, </text:span><text:span text:style-name="T2">אני לא יודע אם שמת לב לזה האחריות שיאל לקחה בכיתה עליכם</text:span></text:p>
      <text:p text:style-name="P2"><text:span text:style-name="T2">יאל מגנה עליכם מהחד חדקיות שלי בסדר כי בסוף אני בן אדם צער כאילו זה היה מאוד יפה</text:span><text:span text:style-name="T1">. </text:span><text:span text:style-name="T2">רגע</text:span><text:span text:style-name="T1">, </text:span><text:span text:style-name="T2">אני חייבת להגיד לכם תודה כי אה ההתנהגות הזאת שלי מן סתם יוצאת בקבוצות לא חדש והרבה פעמים הפיקידבק שקיבלתי את זה זה פיקבק ממקום מאוד שותי</text:span></text:p>
      <text:p text:style-name="P1">ו ואפילו ששאלת אותי מה זה אומר אני כאילו בטלת עצכה אני מתנגדת אני כציה אני נודליק כאילו</text:p>
      <text:p text:style-name="P1">ומה אני אמרת ומה אני אמרתי</text:p>
      <text:p text:style-name="P1">זה בכלל משח</text:p>
      <text:p text:style-name="P1">בדיוק זה בכלל שאמרת אבל א זה היה ה</text:p>
      <text:p text:style-name="P1">לא אני דפתי את זה</text:p>
      <text:p text:style-name="P2"><text:span text:style-name="T2">אני יודעת אני אומרת על זה רגע האמירות שקיבלתי כל חי והחלתי איתם כאן וכאילו להעיר לי עם א</text:span><text:span text:style-name="T1">' </text:span><text:span text:style-name="T2">שכאילו הרגשתי אחריות על הציתה זה מקום שעזר לי כאילו באמת להיות בחמלה על עצמי אני לא סתם קרציה כאילו אני דואגת</text:span></text:p>
      <text:p text:style-name="P1">את מתוקה שאת מגינה לכיתה אבל אני מזמין אותך ש</text:p>
      <text:p text:style-name="P1">צריך גם לא נכון</text:p>
      <text:p text:style-name="P1">כן</text:p>
      <text:p text:style-name="P1">כן אה אין החזרים דרך אגב בש עכשיו זה יהיה מעניין עכשיו אפרופו לכן אני לך אני אגיד שאני כבר בראש שלי אומר האישה הזו תצטריך להחליף שורש כי משהו שהוא היה התפקיד שלה תכף הוא נושר ממנה היית במקום מעניין אותי הוא יבוא במקום אגב זה</text:p>
      <text:p text:style-name="P1">שאנחנו רוצים לעזור לו לשים שורש אחר לא</text:p>
      <text:p text:style-name="P1"><text:soft-page-break/>שורש שם</text:p>
      <text:p text:style-name="P1">להתפל מאוד יפה כל הכבוד לך</text:p>
      <text:p text:style-name="P1">היה זה היה מאוד יפה</text:p>
      <text:p text:style-name="P1">בין שניכם אבל אני אני רגע אגיד שהרבה פעמים אפרופו מה שטל אמר עכשיו הרבה פעמים גם היעוד שלי או איפה שהתיקון שלי כאילו מאוד יכול להיות שבלי קשר אל יש ייעוד או תפקיד שלתווך בין מדע ללא יודעת אבל משורש אחר לא מהשורש של אותה ילדה שכנקת שורש ואנחנו נכון ואנחנו לא צריכים לשתול בשורש ברגע שאנחנו מסירים את הראקציות ואת את המחסומים הוא מתחבר אל הטבע האמיתי שלו אל הלב שלו כוונת הלב בעולם הזה לנשמה שלו בסדר וזה ה</text:p>
      <text:p text:style-name="P1">מי האל מחוברת יותר אל אבא או אמא איך אתם יודעים</text:p>
      <text:p text:style-name="P1">איך אתם יודעים רשם רד</text:p>
      <text:p text:style-name="P1">חבל שאין לנו מצלמה שמצלמת גם את התלמידים אנחנו יכולים לשים פה נר</text:p>
      <text:p text:style-name="P1">מה זה מה האמת</text:p>
      <text:p text:style-name="P1">מה האמת א</text:p>
      <text:p text:style-name="P1">לא כי הייתי יכול לעשות רואנד עכשיו ולהראות להם איך מה ראיתי</text:p>
      <text:p text:style-name="P1">בגוף</text:p>
      <text:p text:style-name="P1">כן</text:p>
      <text:p text:style-name="P1">כן מהס מה ראית</text:p>
      <text:p text:style-name="P1">שמעתי תדר אחר לגמרי כשדיברת על אבא היית מעט גבוהה יותר ומעט יותר אמפטית באינטונציה בהזדקפות</text:p>
      <text:p text:style-name="P1">יש פחות שיפוט כלפיו</text:p>
      <text:p text:style-name="P1">א ברוב בילדותי לצד של אמא ומאז שאני אמא בעצמי אני כבר סת של אבא ולאמא שלי מאוד קשה עם זה כאילו היא מבה את זה בכל כוח אה וכן יש לי הרבה חמלה ואני חושבת שגם אני כ כואבת שהייתה שותפה לעניין שלו א כן אני קובל זה ראיתי</text:p>
      <text:p text:style-name="P1">טוב</text:p>
      <text:p text:style-name="P2"><text:span text:style-name="T2">כן חבר</text:span><text:span text:style-name="T1">'</text:span><text:span text:style-name="T2">ה הבא ששואלם אפשר שאלה מודח שואל למה שאלת למה צריך להתפך מה היה קורה אם הוא לא היה מתחבל</text:span></text:p>
      <text:p text:style-name="P1">שאלה מעולה אם היינו נכנסים לתהליך אה ה אמיתי היינו מבינים מה הכוח המניע היינו מגלים מה הפחד אילו לא הייתי מתווחת מה היה קורה כמובן שאני לא אכתוב את המילה מתווחת על הולוח עכשיו כי זה יהיה פשוט</text:p>
      <text:p text:style-name="P1">זה כבר יהיה</text:p>
      <text:p text:style-name="P1">זה מוזר כי בדרך כלל אין לי כל כך הרבה שקות משהו לא יודע משהו הראש שלי בארץ</text:p>
      <text:p text:style-name="P1">לא זה גם מילה אגב זה גם מילה זה מילה מילה מורכבת</text:p>
      <text:p text:style-name="P1">תודה נשמה קשה נשמה אנחנו אומרים סיים בת קצת כן הזמן אני כן רוצה הפסקה קטנה אחרי</text:p>
      <text:p text:style-name="P1">אז בוא נעשה כן</text:p>
      <text:p text:style-name="P1">הפסקה אולי נוציא אותם לשאלה רק לשאל</text:p>
      <text:p text:style-name="P2"><text:span text:style-name="T1">29 </text:span><text:span text:style-name="T2">ו</text:span><text:span text:style-name="T1">10 </text:span><text:span text:style-name="T2">יקרה כלום</text:span></text:p>
      <text:p text:style-name="P1">טוב בוא נצא לכמה דקות הפסקה</text:p>
      <text:p text:style-name="P1">אתה לא אז אפשר לתת את השאלה ולצאת</text:p>
      <text:p text:style-name="P1">לא אני רג שתי</text:p>
      <text:p text:style-name="P1">כמה דקות</text:p>
      <text:p text:style-name="P1">לא במתג עצרתקט</text:p>
      <text:p text:style-name="P1">בתח</text:p>
      <text:p text:style-name="P1"><text:soft-page-break/>לא בשבילכם מה פתאום מה</text:p>
      <text:p text:style-name="P1">איך היה לך</text:p>
      <text:p text:style-name="P1">קיבלתי</text:p>
      <text:p text:style-name="P1">טוב אנחנו סוגרים החלטנו לסגור את חשבנו לפתוח עוד נושא או לנושא מאוד מאוד גדול אז אנחנו החלטנו לפתוח אותו במפגש הבא כל העבודה</text:p>
      <text:p text:style-name="P1">רצונות רצונות</text:p>
      <text:p text:style-name="P1">היופי בה החלטנו זה ליאן מה את אומרת תעשה ככה ליאן אומרת הפוך ואז</text:p>
      <text:p text:style-name="P1">אז החלטנו אבל הסכמתי איתו בז</text:p>
      <text:p text:style-name="P1">אה כן אין מה עכשיו לגנוב עוד רבע שעה ולעשות פורפליי למשהו שממשיך בעוד שבוע נראה לי לא נפיק</text:p>
      <text:p text:style-name="P1">מה מהלב באמת</text:p>
      <text:p text:style-name="P2"><text:span text:style-name="T2">לא לא אני עד לפני חמש דקות חשבתי הפוך אבל אה בסוף אנחנו עשינו פה כמה דברים</text:span><text:span text:style-name="T1">, </text:span><text:span text:style-name="T2">אבל זה באמת היופי שכשקורה משהו כזה הלמידה היא פי בעיניי פי </text:span><text:span text:style-name="T1">1000 </text:span><text:span text:style-name="T2">יותר מעניינת וחשובה מעוד שורה של ידע</text:span></text:p>
      <text:p text:style-name="P1">אז כל הזמן זה יהיה ככה בסדר אה אני בא שר גם מפסיק להתנצר על זה זה אה אז מה כן</text:p>
      <text:p text:style-name="P1">חיים</text:p>
      <text:p text:style-name="P2"><text:span text:style-name="T2">כן כן אני כן רוצה א אולי להגיד למרות שזה תפקיד שלי אן בדרך כלל אה להרגיע אותו</text:span><text:span text:style-name="T1">.</text:span></text:p>
      <text:p text:style-name="P2"><text:span text:style-name="T2">אל תיכנסו בבקשה לחרדת ביצוע כי עכשיו אתם אומרים רגע רגע איך איך הוא ראה</text:span><text:span text:style-name="T1">? </text:span><text:span text:style-name="T2">איך הוא עשה</text:span><text:span text:style-name="T1">? </text:span><text:span text:style-name="T2">איך היא ראתה</text:span><text:span text:style-name="T1">? </text:span><text:span text:style-name="T2">איך היא לא עושה</text:span><text:span text:style-name="T1">. </text:span><text:span text:style-name="T2">אנחנו כאילו פותחים לכם אני מרגיש שאנחנו פותחים מרחב שאתם תצטרכו להיכנס אליו אתם מבינים מה אני מנסה להגיד</text:span><text:span text:style-name="T1">? </text:span><text:span text:style-name="T2">תרגיעו</text:span><text:span text:style-name="T1">. </text:span><text:span text:style-name="T2">זה הרבה שנים לוקח לקחת מהאוויר שניים וחצי רעיונות ולעשות מהם מוגם</text:span><text:span text:style-name="T1">. </text:span><text:span text:style-name="T2">אבל אני רוצה להראות לכם שזה אפשרי וזה לא איזה עכשיו כוח על זה פשוט תשומת לב מאוד מאוד מסוימת שמתפתחת לאורך הרבה זמן אבל אם אנחנו לא נראה לכם את זה אז זה לא תדעו שזה שם בסדר מה אני מבקש מכם אז קודם כל אז במפגש הבא א אנחנו נתחיל לעבוד עם רצונות נדבר עליכם למה כל כך חשוב לעבוד עם רצונות למה בכלל זה זה מה שאנחנו פותחים איתו</text:span><text:span text:style-name="T1">, </text:span><text:span text:style-name="T2">איך מגלים רצונות</text:span><text:span text:style-name="T1">, </text:span><text:span text:style-name="T2">מה זה חסמים לרצונות</text:span><text:span text:style-name="T1">? </text:span><text:span text:style-name="T2">נעשה שיעור שלם אולי אפילו שניים על הדבר הזה</text:span><text:span text:style-name="T1">. </text:span><text:span text:style-name="T2">בינתיים הייתי רוצה שבעד המפקש הבא שלנו שימו לכם את שלושת רעיונות ההקשבה האלה</text:span><text:span text:style-name="T1">. </text:span><text:span text:style-name="T2">אוקיי</text:span><text:span text:style-name="T1">, </text:span><text:span text:style-name="T2">בואו תחזרו אתם על הכי בסיסי זה הסיפור עצמו</text:span><text:span text:style-name="T1">.</text:span></text:p>
      <text:p text:style-name="P2"><text:span text:style-name="T2">וכן</text:span><text:span text:style-name="T1">,</text:span></text:p>
      <text:p text:style-name="P2"><text:span text:style-name="T2">שם אנחנו בדרך כלל תקועים</text:span><text:span text:style-name="T1">. </text:span><text:span text:style-name="T2">חבר</text:span><text:span text:style-name="T1">'</text:span><text:span text:style-name="T2">ה</text:span><text:span text:style-name="T1">, </text:span><text:span text:style-name="T2">זה כל בכל דבר</text:span><text:span text:style-name="T1">. </text:span><text:span text:style-name="T2">הילד חזר מהגן</text:span><text:span text:style-name="T1">, </text:span><text:span text:style-name="T2">מהבית ספר</text:span><text:span text:style-name="T1">, </text:span><text:span text:style-name="T2">האישה חזרה מהעבודה</text:span><text:span text:style-name="T1">. </text:span><text:span text:style-name="T2">כולגה מספר לך סיפור</text:span><text:span text:style-name="T1">. </text:span><text:span text:style-name="T2">יש את הסיפור</text:span><text:span text:style-name="T1">. </text:span><text:span text:style-name="T2">הסיפור אודיטל</text:span><text:span text:style-name="T1">. </text:span><text:span text:style-name="T2">אפשר לחזור עליו מילה ומילה</text:span><text:span text:style-name="T1">. </text:span><text:span text:style-name="T2">זה הטמלול של הצ</text:span><text:span text:style-name="T1">'</text:span><text:span text:style-name="T2">אט</text:span><text:span text:style-name="T1">. </text:span><text:span text:style-name="T2">הבנתי מה סיפר לי</text:span><text:span text:style-name="T1">. </text:span><text:span text:style-name="T2">לא מעניין</text:span><text:span text:style-name="T1">. </text:span><text:span text:style-name="T2">השני</text:span><text:span text:style-name="T1">.</text:span></text:p>
      <text:p text:style-name="P2"><text:span text:style-name="T2">אני לא מקשיב לסיפור אלא לשוא</text:span><text:span text:style-name="T1">. </text:span><text:span text:style-name="T2">בג השוא</text:span><text:span text:style-name="T1">.</text:span></text:p>
      <text:p text:style-name="P2"><text:span text:style-name="T2">אני לא לא מקשיב לסיפור</text:span><text:span text:style-name="T1">. </text:span><text:span text:style-name="T2">אני מצליח לשים לב לסיפור</text:span><text:span text:style-name="T1">. </text:span><text:span text:style-name="T2">מצליח</text:span><text:span text:style-name="T1">. </text:span><text:span text:style-name="T2">בסדר</text:span><text:span text:style-name="T1">. </text:span><text:span text:style-name="T2">אז זה טוב</text:span><text:span text:style-name="T1">. </text:span><text:span text:style-name="T2">אני שומע את הסיפור אבל מעיק אותי</text:span><text:span text:style-name="T1">. </text:span><text:span text:style-name="T2">גם הדובר מה הוא אמר</text:span><text:span text:style-name="T1">, </text:span><text:span text:style-name="T2">מה הוא שאל</text:span><text:span text:style-name="T1">, </text:span><text:span text:style-name="T2">למה הוא שאל</text:span><text:span text:style-name="T1">?</text:span></text:p>
      <text:p text:style-name="P2"><text:span text:style-name="T2">זה שלוש</text:span><text:span text:style-name="T1">.</text:span></text:p>
      <text:p text:style-name="P2"><text:span text:style-name="T2">השלוש בעיניי זה כבר התשתית</text:span><text:span text:style-name="T1">.</text:span></text:p>
      <text:p text:style-name="P2"><text:span text:style-name="T2">אה</text:span><text:span text:style-name="T1">, </text:span><text:span text:style-name="T2">אוקיי</text:span><text:span text:style-name="T1">.</text:span></text:p>
      <text:p text:style-name="P2"><text:span text:style-name="T2">אוקיי</text:span><text:span text:style-name="T1">.</text:span></text:p>
      <text:p text:style-name="P2"><text:span text:style-name="T2">אמרת תוכן</text:span><text:span text:style-name="T1">, </text:span><text:span text:style-name="T2">השתיים זה הנחה בכלל שיש תודעה שיש שואל</text:span><text:span text:style-name="T1">. </text:span><text:span text:style-name="T2">שלוש</text:span></text:p>
      <text:p text:style-name="P2"><text:span text:style-name="T2">זה מה הוא מספר לי</text:span><text:span text:style-name="T1">.</text:span></text:p>
      <text:p text:style-name="P1">ארבע זה</text:p>
      <text:p text:style-name="P2"><text:span text:style-name="T2">תבנו את זה איך שאתם רוצים</text:span><text:span text:style-name="T1">. </text:span><text:span text:style-name="T2">נו</text:span><text:span text:style-name="T1">, </text:span><text:span text:style-name="T2">תשחקו עם זה</text:span><text:span text:style-name="T1">. </text:span><text:span text:style-name="T2">מה</text:span><text:span text:style-name="T1">? </text:span><text:span text:style-name="T2">שעושה לא</text:span></text:p>
      <text:p text:style-name="P1"><text:soft-page-break/>אחד זה לא רמת הקשבה זה מה שאנחנו עושים שתיים זה להבין שכל פעם שמישהו שואל אותי יש את השאלה ואת השואל לעשות את ההפרדה הזאתי ולהסתקרן כלפי השואל שלוש זה כבר לצייר איזשהיא מפה בתוך הראש מה מסופר לי מה נאמר לי מה מצויר לי למה זה קורה מה מה הולך פהחבר את הנקודות</text:p>
      <text:p text:style-name="P1">חבר את הנקודות בוא אתה יודע מחבר את הנקודות זה כבר אולי כבר פעולה פרואקטיבית יש נקודות</text:p>
      <text:p text:style-name="P1">כן יש נקודות אני רואה ארבע נקודות</text:p>
      <text:p text:style-name="P1">לזהות כן להגיד מה אני שומע מה מה קורה</text:p>
      <text:p text:style-name="P1">כן</text:p>
      <text:p text:style-name="P1">כי</text:p>
      <text:p text:style-name="P1">כי כאילו עולמות מודל תמיד יש כמו נטרה כזאת</text:p>
      <text:p text:style-name="P1">מתרחבצרה</text:p>
      <text:p text:style-name="P1">שוב נועם מד הסביר על המודל אחר כך מה נועם בעצם אומר לנו שלוש למה הוא בוחר להגיד את זה כן על מה הוא צחק למה זה מה שאמרנו אה זה מתחבר לי לעולמות אחרים אם זה מתחבר לעולמות אחרים מה הוא אומר לעצמו</text:p>
      <text:p text:style-name="P1">אני כבר רואה איך אני מביא את זה לעולמות אחרים שלי כל זה מתקיים בתוך השיחה כן וזה מבלבל כל הזמן כי אנחנו כל הזמן ככה אבל הוא שאל את השאלה הוא אמר אמירה אני אומר סבבה אחלה שמעתי ואני שואלת למה הוא אמר את זה ואז כבר עצם זה שיש לי סקרנות כבר מגלה עוד משהו זה נכון מה שאמרתי יופי עכשיו</text:p>
      <text:p text:style-name="P1">ואתה כבר עצית את כל הקישורים</text:p>
      <text:p text:style-name="P1">עכשיו עכשיו תזכרו מה הוא אמר בשבוע שעבר</text:p>
      <text:p text:style-name="P1">זוג</text:p>
      <text:p text:style-name="P1">כן לא אבל למה הוא בא לפה הוא דיבר על זה שהוא בא עולם תוך העולם העסקי שיש את העולם הזה והלחבר בין העולמות</text:p>
      <text:p text:style-name="P1">אז אוקיי אולי אתם לא זוכרים אבל תתרחקו יותר תראו את זה נכון התרגש אבל מהאותנטיות זה הייתה שיחה אחרת</text:p>
      <text:p text:style-name="P1">אוקיי</text:p>
      <text:p text:style-name="P1">קשור</text:p>
      <text:p text:style-name="P2"><text:span text:style-name="T2">טוב מה עוד איך היה לכם היום אז אז אני רוצה שתתעסקו בקשבה חבר</text:span><text:span text:style-name="T1">'</text:span><text:span text:style-name="T2">ה אתם רוצים לתת לזה שמות אחרים </text:span><text:span text:style-name="T1">I do not care less </text:span><text:span text:style-name="T2">אתם רוצים להבין את ה</text:span><text:span text:style-name="T1">1 2 3 </text:span><text:span text:style-name="T2">אחרת לא אכפת לי אני רק רוצה ש שתתרחקו אתם מתחילים להבין את ה</text:span><text:span text:style-name="T1">t</text:span><text:span text:style-name="T2">ש את הרעיון של ההתרחקות זה לא להתרחק</text:span><text:span text:style-name="T1">, </text:span><text:span text:style-name="T2">זה להרחיב את המבט</text:span><text:span text:style-name="T1">, </text:span><text:span text:style-name="T2">לתת לו עוד רבדים</text:span><text:span text:style-name="T1">, </text:span><text:span text:style-name="T2">עוד קומות</text:span><text:span text:style-name="T1">. </text:span><text:span text:style-name="T2">מה הוא אומר</text:span><text:span text:style-name="T1">? </text:span><text:span text:style-name="T2">למה הוא אומר את זה</text:span><text:span text:style-name="T1">? </text:span><text:span text:style-name="T2">כבר שמעתי את זה</text:span><text:span text:style-name="T1">. </text:span><text:span text:style-name="T2">יש פה סיפור</text:span><text:span text:style-name="T1">. </text:span><text:span text:style-name="T2">למה זו השאלה</text:span><text:span text:style-name="T1">? </text:span><text:span text:style-name="T2">מתוך כל מה שאני שמתי</text:span><text:span text:style-name="T1">, </text:span><text:span text:style-name="T2">דווקא את זה הוא שאל</text:span><text:span text:style-name="T1">, </text:span><text:span text:style-name="T2">דווקא על זה הוא העיר</text:span><text:span text:style-name="T1">. </text:span><text:span text:style-name="T2">שאלות הרבה יותר מעניינות</text:span><text:span text:style-name="T1">. </text:span><text:span text:style-name="T2">בסדר</text:span><text:span text:style-name="T1">? </text:span><text:span text:style-name="T2">איך היה לך</text:span><text:span text:style-name="T1">? </text:span><text:span text:style-name="T2">רצית להגיד משהו</text:span><text:span text:style-name="T1">? </text:span><text:span text:style-name="T2">למה</text:span><text:span text:style-name="T1">?</text:span></text:p>
      <text:p text:style-name="P2"><text:span text:style-name="T2">אתם בדק שתר</text:span><text:span text:style-name="T1">.</text:span></text:p>
      <text:p text:style-name="P2"><text:span text:style-name="T2">מה שלומך</text:span><text:span text:style-name="T1">? </text:span><text:span text:style-name="T2">בסדר</text:span><text:span text:style-name="T1">. </text:span><text:span text:style-name="T2">לקוח מר רוצה ספרי לחבריך קשה שעה</text:span></text:p>
      <text:p text:style-name="P1">כן</text:p>
      <text:p text:style-name="P2"><text:span text:style-name="T2">מי אז אני הגעתי לרבדים שהם על ידי גרגול מדיטציה המון שנים כאילו אני מרגישה שזה ממש בנה לי שכבה שלה של ההתנהגות אבל יש פה אבל גדול זה לא מיגר את הריאקטים לגמרי כאילו אני כן מאוד יכולתי לזהות מה שאמרתי הרגשתי את זה על עצמי אבל אני ידעתי שזה לא בא מ מקום של טיפול בראקטים</text:span><text:span text:style-name="T1">, </text:span><text:span text:style-name="T2">אלא פשוט לסגל לעצמי עוד יכולת של לשים לעצמי שמה עוד איזשהו רובד מובח</text:span><text:span text:style-name="T1">. </text:span><text:span text:style-name="T2">אבל זה לא באמת</text:span><text:span text:style-name="T1">. </text:span><text:span text:style-name="T2">כאילו</text:span></text:p>
      <text:p text:style-name="P1">את אומרת שהתרגול הרוחני שלך</text:p>
      <text:p text:style-name="P1"><text:soft-page-break/>לא לא</text:p>
      <text:p text:style-name="P2"><text:span text:style-name="T2">לא דיברת על מדיטציות לא משנה זה מה שתקראתי כי לא היית לי מאוד מאוד ברורה את אומרת תרגול המדיטציות נתן לי למתן את הראקציות אבל הרגשתי שם עוד שם נתן לי עוד לא להיות ראקטיבית</text:span><text:span text:style-name="T1">, </text:span><text:span text:style-name="T2">אבל הראקטיבית הייתה שם אני היה לי עוד ב</text:span></text:p>
      <text:p text:style-name="P1">כן אני אגיד שמהעין שלי הזקנה הזו אני לא פעם רואה מורים שמדברים על החיבור שלהם ואני לא רואה שום דבר חוץ מניתוק אז אני ממש ממש ממש לא נגד מדיטציה אני חושב שזה באמת הכלי כנראה הכי עוצמתי בעולם כשמתרגלים אותו כמו שצריך אבל לעטים אתה רואה בן אדם שאומר לך את זה והוא מנותק אתה לא מ איך אני יודע ש שהוא מנותק אני לא מרגיש אותו זה עוד כלי עבודה שלו</text:p>
      <text:p text:style-name="P1">עוד כלי עוד כלי של האסטרטגיה שלו</text:p>
      <text:p text:style-name="P1">אם אני לא מרגיש את הבן אדם שמולי אז הוא מנותק בעיה</text:p>
      <text:p text:style-name="P1">לא</text:p>
      <text:p text:style-name="P1">לא אמרתי שאני לא מרגישה</text:p>
      <text:p text:style-name="P2"><text:span text:style-name="T2">זה כלי עבודה אם יושב מישהו מספר לי סיפור קורע לב ואני לא מרגיש כלום זה כי הוא מנותק אם אני תמיד מנותק כן</text:span><text:span text:style-name="T1">, </text:span><text:span text:style-name="T2">אבל אם אני יודע להרגיש מישהו</text:span><text:span text:style-name="T1">, </text:span><text:span text:style-name="T2">עכשיו את בא מספרת לי בסוף שבוע ישבתי עם עם חבר מהיחידה</text:span><text:span text:style-name="T1">, </text:span><text:span text:style-name="T2">סיפר לי שהוא בגלל שהוא בפוסטראמה דני יושב כלום אני לא מרגיש כלום אני לא מרגיש כלום אוקיי מנותק</text:span></text:p>
      <text:p text:style-name="P1">מה קורה דבר על זה</text:p>
      <text:p text:style-name="P1">מורכב</text:p>
      <text:p text:style-name="P1">גם בבופור ראית מנותג אבל אז בעצם אז הרגש הוא מנסה לעבוד</text:p>
      <text:p text:style-name="P1">אני אומר שעוד ממעד בהקשבה שלי זה מה אני מרגיש מה שבעצם אמרתי</text:p>
      <text:p text:style-name="P1">ממש ממש זה אתה תראה שאתה הולך לאיבוד מישהו מספר סיפור ואתה הולך לאיבוד אתה אומר למה הלכתי לאיבוד אם זה לא הטבע שלי אם זה לא מה שמאפיין אותי ואני הלכתי לאיבוד אז מה קרה פה למה הלכתי לאיבוד מיכאלה מה את מחליטה לעשות אחרי השיעור הזה במה את יוצאת מפה שונה מפעם קודמת</text:p>
      <text:p text:style-name="P1">בעומקול שמתחץ ואז</text:p>
      <text:p text:style-name="P1">מה את מה בא לך להגיד על האסטרטגיה הזוטג</text:p>
      <text:p text:style-name="P1">לא מגניב יותר שמח מה האופציה כאילו אסטרטגיה אומרת אל תפסיק אותך בבות</text:p>
      <text:p text:style-name="P1">אסטרטגיה פולנית מה את רוצה במקום בקשה להאמין שאני יכולה לשמוע עלושה גם כש</text:p>
      <text:p text:style-name="P2"><text:span text:style-name="T2">להאמין שמה להאמין שמה מה הגיע הזמן שתאמיני שאני חלק אני יכולה באיזשהו שלב כאילו את נוטשת את האמונה הזו אתה אף על הגובה ופתאום את אומרת לא אני לא אז מה את רוצה לעשות כן</text:span><text:span text:style-name="T1">. </text:span><text:span text:style-name="T2">אז מה מרים בעצם את הראש שמפיל אותך</text:span><text:span text:style-name="T1">? </text:span><text:span text:style-name="T2">בוא ניתן לזה שם</text:span><text:span text:style-name="T1">. </text:span><text:span text:style-name="T2">אז איך קוראים לרגש הזה שעולה</text:span><text:span text:style-name="T1">? </text:span><text:span text:style-name="T2">איך יש רגש נחיתות שמרים את שמרי את הראש</text:span><text:span text:style-name="T1">. </text:span><text:span text:style-name="T2">אוקיי אז לראות את זה ולהגיד לא נחיתות ולא נעליים שוב זה לא פתרון אבל אני רק מצייד אותך במשהו בסדר בוא נשמע עוד שניים שלושה קולות מה פה</text:span></text:p>
      <text:p text:style-name="P1">הוא מסכמים כן מה שלומכם ש</text:p>
      <text:p text:style-name="P1">סליחה כן</text:p>
      <text:p text:style-name="P1">בעולם הזה שנים וזה היה מטורף</text:p>
      <text:p text:style-name="P1">לא יכול להיות שאתה בעולם הזה שנים זה פשוט לא מסתדר בן אדם</text:p>
      <text:p text:style-name="P1">כןק אני איתך מהו הומור הומור לא להתיבל זה הומור לסגל יש הומור זה חלק מהקטע פה נו מספיק שנים בערך שכל העולם לא</text:p>
      <text:p text:style-name="P1">בגיל של ראשון את המוח שלי היה כאילו ב תדר אחר של כאילו להסתכל על המציאות וכאילו היה לי מאוד קשה להכיל את זה כשאני מנועל ככה להכיר להכיר בזה ולהכיל בזה וצה כאילו לפתור ולהבין מה מנהל אותי כותרת א ואני מחכה למשחק ממש</text:p>
      <text:p text:style-name="P2"><text:soft-page-break/><text:span text:style-name="T2">כן לאט לאט חבר</text:span><text:span text:style-name="T1">'</text:span><text:span text:style-name="T2">ה בסדר שוב יהיה פער כל הזמן התיאוריה והתרגול הם הם יהיו בפער כל הזמן בסדר יקח זמן עד שאת הדברים האלה נוכל לתרגל אנחנו בונים רגע תשתית כל הזמן יהיה פער לקראת בסוף הקורס הפער הולך מצטמצם אבל אנחנו מאוד מאוד רחוקים משם אוקיי עוד</text:span></text:p>
      <text:p text:style-name="P1">כשאני שמעתי שאתה מדבר על הסי בעצם הזכיר לי שלמדתי על האגו תת מודע שאתה מדבר עליו ממש ממש דומה לי מההבנה שלי של האגו איך הוא שומר עליי ואיך הוא נבל מאוד מאוד צעיר כל התאריך שלו ששם למה זה בעצם הדפוסים שאנחנוזרים</text:p>
      <text:p text:style-name="P1">צלחת את זה יפה</text:p>
      <text:p text:style-name="P1">כל החיים אנחנו לא יוצאים מהלוף הזה אז שברגע שלמים אנחנו בעצם בלו מהמעשים שלנויות שלנו ששמה זה בעצם העבודה שאנחנו נותנים לא יודע אם לצאת מזה אבל לשנות את</text:p>
      <text:p text:style-name="P1">להשפיע על זה</text:p>
      <text:p text:style-name="P1">כן</text:p>
      <text:p text:style-name="P1">זה מאוד מאוד צהצ כן</text:p>
      <text:p text:style-name="P1">אוקיי</text:p>
      <text:p text:style-name="P1">אני רצה פה להגיד שקעתי אותו שי כן</text:p>
      <text:p text:style-name="P1">אני רציתי לשאול א כאילו אצלך אתה אמרת לא מרגישה חלק לא מרגישה יכולת מה הקשר בין הרגשת חוסר חולה גשת אם יש</text:p>
      <text:p text:style-name="P1">תשאל אותה את זה גם וגם זאת אומרת יש גם יש לי את את המקום ש א מסודלות וגמקום שאני לא קשה לי לקחת ח זה נכון אני לא יודעת למה כאילו אמר אבל זה קשה גם גם משפחה שלי אני בתרנית עם הילדות בעלי וזה אני תמיד חייבת כאילו איזשהו מרחק מה קשה לי קשה לי לקחת חלק</text:p>
      <text:p text:style-name="P1">כן אני פשוט מגש קשר בין לא יודע</text:p>
      <text:p text:style-name="P1">אני אני ראיתי אני יותר מראיתי אני הרגשתי קשר</text:p>
      <text:p text:style-name="P1">שהיה חו גם קצת סיפור את זה בסיפור קודם שהיא עברה ממקום למקום ופתאום משהו ברמה היה שונה ואז היא לא הרגישה חלק יכול שזה מהחלק זה היה כואב ואז כל פעם שאני מרגישה חלק אני</text:p>
      <text:p text:style-name="P1">כן ליישה</text:p>
      <text:p text:style-name="P1">שוב לפעמים יש לי או יהיו לכם תחושות</text:p>
      <text:p text:style-name="P2"><text:span text:style-name="T2">אתם תניחו אותם אולי כן אולי לא אנחנו לא נאחזים תמיד יש לנו פעם כשהיה כל קץ</text:span><text:span text:style-name="T1">' </text:span><text:span text:style-name="T2">לא יודע אם אתה זוכר תמיד יש לנו רגל אחת על הקלאץ</text:span><text:span text:style-name="T1">' </text:span><text:span text:style-name="T2">אפשר לעשות רוורס אנחנו לא נאחזים לא בשאלות ולא ברעיונות שלנו זה גם משהו של הבשלה שמת רעיון וואלה התלמיד או המטופל עודף עודף</text:span></text:p>
      <text:p text:style-name="P1">מה שחשוב להגיד זה שאנחנו לא אנחנו לומדים איזה רעיונות לשים טל לא סתם שם רעיונות לפני הזמן לצורך העניין או כל מיני ניחושים אלא רק שהוא מרגיש משהו ממש בסדר אנחנו בדרך כלל לא נרצה לשים למטופל דברים בפה כי אז הוא מיד מנחס אותם לעצמו והוא לא עושה חקירה בוא נלמד על העיטוי או מתי אני כן שם ומתי אני לא שם</text:p>
      <text:p text:style-name="P1">עוד מישהו</text:p>
      <text:p text:style-name="P1">את אני את לא רואה שאני מסתכל עלייך ככה אני מסתכל למעלה יותר</text:p>
      <text:p text:style-name="P1">באמת כן מאל מאיה לי מי</text:p>
      <text:p text:style-name="P1">רחלי</text:p>
      <text:p text:style-name="P1">חליודר</text:p>
      <text:p text:style-name="P1">וואו סיכום מעולה</text:p>
      <text:p text:style-name="P2"><text:span text:style-name="T2">לו טוב</text:span><text:span text:style-name="T1">,</text:span></text:p>
      <text:p text:style-name="P2"><text:soft-page-break/><text:span text:style-name="T2">טוב</text:span><text:span text:style-name="T1">, </text:span><text:span text:style-name="T2">ההקשבה לתרגל בסדר לראות לראות אפילו אפילו לכתוב קצת דברים שאתם שמים עליהם לב ניפגש פה בשבוע הבא בבקשה אלה שיחו להגיע בזמן אני ממש רוצה לייצר לנו איזה רספט זה לא היה תרגע</text:span></text:p>
      <text:p text:style-name="P1">רספקטמי לא היו פה הרבה שירים</text:p>
      <text:p text:style-name="P1">תודה רבה להתראות</text:p>
      <text:p text:style-name="P4"/>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style:font-face style:name="rem" svg:font-family="rem, 'Google Sans Text', 'Google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1T01:04:56.108174700</meta:creation-date>
    <dc:date>2025-11-11T01:20:56.087912400</dc:date>
    <meta:editing-duration>PT16M</meta:editing-duration>
    <meta:editing-cycles>1</meta:editing-cycles>
    <meta:document-statistic meta:table-count="0" meta:image-count="0" meta:object-count="0" meta:page-count="45" meta:paragraph-count="923" meta:word-count="21918" meta:character-count="105659" meta:non-whitespace-character-count="84664"/>
    <meta:generator>LibreOffice/25.8.2.2$Windows_X86_64 LibreOffice_project/d401f2107ccab8f924a8e2df40f573aab7605b6f</meta:generator>
  </office:meta>
</office:document-meta>
</file>